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7.952cm"/>
    </style:style>
    <style:style style:name="co2" style:family="table-column">
      <style:table-column-properties fo:break-before="auto" style:column-width="7.243cm"/>
    </style:style>
    <style:style style:name="co3" style:family="table-column">
      <style:table-column-properties fo:break-before="auto" style:column-width="7.788cm"/>
    </style:style>
    <style:style style:name="co4" style:family="table-column">
      <style:table-column-properties fo:break-before="auto" style:column-width="3.64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955cm"/>
    </style:style>
    <style:style style:name="co7" style:family="table-column">
      <style:table-column-properties fo:break-before="auto" style:column-width="8.087cm"/>
    </style:style>
    <style:style style:name="co8" style:family="table-column">
      <style:table-column-properties fo:break-before="auto" style:column-width="8.578cm"/>
    </style:style>
    <style:style style:name="co9" style:family="table-column">
      <style:table-column-properties fo:break-before="auto" style:column-width="7.407cm"/>
    </style:style>
    <style:style style:name="co10" style:family="table-column">
      <style:table-column-properties fo:break-before="auto" style:column-width="5.609cm"/>
    </style:style>
    <style:style style:name="co11" style:family="table-column">
      <style:table-column-properties fo:break-before="auto" style:column-width="7.978cm"/>
    </style:style>
    <style:style style:name="co12" style:family="table-column">
      <style:table-column-properties fo:break-before="auto" style:column-width="6.073cm"/>
    </style:style>
    <style:style style:name="co13" style:family="table-column">
      <style:table-column-properties fo:break-before="auto" style:column-width="7.433cm"/>
    </style:style>
    <style:style style:name="co14" style:family="table-column">
      <style:table-column-properties fo:break-before="auto" style:column-width="7.461cm"/>
    </style:style>
    <style:style style:name="co15" style:family="table-column">
      <style:table-column-properties fo:break-before="auto" style:column-width="10.349cm"/>
    </style:style>
    <style:style style:name="co16" style:family="table-column">
      <style:table-column-properties fo:break-before="auto" style:column-width="8.169cm"/>
    </style:style>
    <style:style style:name="co17" style:family="table-column">
      <style:table-column-properties fo:break-before="auto" style:column-width="9.232cm"/>
    </style:style>
    <style:style style:name="co18" style:family="table-column">
      <style:table-column-properties fo:break-before="auto" style:column-width="5.745cm"/>
    </style:style>
    <style:style style:name="co19" style:family="table-column">
      <style:table-column-properties fo:break-before="auto" style:column-width="6.754cm"/>
    </style:style>
    <style:style style:name="co20" style:family="table-column">
      <style:table-column-properties fo:break-before="auto" style:column-width="6.235cm"/>
    </style:style>
    <style:style style:name="co21" style:family="table-column">
      <style:table-column-properties fo:break-before="auto" style:column-width="8.414cm"/>
    </style:style>
    <style:style style:name="co22" style:family="table-column">
      <style:table-column-properties fo:break-before="auto" style:column-width="9.694cm"/>
    </style:style>
    <style:style style:name="co23" style:family="table-column">
      <style:table-column-properties fo:break-before="auto" style:column-width="7.026cm"/>
    </style:style>
    <style:style style:name="co24" style:family="table-column">
      <style:table-column-properties fo:break-before="auto" style:column-width="8.604cm"/>
    </style:style>
    <style:style style:name="co25" style:family="table-column">
      <style:table-column-properties fo:break-before="auto" style:column-width="6.154cm"/>
    </style:style>
    <style:style style:name="co26" style:family="table-column">
      <style:table-column-properties fo:break-before="auto" style:column-width="7.325cm"/>
    </style:style>
    <style:style style:name="co27" style:family="table-column">
      <style:table-column-properties fo:break-before="auto" style:column-width="9.911cm"/>
    </style:style>
    <style:style style:name="co28" style:family="table-column">
      <style:table-column-properties fo:break-before="auto" style:column-width="9.585cm"/>
    </style:style>
    <style:style style:name="co29" style:family="table-column">
      <style:table-column-properties fo:break-before="auto" style:column-width="5.909cm"/>
    </style:style>
    <style:style style:name="co30" style:family="table-column">
      <style:table-column-properties fo:break-before="auto" style:column-width="6.371cm"/>
    </style:style>
    <style:style style:name="co31" style:family="table-column">
      <style:table-column-properties fo:break-before="auto" style:column-width="7.652cm"/>
    </style:style>
    <style:style style:name="co32" style:family="table-column">
      <style:table-column-properties fo:break-before="auto" style:column-width="3.976cm"/>
    </style:style>
    <style:style style:name="co33" style:family="table-column">
      <style:table-column-properties fo:break-before="auto" style:column-width="7.597cm"/>
    </style:style>
    <style:style style:name="co34" style:family="table-column">
      <style:table-column-properties fo:break-before="auto" style:column-width="7.625cm"/>
    </style:style>
    <style:style style:name="co35" style:family="table-column">
      <style:table-column-properties fo:break-before="auto" style:column-width="8.333cm"/>
    </style:style>
    <style:style style:name="co36" style:family="table-column">
      <style:table-column-properties fo:break-before="auto" style:column-width="6.807cm"/>
    </style:style>
    <style:style style:name="co37" style:family="table-column">
      <style:table-column-properties fo:break-before="auto" style:column-width="9.504cm"/>
    </style:style>
    <style:style style:name="co38" style:family="table-column">
      <style:table-column-properties fo:break-before="auto" style:column-width="6.971cm"/>
    </style:style>
    <style:style style:name="co39" style:family="table-column">
      <style:table-column-properties fo:break-before="auto" style:column-width="7.19cm"/>
    </style:style>
    <style:style style:name="co40" style:family="table-column">
      <style:table-column-properties fo:break-before="auto" style:column-width="8.278cm"/>
    </style:style>
    <style:style style:name="co41" style:family="table-column">
      <style:table-column-properties fo:break-before="auto" style:column-width="10.375cm"/>
    </style:style>
    <style:style style:name="co42" style:family="table-column">
      <style:table-column-properties fo:break-before="auto" style:column-width="6.509cm"/>
    </style:style>
    <style:style style:name="co43" style:family="table-column">
      <style:table-column-properties fo:break-before="auto" style:column-width="9.394cm"/>
    </style:style>
    <style:style style:name="co44" style:family="table-column">
      <style:table-column-properties fo:break-before="auto" style:column-width="9.368cm"/>
    </style:style>
    <style:style style:name="co45" style:family="table-column">
      <style:table-column-properties fo:break-before="auto" style:column-width="8.795cm"/>
    </style:style>
    <style:style style:name="co46" style:family="table-column">
      <style:table-column-properties fo:break-before="auto" style:column-width="6.562cm"/>
    </style:style>
    <style:style style:name="co47" style:family="table-column">
      <style:table-column-properties fo:break-before="auto" style:column-width="9.013cm"/>
    </style:style>
    <style:style style:name="co48" style:family="table-column">
      <style:table-column-properties fo:break-before="auto" style:column-width="7.052cm"/>
    </style:style>
    <style:style style:name="co49" style:family="table-column">
      <style:table-column-properties fo:break-before="auto" style:column-width="7.706cm"/>
    </style:style>
    <style:style style:name="co50" style:family="table-column">
      <style:table-column-properties fo:break-before="auto" style:column-width="7.135cm"/>
    </style:style>
    <style:style style:name="co51" style:family="table-column">
      <style:table-column-properties fo:break-before="auto" style:column-width="5.554cm"/>
    </style:style>
    <style:style style:name="co52" style:family="table-column">
      <style:table-column-properties fo:break-before="auto" style:column-width="7.571cm"/>
    </style:style>
    <style:style style:name="co53" style:family="table-column">
      <style:table-column-properties fo:break-before="auto" style:column-width="8.114cm"/>
    </style:style>
    <style:style style:name="co54" style:family="table-column">
      <style:table-column-properties fo:break-before="auto" style:column-width="7.216cm"/>
    </style:style>
    <style:style style:name="co55" style:family="table-column">
      <style:table-column-properties fo:break-before="auto" style:column-width="8.551cm"/>
    </style:style>
    <style:style style:name="co56" style:family="table-column">
      <style:table-column-properties fo:break-before="auto" style:column-width="7.542cm"/>
    </style:style>
    <style:style style:name="co57" style:family="table-column">
      <style:table-column-properties fo:break-before="auto" style:column-width="7.161cm"/>
    </style:style>
    <style:style style:name="co58" style:family="table-column">
      <style:table-column-properties fo:break-before="auto" style:column-width="5.473cm"/>
    </style:style>
    <style:style style:name="co59" style:family="table-column">
      <style:table-column-properties fo:break-before="auto" style:column-width="5.636cm"/>
    </style:style>
    <style:style style:name="co60" style:family="table-column">
      <style:table-column-properties fo:break-before="auto" style:column-width="6.916cm"/>
    </style:style>
    <style:style style:name="co61" style:family="table-column">
      <style:table-column-properties fo:break-before="auto" style:column-width="6.78cm"/>
    </style:style>
    <style:style style:name="co62" style:family="table-column">
      <style:table-column-properties fo:break-before="auto" style:column-width="5.719cm"/>
    </style:style>
    <style:style style:name="co63" style:family="table-column">
      <style:table-column-properties fo:break-before="auto" style:column-width="6.264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5" table:number-columns-repeated="1016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 列目　左から１５番目のブロック　削除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5875" calcext:value-type="float">
            <text:p>5875</text:p>
          </table:table-cell>
          <table:table-cell office:value-type="float" office:value="1" calcext:value-type="float">
            <text:p>1</text:p>
          </table:table-cell>
          <table:table-cell table:formula="of:=[.F4]+[.F3]+[.F38]/3" office:value-type="float" office:value="13291.6666666667" calcext:value-type="float">
            <text:p>13291.6666666667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5875" calcext:value-type="float">
            <text:p>5875</text:p>
          </table:table-cell>
          <table:table-cell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250" calcext:value-type="float">
            <text:p>52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全体の評価関数の平均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875" calcext:value-type="float">
            <text:p>5875</text:p>
          </table:table-cell>
          <table:table-cell office:value-type="float" office:value="4" calcext:value-type="float">
            <text:p>4</text:p>
          </table:table-cell>
          <table:table-cell table:formula="of:=AVERAGE([.F2:.F101])" office:value-type="float" office:value="5731.25" calcext:value-type="float">
            <text:p>5731.25</text:p>
          </table:table-cell>
          <table:table-cell table:number-columns-repeated="1016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5875" calcext:value-type="float">
            <text:p>5875</text:p>
          </table:table-cell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5875" calcext:value-type="float">
            <text:p>587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5875" calcext:value-type="float">
            <text:p>5875</text:p>
          </table:table-cell>
          <table:table-cell office:value-type="float" office:value="7" calcext:value-type="float">
            <text:p>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5875" calcext:value-type="float">
            <text:p>5875</text:p>
          </table:table-cell>
          <table:table-cell office:value-type="float" office:value="8" calcext:value-type="float">
            <text:p>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5875" calcext:value-type="float">
            <text:p>5875</text:p>
          </table:table-cell>
          <table:table-cell office:value-type="float" office:value="9" calcext:value-type="float">
            <text:p>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5875" calcext:value-type="float">
            <text:p>5875</text:p>
          </table:table-cell>
          <table:table-cell office:value-type="float" office:value="10" calcext:value-type="float">
            <text:p>1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5875" calcext:value-type="float">
            <text:p>5875</text:p>
          </table:table-cell>
          <table:table-cell office:value-type="float" office:value="11" calcext:value-type="float">
            <text:p>1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875" calcext:value-type="float">
            <text:p>5875</text:p>
          </table:table-cell>
          <table:table-cell office:value-type="float" office:value="12" calcext:value-type="float">
            <text:p>1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5875" calcext:value-type="float">
            <text:p>5875</text:p>
          </table:table-cell>
          <table:table-cell office:value-type="float" office:value="13" calcext:value-type="float">
            <text:p>1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5250" calcext:value-type="float">
            <text:p>5250</text:p>
          </table:table-cell>
          <table:table-cell office:value-type="float" office:value="14" calcext:value-type="float">
            <text:p>1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5875" calcext:value-type="float">
            <text:p>5875</text:p>
          </table:table-cell>
          <table:table-cell office:value-type="float" office:value="15" calcext:value-type="float">
            <text:p>1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5875" calcext:value-type="float">
            <text:p>5875</text:p>
          </table:table-cell>
          <table:table-cell office:value-type="float" office:value="16" calcext:value-type="float">
            <text:p>1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5250" calcext:value-type="float">
            <text:p>5250</text:p>
          </table:table-cell>
          <table:table-cell office:value-type="float" office:value="17" calcext:value-type="float">
            <text:p>1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5875" calcext:value-type="float">
            <text:p>5875</text:p>
          </table:table-cell>
          <table:table-cell office:value-type="float" office:value="18" calcext:value-type="float">
            <text:p>1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5875" calcext:value-type="float">
            <text:p>5875</text:p>
          </table:table-cell>
          <table:table-cell office:value-type="float" office:value="19" calcext:value-type="float">
            <text:p>1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5875" calcext:value-type="float">
            <text:p>5875</text:p>
          </table:table-cell>
          <table:table-cell office:value-type="float" office:value="20" calcext:value-type="float">
            <text:p>2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5250" calcext:value-type="float">
            <text:p>5250</text:p>
          </table:table-cell>
          <table:table-cell office:value-type="float" office:value="21" calcext:value-type="float">
            <text:p>2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5875" calcext:value-type="float">
            <text:p>5875</text:p>
          </table:table-cell>
          <table:table-cell office:value-type="float" office:value="22" calcext:value-type="float">
            <text:p>2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5875" calcext:value-type="float">
            <text:p>5875</text:p>
          </table:table-cell>
          <table:table-cell office:value-type="float" office:value="23" calcext:value-type="float">
            <text:p>2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5875" calcext:value-type="float">
            <text:p>5875</text:p>
          </table:table-cell>
          <table:table-cell office:value-type="float" office:value="24" calcext:value-type="float">
            <text:p>2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5875" calcext:value-type="float">
            <text:p>5875</text:p>
          </table:table-cell>
          <table:table-cell office:value-type="float" office:value="25" calcext:value-type="float">
            <text:p>2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5250" calcext:value-type="float">
            <text:p>5250</text:p>
          </table:table-cell>
          <table:table-cell office:value-type="float" office:value="26" calcext:value-type="float">
            <text:p>2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5875" calcext:value-type="float">
            <text:p>5875</text:p>
          </table:table-cell>
          <table:table-cell office:value-type="float" office:value="27" calcext:value-type="float">
            <text:p>2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5875" calcext:value-type="float">
            <text:p>5875</text:p>
          </table:table-cell>
          <table:table-cell office:value-type="float" office:value="28" calcext:value-type="float">
            <text:p>2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5875" calcext:value-type="float">
            <text:p>5875</text:p>
          </table:table-cell>
          <table:table-cell office:value-type="float" office:value="29" calcext:value-type="float">
            <text:p>2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5875" calcext:value-type="float">
            <text:p>5875</text:p>
          </table:table-cell>
          <table:table-cell office:value-type="float" office:value="30" calcext:value-type="float">
            <text:p>3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5875" calcext:value-type="float">
            <text:p>5875</text:p>
          </table:table-cell>
          <table:table-cell office:value-type="float" office:value="31" calcext:value-type="float">
            <text:p>3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5875" calcext:value-type="float">
            <text:p>5875</text:p>
          </table:table-cell>
          <table:table-cell office:value-type="float" office:value="32" calcext:value-type="float">
            <text:p>3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5250" calcext:value-type="float">
            <text:p>5250</text:p>
          </table:table-cell>
          <table:table-cell office:value-type="float" office:value="33" calcext:value-type="float">
            <text:p>3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5875" calcext:value-type="float">
            <text:p>5875</text:p>
          </table:table-cell>
          <table:table-cell office:value-type="float" office:value="34" calcext:value-type="float">
            <text:p>3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5875" calcext:value-type="float">
            <text:p>5875</text:p>
          </table:table-cell>
          <table:table-cell office:value-type="float" office:value="35" calcext:value-type="float">
            <text:p>3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5250" calcext:value-type="float">
            <text:p>5250</text:p>
          </table:table-cell>
          <table:table-cell office:value-type="float" office:value="36" calcext:value-type="float">
            <text:p>3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6500" calcext:value-type="float">
            <text:p>6500</text:p>
          </table:table-cell>
          <table:table-cell office:value-type="float" office:value="37" calcext:value-type="float">
            <text:p>3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5875" calcext:value-type="float">
            <text:p>5875</text:p>
          </table:table-cell>
          <table:table-cell office:value-type="float" office:value="38" calcext:value-type="float">
            <text:p>3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5875" calcext:value-type="float">
            <text:p>5875</text:p>
          </table:table-cell>
          <table:table-cell office:value-type="float" office:value="39" calcext:value-type="float">
            <text:p>3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5875" calcext:value-type="float">
            <text:p>5875</text:p>
          </table:table-cell>
          <table:table-cell office:value-type="float" office:value="40" calcext:value-type="float">
            <text:p>4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5875" calcext:value-type="float">
            <text:p>5875</text:p>
          </table:table-cell>
          <table:table-cell office:value-type="float" office:value="41" calcext:value-type="float">
            <text:p>4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5875" calcext:value-type="float">
            <text:p>5875</text:p>
          </table:table-cell>
          <table:table-cell office:value-type="float" office:value="42" calcext:value-type="float">
            <text:p>4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5875" calcext:value-type="float">
            <text:p>5875</text:p>
          </table:table-cell>
          <table:table-cell office:value-type="float" office:value="43" calcext:value-type="float">
            <text:p>4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5875" calcext:value-type="float">
            <text:p>5875</text:p>
          </table:table-cell>
          <table:table-cell office:value-type="float" office:value="44" calcext:value-type="float">
            <text:p>4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5875" calcext:value-type="float">
            <text:p>5875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5875" calcext:value-type="float">
            <text:p>5875</text:p>
          </table:table-cell>
          <table:table-cell office:value-type="float" office:value="46" calcext:value-type="float">
            <text:p>4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5250" calcext:value-type="float">
            <text:p>5250</text:p>
          </table:table-cell>
          <table:table-cell office:value-type="float" office:value="47" calcext:value-type="float">
            <text:p>4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5875" calcext:value-type="float">
            <text:p>5875</text:p>
          </table:table-cell>
          <table:table-cell office:value-type="float" office:value="48" calcext:value-type="float">
            <text:p>4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5875" calcext:value-type="float">
            <text:p>5875</text:p>
          </table:table-cell>
          <table:table-cell office:value-type="float" office:value="49" calcext:value-type="float">
            <text:p>4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5875" calcext:value-type="float">
            <text:p>5875</text:p>
          </table:table-cell>
          <table:table-cell office:value-type="float" office:value="50" calcext:value-type="float">
            <text:p>5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5875" calcext:value-type="float">
            <text:p>5875</text:p>
          </table:table-cell>
          <table:table-cell office:value-type="float" office:value="51" calcext:value-type="float">
            <text:p>5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5250" calcext:value-type="float">
            <text:p>5250</text:p>
          </table:table-cell>
          <table:table-cell office:value-type="float" office:value="52" calcext:value-type="float">
            <text:p>5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5875" calcext:value-type="float">
            <text:p>5875</text:p>
          </table:table-cell>
          <table:table-cell office:value-type="float" office:value="53" calcext:value-type="float">
            <text:p>5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5250" calcext:value-type="float">
            <text:p>5250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5875" calcext:value-type="float">
            <text:p>5875</text:p>
          </table:table-cell>
          <table:table-cell office:value-type="float" office:value="55" calcext:value-type="float">
            <text:p>5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5875" calcext:value-type="float">
            <text:p>5875</text:p>
          </table:table-cell>
          <table:table-cell office:value-type="float" office:value="56" calcext:value-type="float">
            <text:p>5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5875" calcext:value-type="float">
            <text:p>5875</text:p>
          </table:table-cell>
          <table:table-cell office:value-type="float" office:value="57" calcext:value-type="float">
            <text:p>5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5875" calcext:value-type="float">
            <text:p>5875</text:p>
          </table:table-cell>
          <table:table-cell office:value-type="float" office:value="58" calcext:value-type="float">
            <text:p>5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6500" calcext:value-type="float">
            <text:p>6500</text:p>
          </table:table-cell>
          <table:table-cell office:value-type="float" office:value="59" calcext:value-type="float">
            <text:p>5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5875" calcext:value-type="float">
            <text:p>5875</text:p>
          </table:table-cell>
          <table:table-cell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5250" calcext:value-type="float">
            <text:p>5250</text:p>
          </table:table-cell>
          <table:table-cell office:value-type="float" office:value="61" calcext:value-type="float">
            <text:p>6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5250" calcext:value-type="float">
            <text:p>5250</text:p>
          </table:table-cell>
          <table:table-cell office:value-type="float" office:value="62" calcext:value-type="float">
            <text:p>6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5250" calcext:value-type="float">
            <text:p>5250</text:p>
          </table:table-cell>
          <table:table-cell office:value-type="float" office:value="63" calcext:value-type="float">
            <text:p>6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5875" calcext:value-type="float">
            <text:p>5875</text:p>
          </table:table-cell>
          <table:table-cell office:value-type="float" office:value="64" calcext:value-type="float">
            <text:p>6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5250" calcext:value-type="float">
            <text:p>5250</text:p>
          </table:table-cell>
          <table:table-cell office:value-type="float" office:value="65" calcext:value-type="float">
            <text:p>6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5875" calcext:value-type="float">
            <text:p>5875</text:p>
          </table:table-cell>
          <table:table-cell office:value-type="float" office:value="66" calcext:value-type="float">
            <text:p>6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5875" calcext:value-type="float">
            <text:p>5875</text:p>
          </table:table-cell>
          <table:table-cell office:value-type="float" office:value="67" calcext:value-type="float">
            <text:p>6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5875" calcext:value-type="float">
            <text:p>5875</text:p>
          </table:table-cell>
          <table:table-cell office:value-type="float" office:value="68" calcext:value-type="float">
            <text:p>6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875" calcext:value-type="float">
            <text:p>5875</text:p>
          </table:table-cell>
          <table:table-cell office:value-type="float" office:value="69" calcext:value-type="float">
            <text:p>6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5875" calcext:value-type="float">
            <text:p>5875</text:p>
          </table:table-cell>
          <table:table-cell office:value-type="float" office:value="70" calcext:value-type="float">
            <text:p>7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6500" calcext:value-type="float">
            <text:p>6500</text:p>
          </table:table-cell>
          <table:table-cell office:value-type="float" office:value="71" calcext:value-type="float">
            <text:p>7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5875" calcext:value-type="float">
            <text:p>5875</text:p>
          </table:table-cell>
          <table:table-cell office:value-type="float" office:value="72" calcext:value-type="float">
            <text:p>7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5250" calcext:value-type="float">
            <text:p>5250</text:p>
          </table:table-cell>
          <table:table-cell office:value-type="float" office:value="73" calcext:value-type="float">
            <text:p>7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5875" calcext:value-type="float">
            <text:p>5875</text:p>
          </table:table-cell>
          <table:table-cell office:value-type="float" office:value="74" calcext:value-type="float">
            <text:p>7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250" calcext:value-type="float">
            <text:p>5250</text:p>
          </table:table-cell>
          <table:table-cell office:value-type="float" office:value="75" calcext:value-type="float">
            <text:p>7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875" calcext:value-type="float">
            <text:p>5875</text:p>
          </table:table-cell>
          <table:table-cell office:value-type="float" office:value="76" calcext:value-type="float">
            <text:p>7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5875" calcext:value-type="float">
            <text:p>5875</text:p>
          </table:table-cell>
          <table:table-cell office:value-type="float" office:value="77" calcext:value-type="float">
            <text:p>7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5875" calcext:value-type="float">
            <text:p>5875</text:p>
          </table:table-cell>
          <table:table-cell office:value-type="float" office:value="78" calcext:value-type="float">
            <text:p>7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5875" calcext:value-type="float">
            <text:p>5875</text:p>
          </table:table-cell>
          <table:table-cell office:value-type="float" office:value="79" calcext:value-type="float">
            <text:p>7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5250" calcext:value-type="float">
            <text:p>5250</text:p>
          </table:table-cell>
          <table:table-cell office:value-type="float" office:value="80" calcext:value-type="float">
            <text:p>8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5875" calcext:value-type="float">
            <text:p>5875</text:p>
          </table:table-cell>
          <table:table-cell office:value-type="float" office:value="81" calcext:value-type="float">
            <text:p>8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5875" calcext:value-type="float">
            <text:p>5875</text:p>
          </table:table-cell>
          <table:table-cell office:value-type="float" office:value="82" calcext:value-type="float">
            <text:p>8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5875" calcext:value-type="float">
            <text:p>5875</text:p>
          </table:table-cell>
          <table:table-cell office:value-type="float" office:value="83" calcext:value-type="float">
            <text:p>8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5875" calcext:value-type="float">
            <text:p>5875</text:p>
          </table:table-cell>
          <table:table-cell office:value-type="float" office:value="84" calcext:value-type="float">
            <text:p>8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5250" calcext:value-type="float">
            <text:p>5250</text:p>
          </table:table-cell>
          <table:table-cell office:value-type="float" office:value="85" calcext:value-type="float">
            <text:p>8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5875" calcext:value-type="float">
            <text:p>5875</text:p>
          </table:table-cell>
          <table:table-cell office:value-type="float" office:value="86" calcext:value-type="float">
            <text:p>8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5250" calcext:value-type="float">
            <text:p>5250</text:p>
          </table:table-cell>
          <table:table-cell office:value-type="float" office:value="87" calcext:value-type="float">
            <text:p>8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5250" calcext:value-type="float">
            <text:p>5250</text:p>
          </table:table-cell>
          <table:table-cell office:value-type="float" office:value="88" calcext:value-type="float">
            <text:p>8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5250" calcext:value-type="float">
            <text:p>5250</text:p>
          </table:table-cell>
          <table:table-cell office:value-type="float" office:value="89" calcext:value-type="float">
            <text:p>8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5250" calcext:value-type="float">
            <text:p>5250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250" calcext:value-type="float">
            <text:p>5250</text:p>
          </table:table-cell>
          <table:table-cell office:value-type="float" office:value="91" calcext:value-type="float">
            <text:p>91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5875" calcext:value-type="float">
            <text:p>5875</text:p>
          </table:table-cell>
          <table:table-cell office:value-type="float" office:value="92" calcext:value-type="float">
            <text:p>92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5250" calcext:value-type="float">
            <text:p>5250</text:p>
          </table:table-cell>
          <table:table-cell office:value-type="float" office:value="93" calcext:value-type="float">
            <text:p>93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5875" calcext:value-type="float">
            <text:p>5875</text:p>
          </table:table-cell>
          <table:table-cell office:value-type="float" office:value="94" calcext:value-type="float">
            <text:p>94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5875" calcext:value-type="float">
            <text:p>5875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5250" calcext:value-type="float">
            <text:p>5250</text:p>
          </table:table-cell>
          <table:table-cell office:value-type="float" office:value="96" calcext:value-type="float">
            <text:p>96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5875" calcext:value-type="float">
            <text:p>5875</text:p>
          </table:table-cell>
          <table:table-cell office:value-type="float" office:value="97" calcext:value-type="float">
            <text:p>97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5875" calcext:value-type="float">
            <text:p>5875</text:p>
          </table:table-cell>
          <table:table-cell office:value-type="float" office:value="98" calcext:value-type="float">
            <text:p>98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5250" calcext:value-type="float">
            <text:p>5250</text:p>
          </table:table-cell>
          <table:table-cell office:value-type="float" office:value="99" calcext:value-type="float">
            <text:p>99</text:p>
          </table:table-cell>
          <table:table-cell table:number-columns-repeated="1017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7" calcext:value-type="float">
            <text:p>47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5875" calcext:value-type="float">
            <text:p>5875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5" table:number-columns-repeated="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5" table:number-columns-repeated="4" table:default-cell-style-name="ce1"/>
        <table:table-column table:style-name="co14" table:default-cell-style-name="ce1"/>
        <table:table-column table:style-name="co5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5" table:number-columns-repeated="4" table:default-cell-style-name="ce1"/>
        <table:table-column table:style-name="co18" table:default-cell-style-name="ce1"/>
        <table:table-column table:style-name="co5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number-columns-repeated="4" table:default-cell-style-name="ce1"/>
        <table:table-column table:style-name="co22" table:default-cell-style-name="ce1"/>
        <table:table-column table:style-name="co5" table:number-columns-repeated="990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formula="of:=[.F2]+[.F3]+[.F4]/3" office:value-type="float" office:value="13541.6666666667" calcext:value-type="float">
            <text:p>13541.666666666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]*[.M2]" office:value-type="float" office:value="5750" calcext:value-type="float">
            <text:p>5750</text:p>
          </table:table-cell>
          <table:table-cell office:value-type="float" office:value="1" calcext:value-type="float">
            <text:p>1</text:p>
          </table:table-cell>
          <table:table-cell table:formula="of:=[.N2]+[.N3]+[.N15]/3" office:value-type="float" office:value="12916.6666666667" calcext:value-type="float">
            <text:p>12916.666666666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2]*[.V2]"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2]*[.AE2]" office:value-type="float" office:value="5250" calcext:value-type="float">
            <text:p>5250</text:p>
          </table:table-cell>
          <table:table-cell office:value-type="float" office:value="1" calcext:value-type="float">
            <text:p>1</text:p>
          </table:table-cell>
          <table:table-cell table:formula="of:=[.AF4]+[.AF3]+[.AF7]/3" office:value-type="float" office:value="12291.6666666667" calcext:value-type="float">
            <text:p>12291.6666666667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6 列目　左から１6番目のブロック　削除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6250" calcext:value-type="float">
            <text:p>6250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6 列目　左から１4番目のブロック　削除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]*[.M3]"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6 列目　左から１3番目のブロック　削除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]*[.V3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W2]+[.W3]+[.W4]+[.W12]/4" office:value-type="float" office:value="16750" calcext:value-type="float">
            <text:p>16750</text:p>
          </table:table-cell>
          <table:table-cell/>
          <table:table-cell office:value-type="string" calcext:value-type="string">
            <text:p>6 列目　左から１2番目のブロック　削除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]*[.AE3]" office:value-type="float" office:value="5250" calcext:value-type="float">
            <text:p>5250</text:p>
          </table:table-cell>
          <table:table-cell office:value-type="float" office:value="2" calcext:value-type="float">
            <text:p>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375" calcext:value-type="float">
            <text:p>53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全体の評価関数の平均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]*[.M4]" office:value-type="float" office:value="5750" calcext:value-type="float">
            <text:p>57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4]*[.V4]" office:value-type="float" office:value="4750" calcext:value-type="float">
            <text:p>475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]*[.AE4]" office:value-type="float" office:value="4875" calcext:value-type="float">
            <text:p>48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全体の評価関数の平均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table:formula="of:=AVERAGE([.F2:.F101])" office:value-type="float" office:value="6030" calcext:value-type="float">
            <text:p>603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]*[.M5]" office:value-type="float" office:value="5000" calcext:value-type="float">
            <text:p>5000</text:p>
          </table:table-cell>
          <table:table-cell office:value-type="float" office:value="4" calcext:value-type="float">
            <text:p>4</text:p>
          </table:table-cell>
          <table:table-cell table:formula="of:=AVEDEV([.N2:.N101])" office:value-type="float" office:value="361.8" calcext:value-type="float">
            <text:p>361.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]*[.V5]" office:value-type="float" office:value="5500" calcext:value-type="float">
            <text:p>55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5]*[.AE5]" office:value-type="float" office:value="5250" calcext:value-type="float">
            <text:p>5250</text:p>
          </table:table-cell>
          <table:table-cell office:value-type="float" office:value="4" calcext:value-type="float">
            <text:p>4</text:p>
          </table:table-cell>
          <table:table-cell table:formula="of:=AVERAGE([.AF2:.AF101])" office:value-type="float" office:value="5197.5" calcext:value-type="float">
            <text:p>5197.5</text:p>
          </table:table-cell>
          <table:table-cell table:number-columns-repeated="990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6250" calcext:value-type="float">
            <text:p>625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]*[.M6]" office:value-type="float" office:value="5750" calcext:value-type="float">
            <text:p>575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]*[.V6]"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table:formula="of:=[.W2:.W101]" office:value-type="float" office:value="5500" calcext:value-type="float">
            <text:p>550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]*[.AE6]" office:value-type="float" office:value="4875" calcext:value-type="float">
            <text:p>4875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6250" calcext:value-type="float">
            <text:p>625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]*[.M7]"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7]*[.V7]" office:value-type="float" office:value="4750" calcext:value-type="float">
            <text:p>475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7]*[.AE7]" office:value-type="float" office:value="6500" calcext:value-type="float">
            <text:p>6500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6250" calcext:value-type="float">
            <text:p>625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]*[.M8]" office:value-type="float" office:value="5000" calcext:value-type="float">
            <text:p>50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8]*[.V8]" office:value-type="float" office:value="4750" calcext:value-type="float">
            <text:p>47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8]*[.AE8]" office:value-type="float" office:value="5250" calcext:value-type="float">
            <text:p>5250</text:p>
          </table:table-cell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6250" calcext:value-type="float">
            <text:p>625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]*[.M9]" office:value-type="float" office:value="5750" calcext:value-type="float">
            <text:p>57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]*[.V9]"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9]*[.AE9]" office:value-type="float" office:value="5250" calcext:value-type="float">
            <text:p>5250</text:p>
          </table:table-cell>
          <table:table-cell office:value-type="float" office:value="8" calcext:value-type="float">
            <text:p>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6250" calcext:value-type="float">
            <text:p>625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10]*[.M10]"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10]*[.V10]" office:value-type="float" office:value="4750" calcext:value-type="float">
            <text:p>475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0]*[.AE10]" office:value-type="float" office:value="5250" calcext:value-type="float">
            <text:p>5250</text:p>
          </table:table-cell>
          <table:table-cell office:value-type="float" office:value="9" calcext:value-type="float">
            <text:p>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250" calcext:value-type="float">
            <text:p>625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1]*[.M11]" office:value-type="float" office:value="5750" calcext:value-type="float">
            <text:p>57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11]*[.V11]" office:value-type="float" office:value="4875" calcext:value-type="float">
            <text:p>4875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1]*[.AE11]" office:value-type="float" office:value="5250" calcext:value-type="float">
            <text:p>5250</text:p>
          </table:table-cell>
          <table:table-cell office:value-type="float" office:value="10" calcext:value-type="float">
            <text:p>1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6250" calcext:value-type="float">
            <text:p>625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2]*[.M12]" office:value-type="float" office:value="5750" calcext:value-type="float">
            <text:p>575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U12]*[.V12]" office:value-type="float" office:value="6500" calcext:value-type="float">
            <text:p>65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12]*[.AE12]" office:value-type="float" office:value="6500" calcext:value-type="float">
            <text:p>6500</text:p>
          </table:table-cell>
          <table:table-cell office:value-type="float" office:value="11" calcext:value-type="float">
            <text:p>1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3]*[.M13]" office:value-type="float" office:value="5750" calcext:value-type="float">
            <text:p>575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13]*[.V13]" office:value-type="float" office:value="4750" calcext:value-type="float">
            <text:p>475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13]*[.AE13]" office:value-type="float" office:value="4875" calcext:value-type="float">
            <text:p>4875</text:p>
          </table:table-cell>
          <table:table-cell office:value-type="float" office:value="12" calcext:value-type="float">
            <text:p>1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5375" calcext:value-type="float">
            <text:p>537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4]*[.M14]" office:value-type="float" office:value="5750" calcext:value-type="float">
            <text:p>575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14]*[.V14]" office:value-type="float" office:value="4875" calcext:value-type="float">
            <text:p>4875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4]*[.AE14]" office:value-type="float" office:value="5250" calcext:value-type="float">
            <text:p>5250</text:p>
          </table:table-cell>
          <table:table-cell office:value-type="float" office:value="13" calcext:value-type="float">
            <text:p>1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6250" calcext:value-type="float">
            <text:p>625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L15]*[.M15]" office:value-type="float" office:value="6500" calcext:value-type="float">
            <text:p>65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5]*[.V15]" office:value-type="float" office:value="5500" calcext:value-type="float">
            <text:p>55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5]*[.AE15]" office:value-type="float" office:value="5250" calcext:value-type="float">
            <text:p>5250</text:p>
          </table:table-cell>
          <table:table-cell office:value-type="float" office:value="14" calcext:value-type="float">
            <text:p>1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5500" calcext:value-type="float">
            <text:p>550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6]*[.M16]" office:value-type="float" office:value="5750" calcext:value-type="float">
            <text:p>57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6]*[.V16]" office:value-type="float" office:value="5500" calcext:value-type="float">
            <text:p>550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6]*[.AE16]" office:value-type="float" office:value="5250" calcext:value-type="float">
            <text:p>5250</text:p>
          </table:table-cell>
          <table:table-cell office:value-type="float" office:value="15" calcext:value-type="float">
            <text:p>1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6250" calcext:value-type="float">
            <text:p>625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17]*[.M17]"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7]*[.V17]"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7]*[.AE17]" office:value-type="float" office:value="5250" calcext:value-type="float">
            <text:p>5250</text:p>
          </table:table-cell>
          <table:table-cell office:value-type="float" office:value="16" calcext:value-type="float">
            <text:p>1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6125" calcext:value-type="float">
            <text:p>61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8]*[.M18]" office:value-type="float" office:value="5750" calcext:value-type="float">
            <text:p>57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8]*[.V18]" office:value-type="float" office:value="5500" calcext:value-type="float">
            <text:p>55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8]*[.AE18]" office:value-type="float" office:value="5250" calcext:value-type="float">
            <text:p>5250</text:p>
          </table:table-cell>
          <table:table-cell office:value-type="float" office:value="17" calcext:value-type="float">
            <text:p>1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6125" calcext:value-type="float">
            <text:p>612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9]*[.M19]" office:value-type="float" office:value="5750" calcext:value-type="float">
            <text:p>575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19]*[.V19]" office:value-type="float" office:value="4875" calcext:value-type="float">
            <text:p>487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19]*[.AE19]" office:value-type="float" office:value="4875" calcext:value-type="float">
            <text:p>4875</text:p>
          </table:table-cell>
          <table:table-cell office:value-type="float" office:value="18" calcext:value-type="float">
            <text:p>1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5500" calcext:value-type="float">
            <text:p>550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20]*[.M20]" office:value-type="float" office:value="5000" calcext:value-type="float">
            <text:p>50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20]*[.V20]" office:value-type="float" office:value="4750" calcext:value-type="float">
            <text:p>475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0]*[.AE20]" office:value-type="float" office:value="4875" calcext:value-type="float">
            <text:p>4875</text:p>
          </table:table-cell>
          <table:table-cell office:value-type="float" office:value="19" calcext:value-type="float">
            <text:p>1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6250" calcext:value-type="float">
            <text:p>625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21]*[.M21]"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1]*[.V21]" office:value-type="float" office:value="5500" calcext:value-type="float">
            <text:p>55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1]*[.AE21]" office:value-type="float" office:value="4875" calcext:value-type="float">
            <text:p>4875</text:p>
          </table:table-cell>
          <table:table-cell office:value-type="float" office:value="20" calcext:value-type="float">
            <text:p>2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250" calcext:value-type="float">
            <text:p>625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22]*[.M22]"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2]*[.V22]" office:value-type="float" office:value="5500" calcext:value-type="float">
            <text:p>55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22]*[.AE22]" office:value-type="float" office:value="5250" calcext:value-type="float">
            <text:p>5250</text:p>
          </table:table-cell>
          <table:table-cell office:value-type="float" office:value="21" calcext:value-type="float">
            <text:p>2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6250" calcext:value-type="float">
            <text:p>625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3]*[.M23]" office:value-type="float" office:value="5750" calcext:value-type="float">
            <text:p>575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23]*[.V23]" office:value-type="float" office:value="4875" calcext:value-type="float">
            <text:p>487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3]*[.AE23]" office:value-type="float" office:value="4875" calcext:value-type="float">
            <text:p>4875</text:p>
          </table:table-cell>
          <table:table-cell office:value-type="float" office:value="22" calcext:value-type="float">
            <text:p>2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4]*[.M24]" office:value-type="float" office:value="5750" calcext:value-type="float">
            <text:p>57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4]*[.V24]" office:value-type="float" office:value="5500" calcext:value-type="float">
            <text:p>55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4]*[.AE24]" office:value-type="float" office:value="4875" calcext:value-type="float">
            <text:p>4875</text:p>
          </table:table-cell>
          <table:table-cell office:value-type="float" office:value="23" calcext:value-type="float">
            <text:p>2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6250" calcext:value-type="float">
            <text:p>625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5]*[.M25]" office:value-type="float" office:value="5750" calcext:value-type="float">
            <text:p>575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25]*[.V25]" office:value-type="float" office:value="4750" calcext:value-type="float">
            <text:p>475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5]*[.AE25]" office:value-type="float" office:value="4875" calcext:value-type="float">
            <text:p>4875</text:p>
          </table:table-cell>
          <table:table-cell office:value-type="float" office:value="24" calcext:value-type="float">
            <text:p>2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6250" calcext:value-type="float">
            <text:p>625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6]*[.M26]" office:value-type="float" office:value="5750" calcext:value-type="float">
            <text:p>575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6]*[.V26]" office:value-type="float" office:value="5500" calcext:value-type="float">
            <text:p>55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26]*[.AE26]" office:value-type="float" office:value="5250" calcext:value-type="float">
            <text:p>5250</text:p>
          </table:table-cell>
          <table:table-cell office:value-type="float" office:value="25" calcext:value-type="float">
            <text:p>2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6250" calcext:value-type="float">
            <text:p>625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7]*[.M27]" office:value-type="float" office:value="5750" calcext:value-type="float">
            <text:p>57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7]*[.V27]" office:value-type="float" office:value="5500" calcext:value-type="float">
            <text:p>550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27]*[.AE27]" office:value-type="float" office:value="4875" calcext:value-type="float">
            <text:p>4875</text:p>
          </table:table-cell>
          <table:table-cell office:value-type="float" office:value="26" calcext:value-type="float">
            <text:p>2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6250" calcext:value-type="float">
            <text:p>625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L28]*[.M28]" office:value-type="float" office:value="6500" calcext:value-type="float">
            <text:p>65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28]*[.V28]" office:value-type="float" office:value="5500" calcext:value-type="float">
            <text:p>55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28]*[.AE28]" office:value-type="float" office:value="5250" calcext:value-type="float">
            <text:p>5250</text:p>
          </table:table-cell>
          <table:table-cell office:value-type="float" office:value="27" calcext:value-type="float">
            <text:p>2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6250" calcext:value-type="float">
            <text:p>625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29]*[.M29]" office:value-type="float" office:value="5750" calcext:value-type="float">
            <text:p>575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29]*[.V29]" office:value-type="float" office:value="4875" calcext:value-type="float">
            <text:p>4875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29]*[.AE29]" office:value-type="float" office:value="5250" calcext:value-type="float">
            <text:p>5250</text:p>
          </table:table-cell>
          <table:table-cell office:value-type="float" office:value="28" calcext:value-type="float">
            <text:p>2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6250" calcext:value-type="float">
            <text:p>625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0]*[.M30]" office:value-type="float" office:value="5750" calcext:value-type="float">
            <text:p>57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0]*[.V30]" office:value-type="float" office:value="5500" calcext:value-type="float">
            <text:p>55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0]*[.AE30]" office:value-type="float" office:value="5250" calcext:value-type="float">
            <text:p>5250</text:p>
          </table:table-cell>
          <table:table-cell office:value-type="float" office:value="29" calcext:value-type="float">
            <text:p>2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6250" calcext:value-type="float">
            <text:p>625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1]*[.M31]" office:value-type="float" office:value="5750" calcext:value-type="float">
            <text:p>57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31]*[.V31]" office:value-type="float" office:value="4750" calcext:value-type="float">
            <text:p>47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1]*[.AE31]" office:value-type="float" office:value="5250" calcext:value-type="float">
            <text:p>5250</text:p>
          </table:table-cell>
          <table:table-cell office:value-type="float" office:value="30" calcext:value-type="float">
            <text:p>3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5500" calcext:value-type="float">
            <text:p>5500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2]*[.M32]" office:value-type="float" office:value="5000" calcext:value-type="float">
            <text:p>50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2]*[.V32]" office:value-type="float" office:value="5500" calcext:value-type="float">
            <text:p>55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32]*[.AE32]" office:value-type="float" office:value="6500" calcext:value-type="float">
            <text:p>6500</text:p>
          </table:table-cell>
          <table:table-cell office:value-type="float" office:value="31" calcext:value-type="float">
            <text:p>3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6250" calcext:value-type="float">
            <text:p>6250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3]*[.M33]" office:value-type="float" office:value="5750" calcext:value-type="float">
            <text:p>575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3]*[.V33]" office:value-type="float" office:value="5500" calcext:value-type="float">
            <text:p>55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3]*[.AE33]" office:value-type="float" office:value="5250" calcext:value-type="float">
            <text:p>5250</text:p>
          </table:table-cell>
          <table:table-cell office:value-type="float" office:value="32" calcext:value-type="float">
            <text:p>3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5500" calcext:value-type="float">
            <text:p>5500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4]*[.M34]" office:value-type="float" office:value="5000" calcext:value-type="float">
            <text:p>50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34]*[.V34]" office:value-type="float" office:value="4750" calcext:value-type="float">
            <text:p>475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34]*[.AE34]" office:value-type="float" office:value="4875" calcext:value-type="float">
            <text:p>4875</text:p>
          </table:table-cell>
          <table:table-cell office:value-type="float" office:value="33" calcext:value-type="float">
            <text:p>3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5]*[.M35]" office:value-type="float" office:value="5750" calcext:value-type="float">
            <text:p>575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5]*[.V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5]*[.AE35]" office:value-type="float" office:value="5250" calcext:value-type="float">
            <text:p>5250</text:p>
          </table:table-cell>
          <table:table-cell office:value-type="float" office:value="34" calcext:value-type="float">
            <text:p>3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5500" calcext:value-type="float">
            <text:p>550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6]*[.M36]"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36]*[.V36]" office:value-type="float" office:value="4750" calcext:value-type="float">
            <text:p>475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36]*[.AE36]" office:value-type="float" office:value="4875" calcext:value-type="float">
            <text:p>4875</text:p>
          </table:table-cell>
          <table:table-cell office:value-type="float" office:value="35" calcext:value-type="float">
            <text:p>3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5500" calcext:value-type="float">
            <text:p>550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37]*[.M37]" office:value-type="float" office:value="5750" calcext:value-type="float">
            <text:p>575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37]*[.V37]" office:value-type="float" office:value="4875" calcext:value-type="float">
            <text:p>4875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7]*[.AE37]" office:value-type="float" office:value="5250" calcext:value-type="float">
            <text:p>5250</text:p>
          </table:table-cell>
          <table:table-cell office:value-type="float" office:value="36" calcext:value-type="float">
            <text:p>3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6250" calcext:value-type="float">
            <text:p>625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8]*[.M38]"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38]*[.V38]" office:value-type="float" office:value="5500" calcext:value-type="float">
            <text:p>55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38]*[.AE38]" office:value-type="float" office:value="5250" calcext:value-type="float">
            <text:p>5250</text:p>
          </table:table-cell>
          <table:table-cell office:value-type="float" office:value="37" calcext:value-type="float">
            <text:p>3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6250" calcext:value-type="float">
            <text:p>6250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39]*[.M39]" office:value-type="float" office:value="5000" calcext:value-type="float">
            <text:p>50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39]*[.V39]" office:value-type="float" office:value="4875" calcext:value-type="float">
            <text:p>4875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39]*[.AE39]" office:value-type="float" office:value="4875" calcext:value-type="float">
            <text:p>4875</text:p>
          </table:table-cell>
          <table:table-cell office:value-type="float" office:value="38" calcext:value-type="float">
            <text:p>3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6250" calcext:value-type="float">
            <text:p>625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40]*[.M40]" office:value-type="float" office:value="5000" calcext:value-type="float">
            <text:p>5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40]*[.V40]" office:value-type="float" office:value="4750" calcext:value-type="float">
            <text:p>475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40]*[.AE40]" office:value-type="float" office:value="5250" calcext:value-type="float">
            <text:p>5250</text:p>
          </table:table-cell>
          <table:table-cell office:value-type="float" office:value="39" calcext:value-type="float">
            <text:p>3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6250" calcext:value-type="float">
            <text:p>6250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41]*[.M41]"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1]*[.V41]"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41]*[.AE41]" office:value-type="float" office:value="5250" calcext:value-type="float">
            <text:p>5250</text:p>
          </table:table-cell>
          <table:table-cell office:value-type="float" office:value="40" calcext:value-type="float">
            <text:p>4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6250" calcext:value-type="float">
            <text:p>62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2]*[.M42]" office:value-type="float" office:value="5750" calcext:value-type="float">
            <text:p>57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42]*[.V42]" office:value-type="float" office:value="4750" calcext:value-type="float">
            <text:p>47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2]*[.AE42]" office:value-type="float" office:value="4875" calcext:value-type="float">
            <text:p>4875</text:p>
          </table:table-cell>
          <table:table-cell office:value-type="float" office:value="41" calcext:value-type="float">
            <text:p>4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5500" calcext:value-type="float">
            <text:p>5500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3]*[.M43]" office:value-type="float" office:value="5750" calcext:value-type="float">
            <text:p>575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3]*[.V43]" office:value-type="float" office:value="5500" calcext:value-type="float">
            <text:p>55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3]*[.AE43]" office:value-type="float" office:value="4875" calcext:value-type="float">
            <text:p>4875</text:p>
          </table:table-cell>
          <table:table-cell office:value-type="float" office:value="42" calcext:value-type="float">
            <text:p>4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5500" calcext:value-type="float">
            <text:p>5500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44]*[.M44]"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4]*[.V44]" office:value-type="float" office:value="5500" calcext:value-type="float">
            <text:p>55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44]*[.AE44]" office:value-type="float" office:value="5250" calcext:value-type="float">
            <text:p>5250</text:p>
          </table:table-cell>
          <table:table-cell office:value-type="float" office:value="43" calcext:value-type="float">
            <text:p>4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6250" calcext:value-type="float">
            <text:p>6250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L45]*[.M45]" office:value-type="float" office:value="6500" calcext:value-type="float">
            <text:p>6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5]*[.V45]" office:value-type="float" office:value="5500" calcext:value-type="float">
            <text:p>5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45]*[.AE45]" office:value-type="float" office:value="5250" calcext:value-type="float">
            <text:p>5250</text:p>
          </table:table-cell>
          <table:table-cell office:value-type="float" office:value="44" calcext:value-type="float">
            <text:p>4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250" calcext:value-type="float">
            <text:p>625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6]*[.M46]" office:value-type="float" office:value="5750" calcext:value-type="float">
            <text:p>575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6]*[.V46]" office:value-type="float" office:value="5500" calcext:value-type="float">
            <text:p>55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6]*[.AE46]" office:value-type="float" office:value="4875" calcext:value-type="float">
            <text:p>4875</text:p>
          </table:table-cell>
          <table:table-cell office:value-type="float" office:value="45" calcext:value-type="float">
            <text:p>4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6250" calcext:value-type="float">
            <text:p>6250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7]*[.M47]" office:value-type="float" office:value="5750" calcext:value-type="float">
            <text:p>57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47]*[.V47]" office:value-type="float" office:value="4750" calcext:value-type="float">
            <text:p>47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47]*[.AE47]" office:value-type="float" office:value="4875" calcext:value-type="float">
            <text:p>4875</text:p>
          </table:table-cell>
          <table:table-cell office:value-type="float" office:value="46" calcext:value-type="float">
            <text:p>4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6250" calcext:value-type="float">
            <text:p>6250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8]*[.M48]" office:value-type="float" office:value="5750" calcext:value-type="float">
            <text:p>575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48]*[.V48]" office:value-type="float" office:value="5500" calcext:value-type="float">
            <text:p>55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48]*[.AE48]" office:value-type="float" office:value="6500" calcext:value-type="float">
            <text:p>6500</text:p>
          </table:table-cell>
          <table:table-cell office:value-type="float" office:value="47" calcext:value-type="float">
            <text:p>4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5375" calcext:value-type="float">
            <text:p>5375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49]*[.M49]" office:value-type="float" office:value="5750" calcext:value-type="float">
            <text:p>575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U49]*[.V49]" office:value-type="float" office:value="6500" calcext:value-type="float">
            <text:p>65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49]*[.AE49]" office:value-type="float" office:value="5250" calcext:value-type="float">
            <text:p>5250</text:p>
          </table:table-cell>
          <table:table-cell office:value-type="float" office:value="48" calcext:value-type="float">
            <text:p>4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6250" calcext:value-type="float">
            <text:p>6250</text:p>
          </table:table-cell>
          <table:table-cell office:value-type="float" office:value="49" calcext:value-type="float">
            <text:p>4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0]*[.M50]" office:value-type="float" office:value="5750" calcext:value-type="float">
            <text:p>57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0]*[.V50]" office:value-type="float" office:value="5500" calcext:value-type="float">
            <text:p>55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0]*[.AE50]" office:value-type="float" office:value="4875" calcext:value-type="float">
            <text:p>4875</text:p>
          </table:table-cell>
          <table:table-cell office:value-type="float" office:value="49" calcext:value-type="float">
            <text:p>4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1]*[.M51]" office:value-type="float" office:value="5000" calcext:value-type="float">
            <text:p>5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1]*[.V51]"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51]*[.AE51]" office:value-type="float" office:value="5250" calcext:value-type="float">
            <text:p>5250</text:p>
          </table:table-cell>
          <table:table-cell office:value-type="float" office:value="50" calcext:value-type="float">
            <text:p>5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6250" calcext:value-type="float">
            <text:p>6250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2]*[.M52]" office:value-type="float" office:value="5750" calcext:value-type="float">
            <text:p>57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2]*[.V52]" office:value-type="float" office:value="5500" calcext:value-type="float">
            <text:p>550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2]*[.AE52]" office:value-type="float" office:value="4875" calcext:value-type="float">
            <text:p>4875</text:p>
          </table:table-cell>
          <table:table-cell office:value-type="float" office:value="51" calcext:value-type="float">
            <text:p>5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6250" calcext:value-type="float">
            <text:p>625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3]*[.M53]" office:value-type="float" office:value="5000" calcext:value-type="float">
            <text:p>50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3]*[.V53]" office:value-type="float" office:value="5500" calcext:value-type="float">
            <text:p>55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3]*[.AE53]" office:value-type="float" office:value="4875" calcext:value-type="float">
            <text:p>4875</text:p>
          </table:table-cell>
          <table:table-cell office:value-type="float" office:value="52" calcext:value-type="float">
            <text:p>5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6250" calcext:value-type="float">
            <text:p>6250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4]*[.M54]" office:value-type="float" office:value="5750" calcext:value-type="float">
            <text:p>57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54]*[.V54]" office:value-type="float" office:value="4750" calcext:value-type="float">
            <text:p>47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4]*[.AE54]" office:value-type="float" office:value="4875" calcext:value-type="float">
            <text:p>4875</text:p>
          </table:table-cell>
          <table:table-cell office:value-type="float" office:value="53" calcext:value-type="float">
            <text:p>5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6250" calcext:value-type="float">
            <text:p>6250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5]*[.M55]" office:value-type="float" office:value="5750" calcext:value-type="float">
            <text:p>575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5]*[.V55]" office:value-type="float" office:value="5500" calcext:value-type="float">
            <text:p>55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5]*[.AE55]" office:value-type="float" office:value="4875" calcext:value-type="float">
            <text:p>4875</text:p>
          </table:table-cell>
          <table:table-cell office:value-type="float" office:value="54" calcext:value-type="float">
            <text:p>5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6250" calcext:value-type="float">
            <text:p>6250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6]*[.M56]"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6]*[.V56]" office:value-type="float" office:value="5500" calcext:value-type="float">
            <text:p>55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56]*[.AE56]" office:value-type="float" office:value="5250" calcext:value-type="float">
            <text:p>5250</text:p>
          </table:table-cell>
          <table:table-cell office:value-type="float" office:value="55" calcext:value-type="float">
            <text:p>5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6250" calcext:value-type="float">
            <text:p>6250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7]*[.M57]" office:value-type="float" office:value="5000" calcext:value-type="float">
            <text:p>50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57]*[.V57]" office:value-type="float" office:value="4875" calcext:value-type="float">
            <text:p>4875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57]*[.AE57]" office:value-type="float" office:value="4875" calcext:value-type="float">
            <text:p>4875</text:p>
          </table:table-cell>
          <table:table-cell office:value-type="float" office:value="56" calcext:value-type="float">
            <text:p>5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5375" calcext:value-type="float">
            <text:p>5375</text:p>
          </table:table-cell>
          <table:table-cell office:value-type="float" office:value="57" calcext:value-type="float">
            <text:p>5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58]*[.M58]" office:value-type="float" office:value="5000" calcext:value-type="float">
            <text:p>50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58]*[.V58]" office:value-type="float" office:value="4750" calcext:value-type="float">
            <text:p>475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58]*[.AE58]" office:value-type="float" office:value="5250" calcext:value-type="float">
            <text:p>5250</text:p>
          </table:table-cell>
          <table:table-cell office:value-type="float" office:value="57" calcext:value-type="float">
            <text:p>5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6250" calcext:value-type="float">
            <text:p>6250</text:p>
          </table:table-cell>
          <table:table-cell office:value-type="float" office:value="58" calcext:value-type="float">
            <text:p>5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59]*[.M59]" office:value-type="float" office:value="5750" calcext:value-type="float">
            <text:p>575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59]*[.V59]" office:value-type="float" office:value="5500" calcext:value-type="float">
            <text:p>55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59]*[.AE59]" office:value-type="float" office:value="6500" calcext:value-type="float">
            <text:p>6500</text:p>
          </table:table-cell>
          <table:table-cell office:value-type="float" office:value="58" calcext:value-type="float">
            <text:p>5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6250" calcext:value-type="float">
            <text:p>6250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0]*[.M60]" office:value-type="float" office:value="5750" calcext:value-type="float">
            <text:p>575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0]*[.V60]" office:value-type="float" office:value="5500" calcext:value-type="float">
            <text:p>550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60]*[.AE60]" office:value-type="float" office:value="5250" calcext:value-type="float">
            <text:p>5250</text:p>
          </table:table-cell>
          <table:table-cell office:value-type="float" office:value="59" calcext:value-type="float">
            <text:p>5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6250" calcext:value-type="float">
            <text:p>6250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61]*[.M61]" office:value-type="float" office:value="5000" calcext:value-type="float">
            <text:p>50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1]*[.V61]" office:value-type="float" office:value="5500" calcext:value-type="float">
            <text:p>55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1]*[.AE61]" office:value-type="float" office:value="4875" calcext:value-type="float">
            <text:p>4875</text:p>
          </table:table-cell>
          <table:table-cell office:value-type="float" office:value="60" calcext:value-type="float">
            <text:p>6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6250" calcext:value-type="float">
            <text:p>6250</text:p>
          </table:table-cell>
          <table:table-cell office:value-type="float" office:value="61" calcext:value-type="float">
            <text:p>6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2]*[.M62]" office:value-type="float" office:value="5750" calcext:value-type="float">
            <text:p>575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2]*[.V62]" office:value-type="float" office:value="5500" calcext:value-type="float">
            <text:p>55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62]*[.AE62]" office:value-type="float" office:value="5250" calcext:value-type="float">
            <text:p>5250</text:p>
          </table:table-cell>
          <table:table-cell office:value-type="float" office:value="61" calcext:value-type="float">
            <text:p>6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5500" calcext:value-type="float">
            <text:p>5500</text:p>
          </table:table-cell>
          <table:table-cell office:value-type="float" office:value="62" calcext:value-type="float">
            <text:p>6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3]*[.M63]" office:value-type="float" office:value="5750" calcext:value-type="float">
            <text:p>575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63]*[.V63]" office:value-type="float" office:value="4750" calcext:value-type="float">
            <text:p>475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63]*[.AE63]" office:value-type="float" office:value="5250" calcext:value-type="float">
            <text:p>5250</text:p>
          </table:table-cell>
          <table:table-cell office:value-type="float" office:value="62" calcext:value-type="float">
            <text:p>6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6250" calcext:value-type="float">
            <text:p>6250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4]*[.M64]" office:value-type="float" office:value="5750" calcext:value-type="float">
            <text:p>575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64]*[.V64]" office:value-type="float" office:value="4875" calcext:value-type="float">
            <text:p>4875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64]*[.AE64]" office:value-type="float" office:value="5250" calcext:value-type="float">
            <text:p>5250</text:p>
          </table:table-cell>
          <table:table-cell office:value-type="float" office:value="63" calcext:value-type="float">
            <text:p>6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5500" calcext:value-type="float">
            <text:p>550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5]*[.M65]" office:value-type="float" office:value="5750" calcext:value-type="float">
            <text:p>575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5]*[.V65]" office:value-type="float" office:value="5500" calcext:value-type="float">
            <text:p>55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65]*[.AE65]" office:value-type="float" office:value="5250" calcext:value-type="float">
            <text:p>5250</text:p>
          </table:table-cell>
          <table:table-cell office:value-type="float" office:value="64" calcext:value-type="float">
            <text:p>6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6250" calcext:value-type="float">
            <text:p>6250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66]*[.M66]" office:value-type="float" office:value="5000" calcext:value-type="float">
            <text:p>500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6]*[.V66]" office:value-type="float" office:value="5500" calcext:value-type="float">
            <text:p>550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6]*[.AE66]" office:value-type="float" office:value="4875" calcext:value-type="float">
            <text:p>4875</text:p>
          </table:table-cell>
          <table:table-cell office:value-type="float" office:value="65" calcext:value-type="float">
            <text:p>6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6250" calcext:value-type="float">
            <text:p>6250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7]*[.M67]" office:value-type="float" office:value="5750" calcext:value-type="float">
            <text:p>575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67]*[.V67]" office:value-type="float" office:value="4750" calcext:value-type="float">
            <text:p>475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7]*[.AE67]" office:value-type="float" office:value="4875" calcext:value-type="float">
            <text:p>4875</text:p>
          </table:table-cell>
          <table:table-cell office:value-type="float" office:value="66" calcext:value-type="float">
            <text:p>6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6250" calcext:value-type="float">
            <text:p>6250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8]*[.M68]" office:value-type="float" office:value="5750" calcext:value-type="float">
            <text:p>575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68]*[.V68]" office:value-type="float" office:value="4875" calcext:value-type="float">
            <text:p>4875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8]*[.AE68]" office:value-type="float" office:value="4875" calcext:value-type="float">
            <text:p>4875</text:p>
          </table:table-cell>
          <table:table-cell office:value-type="float" office:value="67" calcext:value-type="float">
            <text:p>6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6250" calcext:value-type="float">
            <text:p>6250</text:p>
          </table:table-cell>
          <table:table-cell office:value-type="float" office:value="68" calcext:value-type="float">
            <text:p>6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69]*[.M69]" office:value-type="float" office:value="5750" calcext:value-type="float">
            <text:p>575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69]*[.V69]" office:value-type="float" office:value="5500" calcext:value-type="float">
            <text:p>550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69]*[.AE69]" office:value-type="float" office:value="4875" calcext:value-type="float">
            <text:p>4875</text:p>
          </table:table-cell>
          <table:table-cell office:value-type="float" office:value="68" calcext:value-type="float">
            <text:p>6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0]*[.M70]" office:value-type="float" office:value="5000" calcext:value-type="float">
            <text:p>500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70]*[.V70]"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0]*[.AE70]" office:value-type="float" office:value="4875" calcext:value-type="float">
            <text:p>4875</text:p>
          </table:table-cell>
          <table:table-cell office:value-type="float" office:value="69" calcext:value-type="float">
            <text:p>6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6250" calcext:value-type="float">
            <text:p>6250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1]*[.M71]"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1]*[.V71]" office:value-type="float" office:value="4875" calcext:value-type="float">
            <text:p>487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1]*[.AE71]" office:value-type="float" office:value="4875" calcext:value-type="float">
            <text:p>4875</text:p>
          </table:table-cell>
          <table:table-cell office:value-type="float" office:value="70" calcext:value-type="float">
            <text:p>7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6250" calcext:value-type="float">
            <text:p>6250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2]*[.M72]" office:value-type="float" office:value="5750" calcext:value-type="float">
            <text:p>57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2]*[.V72]" office:value-type="float" office:value="4875" calcext:value-type="float">
            <text:p>4875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72]*[.AE72]" office:value-type="float" office:value="5250" calcext:value-type="float">
            <text:p>5250</text:p>
          </table:table-cell>
          <table:table-cell office:value-type="float" office:value="71" calcext:value-type="float">
            <text:p>7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6250" calcext:value-type="float">
            <text:p>625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3]*[.M73]" office:value-type="float" office:value="5750" calcext:value-type="float">
            <text:p>575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3]*[.V73]" office:value-type="float" office:value="4875" calcext:value-type="float">
            <text:p>4875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73]*[.AE73]" office:value-type="float" office:value="5250" calcext:value-type="float">
            <text:p>5250</text:p>
          </table:table-cell>
          <table:table-cell office:value-type="float" office:value="72" calcext:value-type="float">
            <text:p>7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5375" calcext:value-type="float">
            <text:p>5375</text:p>
          </table:table-cell>
          <table:table-cell office:value-type="float" office:value="73" calcext:value-type="float">
            <text:p>7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4]*[.M74]" office:value-type="float" office:value="5750" calcext:value-type="float">
            <text:p>575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74]*[.V74]" office:value-type="float" office:value="5500" calcext:value-type="float">
            <text:p>550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74]*[.AE74]" office:value-type="float" office:value="6500" calcext:value-type="float">
            <text:p>6500</text:p>
          </table:table-cell>
          <table:table-cell office:value-type="float" office:value="73" calcext:value-type="float">
            <text:p>7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6250" calcext:value-type="float">
            <text:p>6250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5]*[.M75]" office:value-type="float" office:value="5750" calcext:value-type="float">
            <text:p>575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5]*[.V75]" office:value-type="float" office:value="4875" calcext:value-type="float">
            <text:p>4875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5]*[.AE75]" office:value-type="float" office:value="4875" calcext:value-type="float">
            <text:p>4875</text:p>
          </table:table-cell>
          <table:table-cell office:value-type="float" office:value="74" calcext:value-type="float">
            <text:p>7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500" calcext:value-type="float">
            <text:p>5500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76]*[.M76]"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76]*[.V76]" office:value-type="float" office:value="4750" calcext:value-type="float">
            <text:p>47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76]*[.AE76]" office:value-type="float" office:value="5250" calcext:value-type="float">
            <text:p>5250</text:p>
          </table:table-cell>
          <table:table-cell office:value-type="float" office:value="75" calcext:value-type="float">
            <text:p>7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500" calcext:value-type="float">
            <text:p>5500</text:p>
          </table:table-cell>
          <table:table-cell office:value-type="float" office:value="76" calcext:value-type="float">
            <text:p>7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7]*[.M77]" office:value-type="float" office:value="5750" calcext:value-type="float">
            <text:p>57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77]*[.V77]" office:value-type="float" office:value="5500" calcext:value-type="float">
            <text:p>550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77]*[.AE77]" office:value-type="float" office:value="5250" calcext:value-type="float">
            <text:p>5250</text:p>
          </table:table-cell>
          <table:table-cell office:value-type="float" office:value="76" calcext:value-type="float">
            <text:p>7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250" calcext:value-type="float">
            <text:p>6250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8]*[.M78]" office:value-type="float" office:value="5750" calcext:value-type="float">
            <text:p>575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78]*[.V78]" office:value-type="float" office:value="4875" calcext:value-type="float">
            <text:p>4875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8]*[.AE78]" office:value-type="float" office:value="4875" calcext:value-type="float">
            <text:p>4875</text:p>
          </table:table-cell>
          <table:table-cell office:value-type="float" office:value="77" calcext:value-type="float">
            <text:p>7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6250" calcext:value-type="float">
            <text:p>625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79]*[.M79]" office:value-type="float" office:value="5750" calcext:value-type="float">
            <text:p>575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79]*[.V79]" office:value-type="float" office:value="5500" calcext:value-type="float">
            <text:p>55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79]*[.AE79]" office:value-type="float" office:value="4875" calcext:value-type="float">
            <text:p>4875</text:p>
          </table:table-cell>
          <table:table-cell office:value-type="float" office:value="78" calcext:value-type="float">
            <text:p>7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6250" calcext:value-type="float">
            <text:p>625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0]*[.M80]"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80]*[.V80]" office:value-type="float" office:value="4750" calcext:value-type="float">
            <text:p>475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0]*[.AE80]" office:value-type="float" office:value="4875" calcext:value-type="float">
            <text:p>4875</text:p>
          </table:table-cell>
          <table:table-cell office:value-type="float" office:value="79" calcext:value-type="float">
            <text:p>7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6250" calcext:value-type="float">
            <text:p>625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1]*[.M81]"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81]*[.V81]" office:value-type="float" office:value="5500" calcext:value-type="float">
            <text:p>55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81]*[.AE81]" office:value-type="float" office:value="5250" calcext:value-type="float">
            <text:p>5250</text:p>
          </table:table-cell>
          <table:table-cell office:value-type="float" office:value="80" calcext:value-type="float">
            <text:p>8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6250" calcext:value-type="float">
            <text:p>625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2]*[.M82]" office:value-type="float" office:value="5750" calcext:value-type="float">
            <text:p>57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82]*[.V82]" office:value-type="float" office:value="4875" calcext:value-type="float">
            <text:p>4875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2]*[.AE82]" office:value-type="float" office:value="4875" calcext:value-type="float">
            <text:p>4875</text:p>
          </table:table-cell>
          <table:table-cell office:value-type="float" office:value="81" calcext:value-type="float">
            <text:p>8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5500" calcext:value-type="float">
            <text:p>5500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3]*[.M83]" office:value-type="float" office:value="5000" calcext:value-type="float">
            <text:p>500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83]*[.V83]" office:value-type="float" office:value="4875" calcext:value-type="float">
            <text:p>4875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83]*[.AE83]" office:value-type="float" office:value="5250" calcext:value-type="float">
            <text:p>5250</text:p>
          </table:table-cell>
          <table:table-cell office:value-type="float" office:value="82" calcext:value-type="float">
            <text:p>8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6250" calcext:value-type="float">
            <text:p>625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4]*[.M84]"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84]*[.V84]" office:value-type="float" office:value="5500" calcext:value-type="float">
            <text:p>55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4]*[.AE84]" office:value-type="float" office:value="4875" calcext:value-type="float">
            <text:p>4875</text:p>
          </table:table-cell>
          <table:table-cell office:value-type="float" office:value="83" calcext:value-type="float">
            <text:p>8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6250" calcext:value-type="float">
            <text:p>6250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5]*[.M85]" office:value-type="float" office:value="5750" calcext:value-type="float">
            <text:p>575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85]*[.V85]" office:value-type="float" office:value="5500" calcext:value-type="float">
            <text:p>55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85]*[.AE85]" office:value-type="float" office:value="5250" calcext:value-type="float">
            <text:p>5250</text:p>
          </table:table-cell>
          <table:table-cell office:value-type="float" office:value="84" calcext:value-type="float">
            <text:p>8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5500" calcext:value-type="float">
            <text:p>5500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6]*[.M86]" office:value-type="float" office:value="5750" calcext:value-type="float">
            <text:p>57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86]*[.V86]" office:value-type="float" office:value="4750" calcext:value-type="float">
            <text:p>47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6]*[.AE86]" office:value-type="float" office:value="4875" calcext:value-type="float">
            <text:p>4875</text:p>
          </table:table-cell>
          <table:table-cell office:value-type="float" office:value="85" calcext:value-type="float">
            <text:p>8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6250" calcext:value-type="float">
            <text:p>6250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87]*[.M87]" office:value-type="float" office:value="5750" calcext:value-type="float">
            <text:p>575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87]*[.V87]" office:value-type="float" office:value="4750" calcext:value-type="float">
            <text:p>475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87]*[.AE87]" office:value-type="float" office:value="6500" calcext:value-type="float">
            <text:p>6500</text:p>
          </table:table-cell>
          <table:table-cell office:value-type="float" office:value="86" calcext:value-type="float">
            <text:p>8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6250" calcext:value-type="float">
            <text:p>6250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8]*[.M88]" office:value-type="float" office:value="5000" calcext:value-type="float">
            <text:p>50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88]*[.V88]" office:value-type="float" office:value="5500" calcext:value-type="float">
            <text:p>55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8]*[.AE88]" office:value-type="float" office:value="4875" calcext:value-type="float">
            <text:p>4875</text:p>
          </table:table-cell>
          <table:table-cell office:value-type="float" office:value="87" calcext:value-type="float">
            <text:p>8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6250" calcext:value-type="float">
            <text:p>6250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89]*[.M89]" office:value-type="float" office:value="5000" calcext:value-type="float">
            <text:p>500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89]*[.V89]" office:value-type="float" office:value="4875" calcext:value-type="float">
            <text:p>4875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89]*[.AE89]" office:value-type="float" office:value="4875" calcext:value-type="float">
            <text:p>4875</text:p>
          </table:table-cell>
          <table:table-cell office:value-type="float" office:value="88" calcext:value-type="float">
            <text:p>8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5375" calcext:value-type="float">
            <text:p>537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0]*[.M90]" office:value-type="float" office:value="5750" calcext:value-type="float">
            <text:p>575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0]*[.V90]" office:value-type="float" office:value="5500" calcext:value-type="float">
            <text:p>55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0]*[.AE90]" office:value-type="float" office:value="4875" calcext:value-type="float">
            <text:p>4875</text:p>
          </table:table-cell>
          <table:table-cell office:value-type="float" office:value="89" calcext:value-type="float">
            <text:p>8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250" calcext:value-type="float">
            <text:p>6250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91]*[.M91]"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91]*[.V91]" office:value-type="float" office:value="4750" calcext:value-type="float">
            <text:p>47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91]*[.AE91]" office:value-type="float" office:value="5250" calcext:value-type="float">
            <text:p>5250</text:p>
          </table:table-cell>
          <table:table-cell office:value-type="float" office:value="90" calcext:value-type="float">
            <text:p>90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500" calcext:value-type="float">
            <text:p>5500</text:p>
          </table:table-cell>
          <table:table-cell office:value-type="float" office:value="91" calcext:value-type="float">
            <text:p>9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92]*[.M92]" office:value-type="float" office:value="5000" calcext:value-type="float">
            <text:p>50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2]*[.V92]" office:value-type="float" office:value="5500" calcext:value-type="float">
            <text:p>55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2]*[.AE92]" office:value-type="float" office:value="4875" calcext:value-type="float">
            <text:p>4875</text:p>
          </table:table-cell>
          <table:table-cell office:value-type="float" office:value="91" calcext:value-type="float">
            <text:p>91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6250" calcext:value-type="float">
            <text:p>6250</text:p>
          </table:table-cell>
          <table:table-cell office:value-type="float" office:value="92" calcext:value-type="float">
            <text:p>9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3]*[.M93]" office:value-type="float" office:value="5750" calcext:value-type="float">
            <text:p>575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3]*[.V93]" office:value-type="float" office:value="5500" calcext:value-type="float">
            <text:p>550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93]*[.AE93]" office:value-type="float" office:value="5250" calcext:value-type="float">
            <text:p>5250</text:p>
          </table:table-cell>
          <table:table-cell office:value-type="float" office:value="92" calcext:value-type="float">
            <text:p>92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250" calcext:value-type="float">
            <text:p>6250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4]*[.M94]" office:value-type="float" office:value="5750" calcext:value-type="float">
            <text:p>57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25" calcext:value-type="float">
            <text:p>125</text:p>
          </table:table-cell>
          <table:table-cell table:formula="of:=[.U94]*[.V94]" office:value-type="float" office:value="4750" calcext:value-type="float">
            <text:p>47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94]*[.AE94]" office:value-type="float" office:value="5250" calcext:value-type="float">
            <text:p>5250</text:p>
          </table:table-cell>
          <table:table-cell office:value-type="float" office:value="93" calcext:value-type="float">
            <text:p>93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5500" calcext:value-type="float">
            <text:p>5500</text:p>
          </table:table-cell>
          <table:table-cell office:value-type="float" office:value="94" calcext:value-type="float">
            <text:p>9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5]*[.M95]" office:value-type="float" office:value="5750" calcext:value-type="float">
            <text:p>575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5]*[.V95]" office:value-type="float" office:value="5500" calcext:value-type="float">
            <text:p>55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5]*[.AE95]" office:value-type="float" office:value="4875" calcext:value-type="float">
            <text:p>4875</text:p>
          </table:table-cell>
          <table:table-cell office:value-type="float" office:value="94" calcext:value-type="float">
            <text:p>94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5500" calcext:value-type="float">
            <text:p>5500</text:p>
          </table:table-cell>
          <table:table-cell office:value-type="float" office:value="95" calcext:value-type="float">
            <text:p>9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L96]*[.M96]" office:value-type="float" office:value="5000" calcext:value-type="float">
            <text:p>500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96]*[.V96]" office:value-type="float" office:value="4875" calcext:value-type="float">
            <text:p>4875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96]*[.AE96]" office:value-type="float" office:value="5250" calcext:value-type="float">
            <text:p>5250</text:p>
          </table:table-cell>
          <table:table-cell office:value-type="float" office:value="95" calcext:value-type="float">
            <text:p>95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6250" calcext:value-type="float">
            <text:p>6250</text:p>
          </table:table-cell>
          <table:table-cell office:value-type="float" office:value="96" calcext:value-type="float">
            <text:p>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7]*[.M97]" office:value-type="float" office:value="5750" calcext:value-type="float">
            <text:p>575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7]*[.V97]" office:value-type="float" office:value="5500" calcext:value-type="float">
            <text:p>55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7]*[.AE97]" office:value-type="float" office:value="4875" calcext:value-type="float">
            <text:p>4875</text:p>
          </table:table-cell>
          <table:table-cell office:value-type="float" office:value="96" calcext:value-type="float">
            <text:p>96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6250" calcext:value-type="float">
            <text:p>6250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8]*[.M98]" office:value-type="float" office:value="5750" calcext:value-type="float">
            <text:p>575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8]*[.V98]" office:value-type="float" office:value="5500" calcext:value-type="float">
            <text:p>55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AD98]*[.AE98]" office:value-type="float" office:value="4875" calcext:value-type="float">
            <text:p>4875</text:p>
          </table:table-cell>
          <table:table-cell office:value-type="float" office:value="97" calcext:value-type="float">
            <text:p>97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99]*[.M99]" office:value-type="float" office:value="5750" calcext:value-type="float">
            <text:p>57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99]*[.V99]" office:value-type="float" office:value="5500" calcext:value-type="float">
            <text:p>550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99]*[.AE99]" office:value-type="float" office:value="6500" calcext:value-type="float">
            <text:p>6500</text:p>
          </table:table-cell>
          <table:table-cell office:value-type="float" office:value="98" calcext:value-type="float">
            <text:p>98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6250" calcext:value-type="float">
            <text:p>6250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00]*[.M100]" office:value-type="float" office:value="5750" calcext:value-type="float">
            <text:p>575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U100]*[.V100]" office:value-type="float" office:value="4875" calcext:value-type="float">
            <text:p>4875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AD100]*[.AE100]" office:value-type="float" office:value="5250" calcext:value-type="float">
            <text:p>5250</text:p>
          </table:table-cell>
          <table:table-cell office:value-type="float" office:value="99" calcext:value-type="float">
            <text:p>99</text:p>
          </table:table-cell>
          <table:table-cell table:number-columns-repeated="99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6250" calcext:value-type="float">
            <text:p>625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L101]*[.M101]" office:value-type="float" office:value="5750" calcext:value-type="float">
            <text:p>57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U101]*[.V101]" office:value-type="float" office:value="5500" calcext:value-type="float">
            <text:p>55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AD101]*[.AE101]" office:value-type="float" office:value="6500" calcext:value-type="float">
            <text:p>6500</text:p>
          </table:table-cell>
          <table:table-cell office:value-type="float" office:value="100" calcext:value-type="float">
            <text:p>100</text:p>
          </table:table-cell>
          <table:table-cell table:number-columns-repeated="991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5" table:number-columns-repeated="4" table:default-cell-style-name="ce1"/>
        <table:table-column table:style-name="co26" table:default-cell-style-name="ce1"/>
        <table:table-column table:style-name="co5" table:default-cell-style-name="ce1"/>
        <table:table-column table:style-name="co16" table:default-cell-style-name="ce1"/>
        <table:table-column table:style-name="co27" table:default-cell-style-name="ce1"/>
        <table:table-column table:style-name="co28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30" table:default-cell-style-name="ce1"/>
        <table:table-column table:style-name="co12" table:default-cell-style-name="ce1"/>
        <table:table-column table:style-name="co31" table:default-cell-style-name="ce1"/>
        <table:table-column table:style-name="co5" table:number-columns-repeated="5" table:default-cell-style-name="ce1"/>
        <table:table-column table:style-name="co32" table:default-cell-style-name="ce1"/>
        <table:table-column table:style-name="co5" table:number-columns-repeated="997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/>
          <table:table-cell office:value-type="string" calcext:value-type="string">
            <text:p>評価関数の平均</text:p>
          </table:table-cell>
          <table:table-cell table:number-columns-repeated="997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]*[.N2]" office:value-type="float" office:value="6250" calcext:value-type="float">
            <text:p>62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]*[.W2]"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X2]+[.X5]+[.X11]/3" office:value-type="float" office:value="13083.3333333333" calcext:value-type="float">
            <text:p>13083.333333333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5 列目 左から１３番目のブロックを削除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5250" calcext:value-type="float">
            <text:p>5250</text:p>
          </table:table-cell>
          <table:table-cell office:value-type="float" office:value="2" calcext:value-type="float">
            <text:p>2</text:p>
          </table:table-cell>
          <table:table-cell table:formula="of:=([.F2]+[.F3]+[.F17])/3" office:value-type="float" office:value="6083.33333333333" calcext:value-type="float">
            <text:p>6083.33333333333</text:p>
          </table:table-cell>
          <table:table-cell/>
          <table:table-cell office:value-type="string" calcext:value-type="string">
            <text:p>5 列目 左から１4番目のブロックを削除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]*[.N3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O2]+[.O3]+[.O58]/3" office:value-type="float" office:value="13583.3333333333" calcext:value-type="float">
            <text:p>13583.3333333333</text:p>
          </table:table-cell>
          <table:table-cell/>
          <table:table-cell office:value-type="string" calcext:value-type="string">
            <text:p>5 列目 左から１4番目のブロックを削除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]*[.W3]" office:value-type="float" office:value="5000" calcext:value-type="float">
            <text:p>5000</text:p>
          </table:table-cell>
          <table:table-cell office:value-type="float" office:value="2" calcext:value-type="float">
            <text:p>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250" calcext:value-type="float">
            <text:p>525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]*[.N4]" office:value-type="float" office:value="6250" calcext:value-type="float">
            <text:p>625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4]*[.W4]" office:value-type="float" office:value="5000" calcext:value-type="float">
            <text:p>5000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全体の評価関数の平均</text:p>
          </table:table-cell>
          <table:table-cell table:number-columns-repeated="997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250" calcext:value-type="float">
            <text:p>5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]*[.N5]" office:value-type="float" office:value="6250" calcext:value-type="float">
            <text:p>6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5]*[.W5]" office:value-type="float" office:value="5750" calcext:value-type="float">
            <text:p>5750</text:p>
          </table:table-cell>
          <table:table-cell office:value-type="float" office:value="4" calcext:value-type="float">
            <text:p>4</text:p>
          </table:table-cell>
          <table:table-cell/>
          <table:table-cell table:formula="of:=AVERAGE([.X2:.X101])" office:value-type="float" office:value="5477.5" calcext:value-type="float">
            <text:p>5477.5</text:p>
          </table:table-cell>
          <table:table-cell table:number-columns-repeated="997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]*[.N6]"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6]*[.W6]" office:value-type="float" office:value="5000" calcext:value-type="float">
            <text:p>5000</text:p>
          </table:table-cell>
          <table:table-cell office:value-type="float" office:value="5" calcext:value-type="float">
            <text:p>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table:formula="of:=AVERAGE([.F2:.F101])" office:value-type="float" office:value="5755" calcext:value-type="float">
            <text:p>575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]*[.N7]" office:value-type="float" office:value="6250" calcext:value-type="float">
            <text:p>6250</text:p>
          </table:table-cell>
          <table:table-cell office:value-type="float" office:value="6" calcext:value-type="float">
            <text:p>6</text:p>
          </table:table-cell>
          <table:table-cell table:formula="of:=AVERAGE([.O2:.O101])" office:value-type="float" office:value="6002.5" calcext:value-type="float">
            <text:p>6002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7]*[.W7]"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6000" calcext:value-type="float">
            <text:p>60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]*[.N8]" office:value-type="float" office:value="6250" calcext:value-type="float">
            <text:p>62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8]*[.W8]" office:value-type="float" office:value="5750" calcext:value-type="float">
            <text:p>5750</text:p>
          </table:table-cell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5250" calcext:value-type="float">
            <text:p>52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]*[.N9]"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9]*[.W9]" office:value-type="float" office:value="5750" calcext:value-type="float">
            <text:p>5750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5250" calcext:value-type="float">
            <text:p>525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0]*[.N10]" office:value-type="float" office:value="6250" calcext:value-type="float">
            <text:p>625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10]*[.W10]" office:value-type="float" office:value="5000" calcext:value-type="float">
            <text:p>5000</text:p>
          </table:table-cell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1]*[.N11]" office:value-type="float" office:value="5500" calcext:value-type="float">
            <text:p>55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11]*[.W11]"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5250" calcext:value-type="float">
            <text:p>525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2]*[.N12]" office:value-type="float" office:value="6250" calcext:value-type="float">
            <text:p>625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12]*[.W12]" office:value-type="float" office:value="5000" calcext:value-type="float">
            <text:p>5000</text:p>
          </table:table-cell>
          <table:table-cell office:value-type="float" office:value="11" calcext:value-type="float">
            <text:p>1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250" calcext:value-type="float">
            <text:p>525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3]*[.N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13]*[.W13]" office:value-type="float" office:value="5750" calcext:value-type="float">
            <text:p>5750</text:p>
          </table:table-cell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6000" calcext:value-type="float">
            <text:p>60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4]*[.N14]" office:value-type="float" office:value="6250" calcext:value-type="float">
            <text:p>625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14]*[.W14]" office:value-type="float" office:value="5750" calcext:value-type="float">
            <text:p>5750</text:p>
          </table:table-cell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6000" calcext:value-type="float">
            <text:p>60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5]*[.N15]" office:value-type="float" office:value="6250" calcext:value-type="float">
            <text:p>625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15]*[.W15]" office:value-type="float" office:value="7000" calcext:value-type="float">
            <text:p>7000</text:p>
          </table:table-cell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5250" calcext:value-type="float">
            <text:p>52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6]*[.N16]" office:value-type="float" office:value="6250" calcext:value-type="float">
            <text:p>62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16]*[.W16]" office:value-type="float" office:value="7000" calcext:value-type="float">
            <text:p>7000</text:p>
          </table:table-cell>
          <table:table-cell office:value-type="float" office:value="15" calcext:value-type="float">
            <text:p>1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7000" calcext:value-type="float">
            <text:p>7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7]*[.N17]"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17]*[.W17]" office:value-type="float" office:value="5750" calcext:value-type="float">
            <text:p>5750</text:p>
          </table:table-cell>
          <table:table-cell office:value-type="float" office:value="16" calcext:value-type="float">
            <text:p>1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7000" calcext:value-type="float">
            <text:p>70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8]*[.N18]" office:value-type="float" office:value="5500" calcext:value-type="float">
            <text:p>55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18]*[.W18]" office:value-type="float" office:value="5750" calcext:value-type="float">
            <text:p>5750</text:p>
          </table:table-cell>
          <table:table-cell office:value-type="float" office:value="17" calcext:value-type="float">
            <text:p>1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6000" calcext:value-type="float">
            <text:p>600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9]*[.N19]" office:value-type="float" office:value="6250" calcext:value-type="float">
            <text:p>625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19]*[.W19]" office:value-type="float" office:value="5000" calcext:value-type="float">
            <text:p>5000</text:p>
          </table:table-cell>
          <table:table-cell office:value-type="float" office:value="18" calcext:value-type="float">
            <text:p>1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5250" calcext:value-type="float">
            <text:p>525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0]*[.N20]" office:value-type="float" office:value="5500" calcext:value-type="float">
            <text:p>55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20]*[.W20]" office:value-type="float" office:value="5750" calcext:value-type="float">
            <text:p>5750</text:p>
          </table:table-cell>
          <table:table-cell office:value-type="float" office:value="19" calcext:value-type="float">
            <text:p>1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5250" calcext:value-type="float">
            <text:p>525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1]*[.N21]" office:value-type="float" office:value="5500" calcext:value-type="float">
            <text:p>55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1]*[.W21]" office:value-type="float" office:value="5000" calcext:value-type="float">
            <text:p>5000</text:p>
          </table:table-cell>
          <table:table-cell office:value-type="float" office:value="20" calcext:value-type="float">
            <text:p>2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000" calcext:value-type="float">
            <text:p>60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2]*[.N22]" office:value-type="float" office:value="6250" calcext:value-type="float">
            <text:p>625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2]*[.W22]"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5250" calcext:value-type="float">
            <text:p>525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3]*[.N23]" office:value-type="float" office:value="6250" calcext:value-type="float">
            <text:p>625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3]*[.W23]" office:value-type="float" office:value="5000" calcext:value-type="float">
            <text:p>5000</text:p>
          </table:table-cell>
          <table:table-cell office:value-type="float" office:value="22" calcext:value-type="float">
            <text:p>2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7000" calcext:value-type="float">
            <text:p>70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4]*[.N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24]*[.W24]" office:value-type="float" office:value="5750" calcext:value-type="float">
            <text:p>5750</text:p>
          </table:table-cell>
          <table:table-cell office:value-type="float" office:value="23" calcext:value-type="float">
            <text:p>2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5250" calcext:value-type="float">
            <text:p>525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5]*[.N25]" office:value-type="float" office:value="5500" calcext:value-type="float">
            <text:p>55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25]*[.W25]" office:value-type="float" office:value="5750" calcext:value-type="float">
            <text:p>5750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5250" calcext:value-type="float">
            <text:p>525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6]*[.N26]" office:value-type="float" office:value="5500" calcext:value-type="float">
            <text:p>55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26]*[.W26]" office:value-type="float" office:value="5750" calcext:value-type="float">
            <text:p>5750</text:p>
          </table:table-cell>
          <table:table-cell office:value-type="float" office:value="25" calcext:value-type="float">
            <text:p>2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5250" calcext:value-type="float">
            <text:p>52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7]*[.N27]" office:value-type="float" office:value="6250" calcext:value-type="float">
            <text:p>62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7]*[.W27]"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6000" calcext:value-type="float">
            <text:p>60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8]*[.N28]" office:value-type="float" office:value="6250" calcext:value-type="float">
            <text:p>625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28]*[.W28]" office:value-type="float" office:value="5750" calcext:value-type="float">
            <text:p>5750</text:p>
          </table:table-cell>
          <table:table-cell office:value-type="float" office:value="27" calcext:value-type="float">
            <text:p>2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6000" calcext:value-type="float">
            <text:p>60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9]*[.N29]" office:value-type="float" office:value="6250" calcext:value-type="float">
            <text:p>625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29]*[.W29]"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5250" calcext:value-type="float">
            <text:p>52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0]*[.N30]" office:value-type="float" office:value="6250" calcext:value-type="float">
            <text:p>62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30]*[.W30]" office:value-type="float" office:value="5750" calcext:value-type="float">
            <text:p>5750</text:p>
          </table:table-cell>
          <table:table-cell office:value-type="float" office:value="29" calcext:value-type="float">
            <text:p>2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6000" calcext:value-type="float">
            <text:p>60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1]*[.N31]" office:value-type="float" office:value="5500" calcext:value-type="float">
            <text:p>55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31]*[.W31]" office:value-type="float" office:value="5750" calcext:value-type="float">
            <text:p>5750</text:p>
          </table:table-cell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6000" calcext:value-type="float">
            <text:p>60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2]*[.N32]" office:value-type="float" office:value="6250" calcext:value-type="float">
            <text:p>625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2]*[.W32]" office:value-type="float" office:value="5000" calcext:value-type="float">
            <text:p>5000</text:p>
          </table:table-cell>
          <table:table-cell office:value-type="float" office:value="31" calcext:value-type="float">
            <text:p>3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7000" calcext:value-type="float">
            <text:p>70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3]*[.N33]" office:value-type="float" office:value="6250" calcext:value-type="float">
            <text:p>625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3]*[.W33]"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6000" calcext:value-type="float">
            <text:p>60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4]*[.N34]" office:value-type="float" office:value="5500" calcext:value-type="float">
            <text:p>55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4]*[.W34]" office:value-type="float" office:value="5000" calcext:value-type="float">
            <text:p>5000</text:p>
          </table:table-cell>
          <table:table-cell office:value-type="float" office:value="33" calcext:value-type="float">
            <text:p>3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6000" calcext:value-type="float">
            <text:p>600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5]*[.N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5]*[.W35]" office:value-type="float" office:value="5000" calcext:value-type="float">
            <text:p>5000</text:p>
          </table:table-cell>
          <table:table-cell office:value-type="float" office:value="34" calcext:value-type="float">
            <text:p>3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5250" calcext:value-type="float">
            <text:p>525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6]*[.N36]" office:value-type="float" office:value="6250" calcext:value-type="float">
            <text:p>625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6]*[.W36]"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5250" calcext:value-type="float">
            <text:p>525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7]*[.N37]" office:value-type="float" office:value="6250" calcext:value-type="float">
            <text:p>625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37]*[.W37]" office:value-type="float" office:value="5000" calcext:value-type="float">
            <text:p>5000</text:p>
          </table:table-cell>
          <table:table-cell office:value-type="float" office:value="36" calcext:value-type="float">
            <text:p>3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5250" calcext:value-type="float">
            <text:p>525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8]*[.N38]" office:value-type="float" office:value="5500" calcext:value-type="float">
            <text:p>55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38]*[.W38]" office:value-type="float" office:value="7000" calcext:value-type="float">
            <text:p>7000</text:p>
          </table:table-cell>
          <table:table-cell office:value-type="float" office:value="37" calcext:value-type="float">
            <text:p>3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5250" calcext:value-type="float">
            <text:p>52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9]*[.N39]" office:value-type="float" office:value="6250" calcext:value-type="float">
            <text:p>62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39]*[.W39]" office:value-type="float" office:value="5750" calcext:value-type="float">
            <text:p>5750</text:p>
          </table:table-cell>
          <table:table-cell office:value-type="float" office:value="38" calcext:value-type="float">
            <text:p>3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6000" calcext:value-type="float">
            <text:p>6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M40]*[.N40]" office:value-type="float" office:value="7000" calcext:value-type="float">
            <text:p>7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0]*[.W40]" office:value-type="float" office:value="5750" calcext:value-type="float">
            <text:p>5750</text:p>
          </table:table-cell>
          <table:table-cell office:value-type="float" office:value="39" calcext:value-type="float">
            <text:p>3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6000" calcext:value-type="float">
            <text:p>60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1]*[.N41]"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41]*[.W41]"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7000" calcext:value-type="float">
            <text:p>700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2]*[.N42]" office:value-type="float" office:value="5500" calcext:value-type="float">
            <text:p>550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2]*[.W42]" office:value-type="float" office:value="5750" calcext:value-type="float">
            <text:p>5750</text:p>
          </table:table-cell>
          <table:table-cell office:value-type="float" office:value="41" calcext:value-type="float">
            <text:p>4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6000" calcext:value-type="float">
            <text:p>60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M43]*[.N43]" office:value-type="float" office:value="7000" calcext:value-type="float">
            <text:p>70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3]*[.W43]" office:value-type="float" office:value="5750" calcext:value-type="float">
            <text:p>5750</text:p>
          </table:table-cell>
          <table:table-cell office:value-type="float" office:value="42" calcext:value-type="float">
            <text:p>4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6000" calcext:value-type="float">
            <text:p>60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4]*[.N44]" office:value-type="float" office:value="5500" calcext:value-type="float">
            <text:p>55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4]*[.W44]" office:value-type="float" office:value="5750" calcext:value-type="float">
            <text:p>5750</text:p>
          </table:table-cell>
          <table:table-cell office:value-type="float" office:value="43" calcext:value-type="float">
            <text:p>4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6000" calcext:value-type="float">
            <text:p>60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5]*[.N45]" office:value-type="float" office:value="5500" calcext:value-type="float">
            <text:p>5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45]*[.W45]" office:value-type="float" office:value="5000" calcext:value-type="float">
            <text:p>5000</text:p>
          </table:table-cell>
          <table:table-cell office:value-type="float" office:value="44" calcext:value-type="float">
            <text:p>4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000" calcext:value-type="float">
            <text:p>60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6]*[.N46]" office:value-type="float" office:value="6250" calcext:value-type="float">
            <text:p>625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6]*[.W46]" office:value-type="float" office:value="5750" calcext:value-type="float">
            <text:p>5750</text:p>
          </table:table-cell>
          <table:table-cell office:value-type="float" office:value="45" calcext:value-type="float">
            <text:p>4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5250" calcext:value-type="float">
            <text:p>52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7]*[.N47]" office:value-type="float" office:value="5500" calcext:value-type="float">
            <text:p>55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47]*[.W47]" office:value-type="float" office:value="5000" calcext:value-type="float">
            <text:p>5000</text:p>
          </table:table-cell>
          <table:table-cell office:value-type="float" office:value="46" calcext:value-type="float">
            <text:p>4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6000" calcext:value-type="float">
            <text:p>60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8]*[.N48]" office:value-type="float" office:value="5500" calcext:value-type="float">
            <text:p>55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48]*[.W48]" office:value-type="float" office:value="5000" calcext:value-type="float">
            <text:p>5000</text:p>
          </table:table-cell>
          <table:table-cell office:value-type="float" office:value="47" calcext:value-type="float">
            <text:p>4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6000" calcext:value-type="float">
            <text:p>60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9]*[.N49]" office:value-type="float" office:value="6250" calcext:value-type="float">
            <text:p>625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49]*[.W49]" office:value-type="float" office:value="5750" calcext:value-type="float">
            <text:p>5750</text:p>
          </table:table-cell>
          <table:table-cell office:value-type="float" office:value="48" calcext:value-type="float">
            <text:p>4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0]*[.N50]" office:value-type="float" office:value="6250" calcext:value-type="float">
            <text:p>62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50]*[.W50]" office:value-type="float" office:value="5750" calcext:value-type="float">
            <text:p>5750</text:p>
          </table:table-cell>
          <table:table-cell office:value-type="float" office:value="49" calcext:value-type="float">
            <text:p>4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1]*[.N51]" office:value-type="float" office:value="6250" calcext:value-type="float">
            <text:p>625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51]*[.W51]" office:value-type="float" office:value="7000" calcext:value-type="float">
            <text:p>7000</text:p>
          </table:table-cell>
          <table:table-cell office:value-type="float" office:value="50" calcext:value-type="float">
            <text:p>5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6000" calcext:value-type="float">
            <text:p>600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2]*[.N52]" office:value-type="float" office:value="6250" calcext:value-type="float">
            <text:p>62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2]*[.W52]" office:value-type="float" office:value="5000" calcext:value-type="float">
            <text:p>5000</text:p>
          </table:table-cell>
          <table:table-cell office:value-type="float" office:value="51" calcext:value-type="float">
            <text:p>5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5250" calcext:value-type="float">
            <text:p>525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3]*[.N53]" office:value-type="float" office:value="5500" calcext:value-type="float">
            <text:p>55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53]*[.W53]" office:value-type="float" office:value="5750" calcext:value-type="float">
            <text:p>5750</text:p>
          </table:table-cell>
          <table:table-cell office:value-type="float" office:value="52" calcext:value-type="float">
            <text:p>5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5250" calcext:value-type="float">
            <text:p>52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4]*[.N54]" office:value-type="float" office:value="6250" calcext:value-type="float">
            <text:p>62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4]*[.W54]" office:value-type="float" office:value="5000" calcext:value-type="float">
            <text:p>5000</text:p>
          </table:table-cell>
          <table:table-cell office:value-type="float" office:value="53" calcext:value-type="float">
            <text:p>5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6000" calcext:value-type="float">
            <text:p>60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5]*[.N55]" office:value-type="float" office:value="5500" calcext:value-type="float">
            <text:p>55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5]*[.W55]" office:value-type="float" office:value="5000" calcext:value-type="float">
            <text:p>5000</text:p>
          </table:table-cell>
          <table:table-cell office:value-type="float" office:value="54" calcext:value-type="float">
            <text:p>5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5250" calcext:value-type="float">
            <text:p>525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6]*[.N56]" office:value-type="float" office:value="6250" calcext:value-type="float">
            <text:p>625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6]*[.W56]"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5250" calcext:value-type="float">
            <text:p>525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7]*[.N57]" office:value-type="float" office:value="5500" calcext:value-type="float">
            <text:p>55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57]*[.W57]" office:value-type="float" office:value="5750" calcext:value-type="float">
            <text:p>5750</text:p>
          </table:table-cell>
          <table:table-cell office:value-type="float" office:value="56" calcext:value-type="float">
            <text:p>5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5250" calcext:value-type="float">
            <text:p>525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8]*[.N58]" office:value-type="float" office:value="5500" calcext:value-type="float">
            <text:p>55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8]*[.W58]" office:value-type="float" office:value="5000" calcext:value-type="float">
            <text:p>5000</text:p>
          </table:table-cell>
          <table:table-cell office:value-type="float" office:value="57" calcext:value-type="float">
            <text:p>5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6000" calcext:value-type="float">
            <text:p>60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M59]*[.N59]" office:value-type="float" office:value="7000" calcext:value-type="float">
            <text:p>70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59]*[.W59]" office:value-type="float" office:value="5000" calcext:value-type="float">
            <text:p>5000</text:p>
          </table:table-cell>
          <table:table-cell office:value-type="float" office:value="58" calcext:value-type="float">
            <text:p>5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5250" calcext:value-type="float">
            <text:p>525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0]*[.N60]" office:value-type="float" office:value="5500" calcext:value-type="float">
            <text:p>550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0]*[.W60]" office:value-type="float" office:value="5750" calcext:value-type="float">
            <text:p>5750</text:p>
          </table:table-cell>
          <table:table-cell office:value-type="float" office:value="59" calcext:value-type="float">
            <text:p>5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6000" calcext:value-type="float">
            <text:p>60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1]*[.N61]" office:value-type="float" office:value="5500" calcext:value-type="float">
            <text:p>55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61]*[.W61]" office:value-type="float" office:value="5000" calcext:value-type="float">
            <text:p>5000</text:p>
          </table:table-cell>
          <table:table-cell office:value-type="float" office:value="60" calcext:value-type="float">
            <text:p>6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6000" calcext:value-type="float">
            <text:p>60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2]*[.N62]" office:value-type="float" office:value="5500" calcext:value-type="float">
            <text:p>55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62]*[.W62]" office:value-type="float" office:value="5000" calcext:value-type="float">
            <text:p>5000</text:p>
          </table:table-cell>
          <table:table-cell office:value-type="float" office:value="61" calcext:value-type="float">
            <text:p>6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6000" calcext:value-type="float">
            <text:p>60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3]*[.N63]" office:value-type="float" office:value="5500" calcext:value-type="float">
            <text:p>55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3]*[.W63]" office:value-type="float" office:value="5750" calcext:value-type="float">
            <text:p>5750</text:p>
          </table:table-cell>
          <table:table-cell office:value-type="float" office:value="62" calcext:value-type="float">
            <text:p>6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5250" calcext:value-type="float">
            <text:p>525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4]*[.N64]" office:value-type="float" office:value="6250" calcext:value-type="float">
            <text:p>625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4]*[.W64]" office:value-type="float" office:value="5750" calcext:value-type="float">
            <text:p>5750</text:p>
          </table:table-cell>
          <table:table-cell office:value-type="float" office:value="63" calcext:value-type="float">
            <text:p>6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6000" calcext:value-type="float">
            <text:p>60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5]*[.N65]" office:value-type="float" office:value="6250" calcext:value-type="float">
            <text:p>625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5]*[.W65]" office:value-type="float" office:value="5750" calcext:value-type="float">
            <text:p>5750</text:p>
          </table:table-cell>
          <table:table-cell office:value-type="float" office:value="64" calcext:value-type="float">
            <text:p>6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6000" calcext:value-type="float">
            <text:p>600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6]*[.N66]" office:value-type="float" office:value="6250" calcext:value-type="float">
            <text:p>62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6]*[.W66]" office:value-type="float" office:value="5750" calcext:value-type="float">
            <text:p>5750</text:p>
          </table:table-cell>
          <table:table-cell office:value-type="float" office:value="65" calcext:value-type="float">
            <text:p>6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6000" calcext:value-type="float">
            <text:p>60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7]*[.N67]" office:value-type="float" office:value="6250" calcext:value-type="float">
            <text:p>625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7]*[.W67]" office:value-type="float" office:value="5750" calcext:value-type="float">
            <text:p>5750</text:p>
          </table:table-cell>
          <table:table-cell office:value-type="float" office:value="66" calcext:value-type="float">
            <text:p>6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6000" calcext:value-type="float">
            <text:p>60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8]*[.N68]" office:value-type="float" office:value="5500" calcext:value-type="float">
            <text:p>55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8]*[.W68]" office:value-type="float" office:value="5750" calcext:value-type="float">
            <text:p>5750</text:p>
          </table:table-cell>
          <table:table-cell office:value-type="float" office:value="67" calcext:value-type="float">
            <text:p>6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5250" calcext:value-type="float">
            <text:p>525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9]*[.N69]" office:value-type="float" office:value="6250" calcext:value-type="float">
            <text:p>625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69]*[.W69]" office:value-type="float" office:value="5750" calcext:value-type="float">
            <text:p>5750</text:p>
          </table:table-cell>
          <table:table-cell office:value-type="float" office:value="68" calcext:value-type="float">
            <text:p>6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250" calcext:value-type="float">
            <text:p>52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0]*[.N70]" office:value-type="float" office:value="6250" calcext:value-type="float">
            <text:p>62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0]*[.W70]" office:value-type="float" office:value="5750" calcext:value-type="float">
            <text:p>5750</text:p>
          </table:table-cell>
          <table:table-cell office:value-type="float" office:value="69" calcext:value-type="float">
            <text:p>6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6000" calcext:value-type="float">
            <text:p>600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1]*[.N71]" office:value-type="float" office:value="6250" calcext:value-type="float">
            <text:p>625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71]*[.W71]"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5250" calcext:value-type="float">
            <text:p>52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2]*[.N72]" office:value-type="float" office:value="6250" calcext:value-type="float">
            <text:p>62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2]*[.W72]" office:value-type="float" office:value="5750" calcext:value-type="float">
            <text:p>5750</text:p>
          </table:table-cell>
          <table:table-cell office:value-type="float" office:value="71" calcext:value-type="float">
            <text:p>7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5250" calcext:value-type="float">
            <text:p>525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3]*[.N73]" office:value-type="float" office:value="5500" calcext:value-type="float">
            <text:p>550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3]*[.W73]" office:value-type="float" office:value="5750" calcext:value-type="float">
            <text:p>5750</text:p>
          </table:table-cell>
          <table:table-cell office:value-type="float" office:value="72" calcext:value-type="float">
            <text:p>7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6000" calcext:value-type="float">
            <text:p>600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4]*[.N74]" office:value-type="float" office:value="6250" calcext:value-type="float">
            <text:p>625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4]*[.W74]" office:value-type="float" office:value="5750" calcext:value-type="float">
            <text:p>5750</text:p>
          </table:table-cell>
          <table:table-cell office:value-type="float" office:value="73" calcext:value-type="float">
            <text:p>7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7000" calcext:value-type="float">
            <text:p>700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5]*[.N75]" office:value-type="float" office:value="6250" calcext:value-type="float">
            <text:p>625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5]*[.W75]" office:value-type="float" office:value="5750" calcext:value-type="float">
            <text:p>5750</text:p>
          </table:table-cell>
          <table:table-cell office:value-type="float" office:value="74" calcext:value-type="float">
            <text:p>7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250" calcext:value-type="float">
            <text:p>5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6]*[.N76]" office:value-type="float" office:value="6250" calcext:value-type="float">
            <text:p>6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76]*[.W76]" office:value-type="float" office:value="5000" calcext:value-type="float">
            <text:p>5000</text:p>
          </table:table-cell>
          <table:table-cell office:value-type="float" office:value="75" calcext:value-type="float">
            <text:p>7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250" calcext:value-type="float">
            <text:p>5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7]*[.N77]" office:value-type="float" office:value="6250" calcext:value-type="float">
            <text:p>6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7]*[.W77]" office:value-type="float" office:value="5750" calcext:value-type="float">
            <text:p>5750</text:p>
          </table:table-cell>
          <table:table-cell office:value-type="float" office:value="76" calcext:value-type="float">
            <text:p>7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000" calcext:value-type="float">
            <text:p>60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8]*[.N78]" office:value-type="float" office:value="5500" calcext:value-type="float">
            <text:p>55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78]*[.W78]" office:value-type="float" office:value="5000" calcext:value-type="float">
            <text:p>5000</text:p>
          </table:table-cell>
          <table:table-cell office:value-type="float" office:value="77" calcext:value-type="float">
            <text:p>7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6000" calcext:value-type="float">
            <text:p>60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9]*[.N79]" office:value-type="float" office:value="6250" calcext:value-type="float">
            <text:p>625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79]*[.W79]" office:value-type="float" office:value="5750" calcext:value-type="float">
            <text:p>5750</text:p>
          </table:table-cell>
          <table:table-cell office:value-type="float" office:value="78" calcext:value-type="float">
            <text:p>7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6000" calcext:value-type="float">
            <text:p>60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0]*[.N80]" office:value-type="float" office:value="5500" calcext:value-type="float">
            <text:p>55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0]*[.W80]"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6000" calcext:value-type="float">
            <text:p>6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M81]*[.N81]" office:value-type="float" office:value="7000" calcext:value-type="float">
            <text:p>7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1]*[.W81]"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5250" calcext:value-type="float">
            <text:p>52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2]*[.N82]" office:value-type="float" office:value="6250" calcext:value-type="float">
            <text:p>62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82]*[.W82]" office:value-type="float" office:value="5750" calcext:value-type="float">
            <text:p>5750</text:p>
          </table:table-cell>
          <table:table-cell office:value-type="float" office:value="81" calcext:value-type="float">
            <text:p>8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5250" calcext:value-type="float">
            <text:p>525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3]*[.N83]" office:value-type="float" office:value="6250" calcext:value-type="float">
            <text:p>625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3]*[.W83]" office:value-type="float" office:value="5000" calcext:value-type="float">
            <text:p>5000</text:p>
          </table:table-cell>
          <table:table-cell office:value-type="float" office:value="82" calcext:value-type="float">
            <text:p>8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7000" calcext:value-type="float">
            <text:p>70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4]*[.N84]" office:value-type="float" office:value="6250" calcext:value-type="float">
            <text:p>625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4]*[.W84]"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6000" calcext:value-type="float">
            <text:p>60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5]*[.N85]" office:value-type="float" office:value="5500" calcext:value-type="float">
            <text:p>55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5]*[.W85]" office:value-type="float" office:value="5000" calcext:value-type="float">
            <text:p>5000</text:p>
          </table:table-cell>
          <table:table-cell office:value-type="float" office:value="84" calcext:value-type="float">
            <text:p>8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6000" calcext:value-type="float">
            <text:p>600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6]*[.N86]" office:value-type="float" office:value="6250" calcext:value-type="float">
            <text:p>62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86]*[.W86]" office:value-type="float" office:value="5750" calcext:value-type="float">
            <text:p>5750</text:p>
          </table:table-cell>
          <table:table-cell office:value-type="float" office:value="85" calcext:value-type="float">
            <text:p>8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6000" calcext:value-type="float">
            <text:p>60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7]*[.N87]" office:value-type="float" office:value="5500" calcext:value-type="float">
            <text:p>55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87]*[.W87]" office:value-type="float" office:value="5750" calcext:value-type="float">
            <text:p>5750</text:p>
          </table:table-cell>
          <table:table-cell office:value-type="float" office:value="86" calcext:value-type="float">
            <text:p>8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5250" calcext:value-type="float">
            <text:p>525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8]*[.N88]" office:value-type="float" office:value="6250" calcext:value-type="float">
            <text:p>625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8]*[.W88]" office:value-type="float" office:value="5000" calcext:value-type="float">
            <text:p>5000</text:p>
          </table:table-cell>
          <table:table-cell office:value-type="float" office:value="87" calcext:value-type="float">
            <text:p>8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5250" calcext:value-type="float">
            <text:p>525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9]*[.N89]" office:value-type="float" office:value="6250" calcext:value-type="float">
            <text:p>625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9]*[.W89]" office:value-type="float" office:value="5000" calcext:value-type="float">
            <text:p>5000</text:p>
          </table:table-cell>
          <table:table-cell office:value-type="float" office:value="88" calcext:value-type="float">
            <text:p>8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6000" calcext:value-type="float">
            <text:p>60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0]*[.N90]" office:value-type="float" office:value="6250" calcext:value-type="float">
            <text:p>625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90]*[.W90]" office:value-type="float" office:value="5750" calcext:value-type="float">
            <text:p>5750</text:p>
          </table:table-cell>
          <table:table-cell office:value-type="float" office:value="89" calcext:value-type="float">
            <text:p>8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000" calcext:value-type="float">
            <text:p>60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1]*[.N91]" office:value-type="float" office:value="6250" calcext:value-type="float">
            <text:p>62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91]*[.W91]"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250" calcext:value-type="float">
            <text:p>525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2]*[.N92]" office:value-type="float" office:value="5500" calcext:value-type="float">
            <text:p>55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92]*[.W92]" office:value-type="float" office:value="7000" calcext:value-type="float">
            <text:p>7000</text:p>
          </table:table-cell>
          <table:table-cell office:value-type="float" office:value="91" calcext:value-type="float">
            <text:p>9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5250" calcext:value-type="float">
            <text:p>525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3]*[.N93]" office:value-type="float" office:value="6250" calcext:value-type="float">
            <text:p>625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93]*[.W93]" office:value-type="float" office:value="5750" calcext:value-type="float">
            <text:p>5750</text:p>
          </table:table-cell>
          <table:table-cell office:value-type="float" office:value="92" calcext:value-type="float">
            <text:p>9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000" calcext:value-type="float">
            <text:p>60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4]*[.N94]" office:value-type="float" office:value="6250" calcext:value-type="float">
            <text:p>62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94]*[.W94]" office:value-type="float" office:value="5000" calcext:value-type="float">
            <text:p>5000</text:p>
          </table:table-cell>
          <table:table-cell office:value-type="float" office:value="93" calcext:value-type="float">
            <text:p>9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6000" calcext:value-type="float">
            <text:p>6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M95]*[.N95]" office:value-type="float" office:value="7000" calcext:value-type="float">
            <text:p>7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95]*[.W95]" office:value-type="float" office:value="5000" calcext:value-type="float">
            <text:p>5000</text:p>
          </table:table-cell>
          <table:table-cell office:value-type="float" office:value="94" calcext:value-type="float">
            <text:p>9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5250" calcext:value-type="float">
            <text:p>52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6]*[.N96]" office:value-type="float" office:value="6250" calcext:value-type="float">
            <text:p>62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table:formula="of:=[.V96]*[.W96]" office:value-type="float" office:value="5750" calcext:value-type="float">
            <text:p>5750</text:p>
          </table:table-cell>
          <table:table-cell office:value-type="float" office:value="95" calcext:value-type="float">
            <text:p>9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6000" calcext:value-type="float">
            <text:p>60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7]*[.N97]" office:value-type="float" office:value="5500" calcext:value-type="float">
            <text:p>55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97]*[.W97]" office:value-type="float" office:value="5000" calcext:value-type="float">
            <text:p>5000</text:p>
          </table:table-cell>
          <table:table-cell office:value-type="float" office:value="96" calcext:value-type="float">
            <text:p>9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6000" calcext:value-type="float">
            <text:p>60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8]*[.N98]" office:value-type="float" office:value="6250" calcext:value-type="float">
            <text:p>625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V98]*[.W98]" office:value-type="float" office:value="7000" calcext:value-type="float">
            <text:p>7000</text:p>
          </table:table-cell>
          <table:table-cell office:value-type="float" office:value="97" calcext:value-type="float">
            <text:p>9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5250" calcext:value-type="float">
            <text:p>52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9]*[.N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99]*[.W99]" office:value-type="float" office:value="5000" calcext:value-type="float">
            <text:p>5000</text:p>
          </table:table-cell>
          <table:table-cell office:value-type="float" office:value="98" calcext:value-type="float">
            <text:p>9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0]*[.N100]" office:value-type="float" office:value="5500" calcext:value-type="float">
            <text:p>55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100]*[.W100]" office:value-type="float" office:value="5000" calcext:value-type="float">
            <text:p>5000</text:p>
          </table:table-cell>
          <table:table-cell office:value-type="float" office:value="99" calcext:value-type="float">
            <text:p>9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5250" calcext:value-type="float">
            <text:p>52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01]*[.N101]" office:value-type="float" office:value="6250" calcext:value-type="float">
            <text:p>62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101]*[.W101]"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4" table:style-name="ta1"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39" table:default-cell-style-name="ce1"/>
        <table:table-column table:style-name="co5" table:number-columns-repeated="1005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]*[.N2]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4列目　左から１1番目のブロック　削除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5250" calcext:value-type="float">
            <text:p>5250</text:p>
          </table:table-cell>
          <table:table-cell office:value-type="float" office:value="2" calcext:value-type="float">
            <text:p>2</text:p>
          </table:table-cell>
          <table:table-cell table:formula="of:=[.F2]+[.F3]+[.F6]/3" office:value-type="float" office:value="13750" calcext:value-type="float">
            <text:p>13750</text:p>
          </table:table-cell>
          <table:table-cell/>
          <table:table-cell office:value-type="string" calcext:value-type="string">
            <text:p>4列目　左から１2番目のブロック　削除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]*[.N3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O3]+[.O5]+[.O18]/3" office:value-type="float" office:value="14250" calcext:value-type="float">
            <text:p>14250</text:p>
          </table:table-cell>
          <table:table-cell/>
          <table:table-cell table:style-name="Default"/>
          <table:table-cell table:number-columns-repeated="1005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5250" calcext:value-type="float">
            <text:p>525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]*[.N4]"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5250" calcext:value-type="float">
            <text:p>5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]*[.N5]" office:value-type="float" office:value="6250" calcext:value-type="float">
            <text:p>6250</text:p>
          </table:table-cell>
          <table:table-cell office:value-type="float" office:value="4" calcext:value-type="float">
            <text:p>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7500" calcext:value-type="float">
            <text:p>7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]*[.N6]"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5250" calcext:value-type="float">
            <text:p>5250</text:p>
          </table:table-cell>
          <table:table-cell office:value-type="float" office:value="6" calcext:value-type="float">
            <text:p>6</text:p>
          </table:table-cell>
          <table:table-cell table:formula="of:=AVERAGE([.F2:.F101])" office:value-type="float" office:value="5790" calcext:value-type="float">
            <text:p>579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]*[.N7]" office:value-type="float" office:value="5500" calcext:value-type="float">
            <text:p>5500</text:p>
          </table:table-cell>
          <table:table-cell office:value-type="float" office:value="6" calcext:value-type="float">
            <text:p>6</text:p>
          </table:table-cell>
          <table:table-cell table:formula="of:=AVERAGE([.O2:.O101])" office:value-type="float" office:value="5977.5" calcext:value-type="float">
            <text:p>5977.5</text:p>
          </table:table-cell>
          <table:table-cell table:number-columns-repeated="1007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5250" calcext:value-type="float">
            <text:p>52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]*[.N8]" office:value-type="float" office:value="5500" calcext:value-type="float">
            <text:p>5500</text:p>
          </table:table-cell>
          <table:table-cell office:value-type="float" office:value="7" calcext:value-type="float">
            <text:p>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5250" calcext:value-type="float">
            <text:p>52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]*[.N9]"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5250" calcext:value-type="float">
            <text:p>525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]*[.N10]" office:value-type="float" office:value="5500" calcext:value-type="float">
            <text:p>5500</text:p>
          </table:table-cell>
          <table:table-cell office:value-type="float" office:value="9" calcext:value-type="float">
            <text:p>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000" calcext:value-type="float">
            <text:p>6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1]*[.N11]" office:value-type="float" office:value="6250" calcext:value-type="float">
            <text:p>6250</text:p>
          </table:table-cell>
          <table:table-cell office:value-type="float" office:value="10" calcext:value-type="float">
            <text:p>1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6000" calcext:value-type="float">
            <text:p>60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2]*[.N12]" office:value-type="float" office:value="5500" calcext:value-type="float">
            <text:p>5500</text:p>
          </table:table-cell>
          <table:table-cell office:value-type="float" office:value="11" calcext:value-type="float">
            <text:p>1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5250" calcext:value-type="float">
            <text:p>525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3]*[.N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6000" calcext:value-type="float">
            <text:p>60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4]*[.N14]" office:value-type="float" office:value="5500" calcext:value-type="float">
            <text:p>5500</text:p>
          </table:table-cell>
          <table:table-cell office:value-type="float" office:value="13" calcext:value-type="float">
            <text:p>1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6000" calcext:value-type="float">
            <text:p>60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5]*[.N15]" office:value-type="float" office:value="5500" calcext:value-type="float">
            <text:p>5500</text:p>
          </table:table-cell>
          <table:table-cell office:value-type="float" office:value="14" calcext:value-type="float">
            <text:p>1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7500" calcext:value-type="float">
            <text:p>750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6]*[.N16]" office:value-type="float" office:value="6250" calcext:value-type="float">
            <text:p>6250</text:p>
          </table:table-cell>
          <table:table-cell office:value-type="float" office:value="15" calcext:value-type="float">
            <text:p>1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7500" calcext:value-type="float">
            <text:p>75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7]*[.N17]"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5250" calcext:value-type="float">
            <text:p>52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18]*[.N18]" office:value-type="float" office:value="7500" calcext:value-type="float">
            <text:p>7500</text:p>
          </table:table-cell>
          <table:table-cell office:value-type="float" office:value="17" calcext:value-type="float">
            <text:p>1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7500" calcext:value-type="float">
            <text:p>750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9]*[.N19]" office:value-type="float" office:value="6250" calcext:value-type="float">
            <text:p>6250</text:p>
          </table:table-cell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7500" calcext:value-type="float">
            <text:p>75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0]*[.N20]" office:value-type="float" office:value="6250" calcext:value-type="float">
            <text:p>6250</text:p>
          </table:table-cell>
          <table:table-cell office:value-type="float" office:value="19" calcext:value-type="float">
            <text:p>1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5250" calcext:value-type="float">
            <text:p>525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1]*[.N21]" office:value-type="float" office:value="6250" calcext:value-type="float">
            <text:p>6250</text:p>
          </table:table-cell>
          <table:table-cell office:value-type="float" office:value="20" calcext:value-type="float">
            <text:p>2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000" calcext:value-type="float">
            <text:p>60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2]*[.N22]" office:value-type="float" office:value="5500" calcext:value-type="float">
            <text:p>5500</text:p>
          </table:table-cell>
          <table:table-cell office:value-type="float" office:value="21" calcext:value-type="float">
            <text:p>2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6000" calcext:value-type="float">
            <text:p>60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3]*[.N23]" office:value-type="float" office:value="6250" calcext:value-type="float">
            <text:p>6250</text:p>
          </table:table-cell>
          <table:table-cell office:value-type="float" office:value="22" calcext:value-type="float">
            <text:p>2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7500" calcext:value-type="float">
            <text:p>75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4]*[.N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6000" calcext:value-type="float">
            <text:p>60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5]*[.N25]" office:value-type="float" office:value="6250" calcext:value-type="float">
            <text:p>6250</text:p>
          </table:table-cell>
          <table:table-cell office:value-type="float" office:value="24" calcext:value-type="float">
            <text:p>2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5250" calcext:value-type="float">
            <text:p>525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6]*[.N26]" office:value-type="float" office:value="5500" calcext:value-type="float">
            <text:p>5500</text:p>
          </table:table-cell>
          <table:table-cell office:value-type="float" office:value="25" calcext:value-type="float">
            <text:p>2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6000" calcext:value-type="float">
            <text:p>600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7]*[.N27]" office:value-type="float" office:value="5500" calcext:value-type="float">
            <text:p>5500</text:p>
          </table:table-cell>
          <table:table-cell office:value-type="float" office:value="26" calcext:value-type="float">
            <text:p>2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5250" calcext:value-type="float">
            <text:p>525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8]*[.N28]" office:value-type="float" office:value="5500" calcext:value-type="float">
            <text:p>5500</text:p>
          </table:table-cell>
          <table:table-cell office:value-type="float" office:value="27" calcext:value-type="float">
            <text:p>2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6000" calcext:value-type="float">
            <text:p>60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9]*[.N29]" office:value-type="float" office:value="5500" calcext:value-type="float">
            <text:p>5500</text:p>
          </table:table-cell>
          <table:table-cell office:value-type="float" office:value="28" calcext:value-type="float">
            <text:p>2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6000" calcext:value-type="float">
            <text:p>60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0]*[.N30]" office:value-type="float" office:value="5500" calcext:value-type="float">
            <text:p>5500</text:p>
          </table:table-cell>
          <table:table-cell office:value-type="float" office:value="29" calcext:value-type="float">
            <text:p>2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5250" calcext:value-type="float">
            <text:p>52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1]*[.N31]" office:value-type="float" office:value="5500" calcext:value-type="float">
            <text:p>5500</text:p>
          </table:table-cell>
          <table:table-cell office:value-type="float" office:value="30" calcext:value-type="float">
            <text:p>3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5250" calcext:value-type="float">
            <text:p>525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2]*[.N32]" office:value-type="float" office:value="5500" calcext:value-type="float">
            <text:p>5500</text:p>
          </table:table-cell>
          <table:table-cell office:value-type="float" office:value="31" calcext:value-type="float">
            <text:p>3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6000" calcext:value-type="float">
            <text:p>60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3]*[.N33]" office:value-type="float" office:value="6250" calcext:value-type="float">
            <text:p>6250</text:p>
          </table:table-cell>
          <table:table-cell office:value-type="float" office:value="32" calcext:value-type="float">
            <text:p>3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5250" calcext:value-type="float">
            <text:p>525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4]*[.N34]" office:value-type="float" office:value="6250" calcext:value-type="float">
            <text:p>6250</text:p>
          </table:table-cell>
          <table:table-cell office:value-type="float" office:value="33" calcext:value-type="float">
            <text:p>3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5250" calcext:value-type="float">
            <text:p>525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5]*[.N35]" office:value-type="float" office:value="5500" calcext:value-type="float">
            <text:p>5500</text:p>
          </table:table-cell>
          <table:table-cell office:value-type="float" office:value="34" calcext:value-type="float">
            <text:p>3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6000" calcext:value-type="float">
            <text:p>6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6]*[.N36]" office:value-type="float" office:value="5500" calcext:value-type="float">
            <text:p>5500</text:p>
          </table:table-cell>
          <table:table-cell office:value-type="float" office:value="35" calcext:value-type="float">
            <text:p>3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7500" calcext:value-type="float">
            <text:p>75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37]*[.N37]" office:value-type="float" office:value="7500" calcext:value-type="float">
            <text:p>7500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5250" calcext:value-type="float">
            <text:p>525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8]*[.N38]" office:value-type="float" office:value="6250" calcext:value-type="float">
            <text:p>6250</text:p>
          </table:table-cell>
          <table:table-cell office:value-type="float" office:value="37" calcext:value-type="float">
            <text:p>3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5250" calcext:value-type="float">
            <text:p>52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39]*[.N39]" office:value-type="float" office:value="7500" calcext:value-type="float">
            <text:p>7500</text:p>
          </table:table-cell>
          <table:table-cell office:value-type="float" office:value="38" calcext:value-type="float">
            <text:p>3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5250" calcext:value-type="float">
            <text:p>525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0]*[.N40]" office:value-type="float" office:value="5500" calcext:value-type="float">
            <text:p>5500</text:p>
          </table:table-cell>
          <table:table-cell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5250" calcext:value-type="float">
            <text:p>525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1]*[.N41]"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5250" calcext:value-type="float">
            <text:p>52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2]*[.N42]" office:value-type="float" office:value="6250" calcext:value-type="float">
            <text:p>6250</text:p>
          </table:table-cell>
          <table:table-cell office:value-type="float" office:value="41" calcext:value-type="float">
            <text:p>4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6000" calcext:value-type="float">
            <text:p>60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3]*[.N43]" office:value-type="float" office:value="5500" calcext:value-type="float">
            <text:p>5500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5250" calcext:value-type="float">
            <text:p>525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4]*[.N44]" office:value-type="float" office:value="6250" calcext:value-type="float">
            <text:p>6250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5250" calcext:value-type="float">
            <text:p>525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5]*[.N45]" office:value-type="float" office:value="6250" calcext:value-type="float">
            <text:p>6250</text:p>
          </table:table-cell>
          <table:table-cell office:value-type="float" office:value="44" calcext:value-type="float">
            <text:p>4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000" calcext:value-type="float">
            <text:p>60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6]*[.N46]" office:value-type="float" office:value="5500" calcext:value-type="float">
            <text:p>5500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5250" calcext:value-type="float">
            <text:p>52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7]*[.N47]" office:value-type="float" office:value="5500" calcext:value-type="float">
            <text:p>5500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5250" calcext:value-type="float">
            <text:p>525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8]*[.N48]" office:value-type="float" office:value="6250" calcext:value-type="float">
            <text:p>6250</text:p>
          </table:table-cell>
          <table:table-cell office:value-type="float" office:value="47" calcext:value-type="float">
            <text:p>4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6000" calcext:value-type="float">
            <text:p>60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49]*[.N49]" office:value-type="float" office:value="7500" calcext:value-type="float">
            <text:p>7500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5250" calcext:value-type="float">
            <text:p>52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0]*[.N50]" office:value-type="float" office:value="6250" calcext:value-type="float">
            <text:p>6250</text:p>
          </table:table-cell>
          <table:table-cell office:value-type="float" office:value="49" calcext:value-type="float">
            <text:p>4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1]*[.N51]"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5250" calcext:value-type="float">
            <text:p>52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2]*[.N52]" office:value-type="float" office:value="6250" calcext:value-type="float">
            <text:p>6250</text:p>
          </table:table-cell>
          <table:table-cell office:value-type="float" office:value="51" calcext:value-type="float">
            <text:p>5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5250" calcext:value-type="float">
            <text:p>525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53]*[.N53]" office:value-type="float" office:value="7500" calcext:value-type="float">
            <text:p>7500</text:p>
          </table:table-cell>
          <table:table-cell office:value-type="float" office:value="52" calcext:value-type="float">
            <text:p>5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6000" calcext:value-type="float">
            <text:p>600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4]*[.N54]" office:value-type="float" office:value="5500" calcext:value-type="float">
            <text:p>5500</text:p>
          </table:table-cell>
          <table:table-cell office:value-type="float" office:value="53" calcext:value-type="float">
            <text:p>5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5250" calcext:value-type="float">
            <text:p>525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5]*[.N55]" office:value-type="float" office:value="6250" calcext:value-type="float">
            <text:p>6250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5250" calcext:value-type="float">
            <text:p>525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6]*[.N56]" office:value-type="float" office:value="6250" calcext:value-type="float">
            <text:p>6250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6000" calcext:value-type="float">
            <text:p>60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7]*[.N57]" office:value-type="float" office:value="5500" calcext:value-type="float">
            <text:p>5500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6000" calcext:value-type="float">
            <text:p>60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8]*[.N58]" office:value-type="float" office:value="5500" calcext:value-type="float">
            <text:p>5500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5250" calcext:value-type="float">
            <text:p>525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59]*[.N59]" office:value-type="float" office:value="7500" calcext:value-type="float">
            <text:p>7500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7500" calcext:value-type="float">
            <text:p>750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0]*[.N60]" office:value-type="float" office:value="5500" calcext:value-type="float">
            <text:p>5500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5250" calcext:value-type="float">
            <text:p>525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1]*[.N61]" office:value-type="float" office:value="6250" calcext:value-type="float">
            <text:p>6250</text:p>
          </table:table-cell>
          <table:table-cell office:value-type="float" office:value="60" calcext:value-type="float">
            <text:p>6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5250" calcext:value-type="float">
            <text:p>525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2]*[.N62]" office:value-type="float" office:value="6250" calcext:value-type="float">
            <text:p>6250</text:p>
          </table:table-cell>
          <table:table-cell office:value-type="float" office:value="61" calcext:value-type="float">
            <text:p>6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6000" calcext:value-type="float">
            <text:p>60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3]*[.N63]" office:value-type="float" office:value="6250" calcext:value-type="float">
            <text:p>6250</text:p>
          </table:table-cell>
          <table:table-cell office:value-type="float" office:value="62" calcext:value-type="float">
            <text:p>6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6000" calcext:value-type="float">
            <text:p>600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4]*[.N64]" office:value-type="float" office:value="5500" calcext:value-type="float">
            <text:p>5500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7500" calcext:value-type="float">
            <text:p>75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5]*[.N65]" office:value-type="float" office:value="6250" calcext:value-type="float">
            <text:p>6250</text:p>
          </table:table-cell>
          <table:table-cell office:value-type="float" office:value="64" calcext:value-type="float">
            <text:p>6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5250" calcext:value-type="float">
            <text:p>52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6]*[.N66]" office:value-type="float" office:value="5500" calcext:value-type="float">
            <text:p>5500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6000" calcext:value-type="float">
            <text:p>60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67]*[.N67]" office:value-type="float" office:value="7500" calcext:value-type="float">
            <text:p>7500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5250" calcext:value-type="float">
            <text:p>525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8]*[.N68]" office:value-type="float" office:value="6250" calcext:value-type="float">
            <text:p>6250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7500" calcext:value-type="float">
            <text:p>750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9]*[.N69]" office:value-type="float" office:value="6250" calcext:value-type="float">
            <text:p>6250</text:p>
          </table:table-cell>
          <table:table-cell office:value-type="float" office:value="68" calcext:value-type="float">
            <text:p>6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5250" calcext:value-type="float">
            <text:p>52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0]*[.N70]" office:value-type="float" office:value="6250" calcext:value-type="float">
            <text:p>6250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5250" calcext:value-type="float">
            <text:p>525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1]*[.N71]" office:value-type="float" office:value="6250" calcext:value-type="float">
            <text:p>6250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5250" calcext:value-type="float">
            <text:p>52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2]*[.N72]" office:value-type="float" office:value="5500" calcext:value-type="float">
            <text:p>5500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6000" calcext:value-type="float">
            <text:p>600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73]*[.N73]" office:value-type="float" office:value="7500" calcext:value-type="float">
            <text:p>7500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6000" calcext:value-type="float">
            <text:p>600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4]*[.N74]" office:value-type="float" office:value="6250" calcext:value-type="float">
            <text:p>6250</text:p>
          </table:table-cell>
          <table:table-cell office:value-type="float" office:value="73" calcext:value-type="float">
            <text:p>7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5250" calcext:value-type="float">
            <text:p>525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5]*[.N75]" office:value-type="float" office:value="5500" calcext:value-type="float">
            <text:p>5500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5250" calcext:value-type="float">
            <text:p>5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6]*[.N76]" office:value-type="float" office:value="5500" calcext:value-type="float">
            <text:p>5500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5250" calcext:value-type="float">
            <text:p>5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7]*[.N77]" office:value-type="float" office:value="6250" calcext:value-type="float">
            <text:p>6250</text:p>
          </table:table-cell>
          <table:table-cell office:value-type="float" office:value="76" calcext:value-type="float">
            <text:p>7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000" calcext:value-type="float">
            <text:p>60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8]*[.N78]" office:value-type="float" office:value="6250" calcext:value-type="float">
            <text:p>6250</text:p>
          </table:table-cell>
          <table:table-cell office:value-type="float" office:value="77" calcext:value-type="float">
            <text:p>7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6000" calcext:value-type="float">
            <text:p>60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9]*[.N79]" office:value-type="float" office:value="5500" calcext:value-type="float">
            <text:p>5500</text:p>
          </table:table-cell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5250" calcext:value-type="float">
            <text:p>525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0]*[.N80]" office:value-type="float" office:value="5500" calcext:value-type="float">
            <text:p>5500</text:p>
          </table:table-cell>
          <table:table-cell office:value-type="float" office:value="79" calcext:value-type="float">
            <text:p>7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6000" calcext:value-type="float">
            <text:p>6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1]*[.N81]" office:value-type="float" office:value="5500" calcext:value-type="float">
            <text:p>5500</text:p>
          </table:table-cell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5250" calcext:value-type="float">
            <text:p>52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2]*[.N82]" office:value-type="float" office:value="5500" calcext:value-type="float">
            <text:p>5500</text:p>
          </table:table-cell>
          <table:table-cell office:value-type="float" office:value="81" calcext:value-type="float">
            <text:p>8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7500" calcext:value-type="float">
            <text:p>750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3]*[.N83]" office:value-type="float" office:value="5500" calcext:value-type="float">
            <text:p>5500</text:p>
          </table:table-cell>
          <table:table-cell office:value-type="float" office:value="82" calcext:value-type="float">
            <text:p>8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6000" calcext:value-type="float">
            <text:p>60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4]*[.N84]" office:value-type="float" office:value="5500" calcext:value-type="float">
            <text:p>5500</text:p>
          </table:table-cell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6000" calcext:value-type="float">
            <text:p>60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5]*[.N85]" office:value-type="float" office:value="6250" calcext:value-type="float">
            <text:p>6250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5250" calcext:value-type="float">
            <text:p>52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6]*[.N86]" office:value-type="float" office:value="5500" calcext:value-type="float">
            <text:p>5500</text:p>
          </table:table-cell>
          <table:table-cell office:value-type="float" office:value="85" calcext:value-type="float">
            <text:p>8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5250" calcext:value-type="float">
            <text:p>525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7]*[.N87]" office:value-type="float" office:value="6250" calcext:value-type="float">
            <text:p>6250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6000" calcext:value-type="float">
            <text:p>60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8]*[.N88]" office:value-type="float" office:value="6250" calcext:value-type="float">
            <text:p>6250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5250" calcext:value-type="float">
            <text:p>525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9]*[.N89]" office:value-type="float" office:value="5500" calcext:value-type="float">
            <text:p>5500</text:p>
          </table:table-cell>
          <table:table-cell office:value-type="float" office:value="88" calcext:value-type="float">
            <text:p>8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6000" calcext:value-type="float">
            <text:p>60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0]*[.N90]" office:value-type="float" office:value="5500" calcext:value-type="float">
            <text:p>5500</text:p>
          </table:table-cell>
          <table:table-cell office:value-type="float" office:value="89" calcext:value-type="float">
            <text:p>8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000" calcext:value-type="float">
            <text:p>60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91]*[.N91]" office:value-type="float" office:value="7500" calcext:value-type="float">
            <text:p>7500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5250" calcext:value-type="float">
            <text:p>525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2]*[.N92]" office:value-type="float" office:value="6250" calcext:value-type="float">
            <text:p>6250</text:p>
          </table:table-cell>
          <table:table-cell office:value-type="float" office:value="91" calcext:value-type="float">
            <text:p>9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6000" calcext:value-type="float">
            <text:p>600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3]*[.N93]" office:value-type="float" office:value="6250" calcext:value-type="float">
            <text:p>6250</text:p>
          </table:table-cell>
          <table:table-cell office:value-type="float" office:value="92" calcext:value-type="float">
            <text:p>92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000" calcext:value-type="float">
            <text:p>60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M94]*[.N94]" office:value-type="float" office:value="7500" calcext:value-type="float">
            <text:p>7500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6000" calcext:value-type="float">
            <text:p>6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5]*[.N95]" office:value-type="float" office:value="5500" calcext:value-type="float">
            <text:p>5500</text:p>
          </table:table-cell>
          <table:table-cell office:value-type="float" office:value="94" calcext:value-type="float">
            <text:p>94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6000" calcext:value-type="float">
            <text:p>600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6]*[.N96]" office:value-type="float" office:value="5500" calcext:value-type="float">
            <text:p>5500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6000" calcext:value-type="float">
            <text:p>60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7]*[.N97]" office:value-type="float" office:value="5500" calcext:value-type="float">
            <text:p>5500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5250" calcext:value-type="float">
            <text:p>525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8]*[.N98]" office:value-type="float" office:value="5500" calcext:value-type="float">
            <text:p>5500</text:p>
          </table:table-cell>
          <table:table-cell office:value-type="float" office:value="97" calcext:value-type="float">
            <text:p>97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6000" calcext:value-type="float">
            <text:p>600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9]*[.N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5250" calcext:value-type="float">
            <text:p>525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0]*[.N100]" office:value-type="float" office:value="5500" calcext:value-type="float">
            <text:p>5500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5250" calcext:value-type="float">
            <text:p>52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1]*[.N101]" office:value-type="float" office:value="5500" calcext:value-type="float">
            <text:p>5500</text:p>
          </table:table-cell>
          <table:table-cell office:value-type="float" office:value="100" calcext:value-type="float">
            <text:p>100</text:p>
          </table:table-cell>
          <table:table-cell table:number-columns-repeated="1008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5" table:style-name="ta1">
        <table:table-column table:style-name="co38" table:default-cell-style-name="ce1"/>
        <table:table-column table:style-name="co40" table:default-cell-style-name="ce1"/>
        <table:table-column table:style-name="co41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48" table:default-cell-style-name="ce1"/>
        <table:table-column table:style-name="co49" table:default-cell-style-name="ce1"/>
        <table:table-column table:style-name="co26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number-columns-repeated="988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6250" calcext:value-type="float">
            <text:p>62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]*[.N2]" office:value-type="float" office:value="5500" calcext:value-type="float">
            <text:p>55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]*[.W2]"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2]*[.AF2]" office:value-type="float" office:value="7000" calcext:value-type="float">
            <text:p>7000</text:p>
          </table:table-cell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3列目　左から１3番目のブロック　削除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6250" calcext:value-type="float">
            <text:p>6250</text:p>
          </table:table-cell>
          <table:table-cell office:value-type="float" office:value="2" calcext:value-type="float">
            <text:p>2</text:p>
          </table:table-cell>
          <table:table-cell table:formula="of:=[.F2]+[.F4]+[.F67]/3" office:value-type="float" office:value="15916.6666666667" calcext:value-type="float">
            <text:p>15916.6666666667</text:p>
          </table:table-cell>
          <table:table-cell/>
          <table:table-cell office:value-type="string" calcext:value-type="string">
            <text:p>3列目　左から１0番目のブロック　削除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]*[.N3]" office:value-type="float" office:value="5500" calcext:value-type="float">
            <text:p>5500</text:p>
          </table:table-cell>
          <table:table-cell office:value-type="float" office:value="2" calcext:value-type="float">
            <text:p>2</text:p>
          </table:table-cell>
          <table:table-cell table:formula="of:=[.O2]+[.O5]+[.O71]/3" office:value-type="float" office:value="14416.6666666667" calcext:value-type="float">
            <text:p>14416.6666666667</text:p>
          </table:table-cell>
          <table:table-cell/>
          <table:table-cell office:value-type="string" calcext:value-type="string">
            <text:p>3列目　左から3番目のブロック　削除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]*[.W3]"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table:formula="of:=[.X2]+[.X3]/2" office:value-type="float" office:value="8875" calcext:value-type="float">
            <text:p>8875</text:p>
          </table:table-cell>
          <table:table-cell/>
          <table:table-cell office:value-type="string" calcext:value-type="string">
            <text:p>3列目　左から16番目のブロック　削除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3]*[.AF3]" office:value-type="float" office:value="7000" calcext:value-type="float">
            <text:p>7000</text:p>
          </table:table-cell>
          <table:table-cell office:value-type="float" office:value="2" calcext:value-type="float">
            <text:p>2</text:p>
          </table:table-cell>
          <table:table-cell table:formula="of:=[.AG3]+[.AG4]/2" office:value-type="float" office:value="10875" calcext:value-type="float">
            <text:p>1087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7000" calcext:value-type="float">
            <text:p>70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]*[.N4]" office:value-type="float" office:value="5500" calcext:value-type="float">
            <text:p>55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]*[.W4]" office:value-type="float" office:value="4875" calcext:value-type="float">
            <text:p>487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]*[.AF4]" office:value-type="float" office:value="7750" calcext:value-type="float">
            <text:p>7750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6250" calcext:value-type="float">
            <text:p>6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]*[.N5]" office:value-type="float" office:value="6250" calcext:value-type="float">
            <text:p>6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]*[.W5]" office:value-type="float" office:value="8000" calcext:value-type="float">
            <text:p>80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5]*[.AF5]" office:value-type="float" office:value="7000" calcext:value-type="float">
            <text:p>7000</text:p>
          </table:table-cell>
          <table:table-cell office:value-type="float" office:value="4" calcext:value-type="float">
            <text:p>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6250" calcext:value-type="float">
            <text:p>6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]*[.N6]" office:value-type="float" office:value="5500" calcext:value-type="float">
            <text:p>5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]*[.W6]" office:value-type="float" office:value="8000" calcext:value-type="float">
            <text:p>8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6]*[.AF6]" office:value-type="float" office:value="7000" calcext:value-type="float">
            <text:p>7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6250" calcext:value-type="float">
            <text:p>6250</text:p>
          </table:table-cell>
          <table:table-cell office:value-type="float" office:value="6" calcext:value-type="float">
            <text:p>6</text:p>
          </table:table-cell>
          <table:table-cell table:formula="of:=AVERAGE([.F2:.F101])" office:value-type="float" office:value="6675" calcext:value-type="float">
            <text:p>667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]*[.N7]" office:value-type="float" office:value="6250" calcext:value-type="float">
            <text:p>6250</text:p>
          </table:table-cell>
          <table:table-cell office:value-type="float" office:value="6" calcext:value-type="float">
            <text:p>6</text:p>
          </table:table-cell>
          <table:table-cell table:formula="of:=AVERAGE([.O2:.O101])" office:value-type="float" office:value="6002.5" calcext:value-type="float">
            <text:p>6002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]*[.W7]" office:value-type="float" office:value="4875" calcext:value-type="float">
            <text:p>4875</text:p>
          </table:table-cell>
          <table:table-cell office:value-type="float" office:value="6" calcext:value-type="float">
            <text:p>6</text:p>
          </table:table-cell>
          <table:table-cell table:formula="of:=AVERAGE([.X2:.X101])" office:value-type="float" office:value="6906.25" calcext:value-type="float">
            <text:p>6906.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]*[.AF7]" office:value-type="float" office:value="7750" calcext:value-type="float">
            <text:p>7750</text:p>
          </table:table-cell>
          <table:table-cell office:value-type="float" office:value="6" calcext:value-type="float">
            <text:p>6</text:p>
          </table:table-cell>
          <table:table-cell table:formula="of:=AVERAGE([.AG2:.AG101])" office:value-type="float" office:value="7602.5" calcext:value-type="float">
            <text:p>7602.5</text:p>
          </table:table-cell>
          <table:table-cell table:number-columns-repeated="98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7000" calcext:value-type="float">
            <text:p>70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]*[.N8]" office:value-type="float" office:value="5500" calcext:value-type="float">
            <text:p>55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]*[.W8]" office:value-type="float" office:value="8000" calcext:value-type="float">
            <text:p>80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]*[.AF8]" office:value-type="float" office:value="7750" calcext:value-type="float">
            <text:p>7750</text:p>
          </table:table-cell>
          <table:table-cell office:value-type="float" office:value="7" calcext:value-type="float">
            <text:p>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6250" calcext:value-type="float">
            <text:p>62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]*[.N9]" office:value-type="float" office:value="5500" calcext:value-type="float">
            <text:p>55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9]*[.W9]" office:value-type="float" office:value="4875" calcext:value-type="float">
            <text:p>487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]*[.AF9]" office:value-type="float" office:value="7750" calcext:value-type="float">
            <text:p>7750</text:p>
          </table:table-cell>
          <table:table-cell office:value-type="float" office:value="8" calcext:value-type="float">
            <text:p>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7000" calcext:value-type="float">
            <text:p>7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]*[.N10]" office:value-type="float" office:value="5500" calcext:value-type="float">
            <text:p>55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0]*[.W10]" office:value-type="float" office:value="4875" calcext:value-type="float">
            <text:p>4875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0]*[.AF10]" office:value-type="float" office:value="7750" calcext:value-type="float">
            <text:p>7750</text:p>
          </table:table-cell>
          <table:table-cell office:value-type="float" office:value="9" calcext:value-type="float">
            <text:p>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6250" calcext:value-type="float">
            <text:p>62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1]*[.N11]" office:value-type="float" office:value="6250" calcext:value-type="float">
            <text:p>62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1]*[.W11]" office:value-type="float" office:value="8000" calcext:value-type="float">
            <text:p>8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11]*[.AF11]" office:value-type="float" office:value="7000" calcext:value-type="float">
            <text:p>7000</text:p>
          </table:table-cell>
          <table:table-cell office:value-type="float" office:value="10" calcext:value-type="float">
            <text:p>1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6250" calcext:value-type="float">
            <text:p>625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2]*[.N12]" office:value-type="float" office:value="5500" calcext:value-type="float">
            <text:p>55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2]*[.W12]" office:value-type="float" office:value="8000" calcext:value-type="float">
            <text:p>80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12]*[.AF12]" office:value-type="float" office:value="7000" calcext:value-type="float">
            <text:p>7000</text:p>
          </table:table-cell>
          <table:table-cell office:value-type="float" office:value="11" calcext:value-type="float">
            <text:p>1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3]*[.N13]" office:value-type="float" office:value="5500" calcext:value-type="float">
            <text:p>55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3]*[.W13]" office:value-type="float" office:value="8000" calcext:value-type="float">
            <text:p>80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13]*[.AF13]" office:value-type="float" office:value="7000" calcext:value-type="float">
            <text:p>7000</text:p>
          </table:table-cell>
          <table:table-cell office:value-type="float" office:value="12" calcext:value-type="float">
            <text:p>1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6250" calcext:value-type="float">
            <text:p>625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4]*[.N14]" office:value-type="float" office:value="5500" calcext:value-type="float">
            <text:p>55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4]*[.W14]" office:value-type="float" office:value="8000" calcext:value-type="float">
            <text:p>80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4]*[.AF14]" office:value-type="float" office:value="7750" calcext:value-type="float">
            <text:p>7750</text:p>
          </table:table-cell>
          <table:table-cell office:value-type="float" office:value="13" calcext:value-type="float">
            <text:p>1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7000" calcext:value-type="float">
            <text:p>70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5]*[.N15]" office:value-type="float" office:value="5500" calcext:value-type="float">
            <text:p>55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5]*[.W15]" office:value-type="float" office:value="8000" calcext:value-type="float">
            <text:p>80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5]*[.AF15]" office:value-type="float" office:value="7750" calcext:value-type="float">
            <text:p>7750</text:p>
          </table:table-cell>
          <table:table-cell office:value-type="float" office:value="14" calcext:value-type="float">
            <text:p>1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7000" calcext:value-type="float">
            <text:p>700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6]*[.N16]" office:value-type="float" office:value="6250" calcext:value-type="float">
            <text:p>62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6]*[.W16]" office:value-type="float" office:value="8000" calcext:value-type="float">
            <text:p>800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6]*[.AF16]" office:value-type="float" office:value="7750" calcext:value-type="float">
            <text:p>7750</text:p>
          </table:table-cell>
          <table:table-cell office:value-type="float" office:value="15" calcext:value-type="float">
            <text:p>1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7000" calcext:value-type="float">
            <text:p>7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7]*[.N17]" office:value-type="float" office:value="5500" calcext:value-type="float">
            <text:p>55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7]*[.W17]" office:value-type="float" office:value="8000" calcext:value-type="float">
            <text:p>8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7]*[.AF17]" office:value-type="float" office:value="7750" calcext:value-type="float">
            <text:p>7750</text:p>
          </table:table-cell>
          <table:table-cell office:value-type="float" office:value="16" calcext:value-type="float">
            <text:p>1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7000" calcext:value-type="float">
            <text:p>70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18]*[.N18]" office:value-type="float" office:value="6250" calcext:value-type="float">
            <text:p>62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8]*[.W18]" office:value-type="float" office:value="4875" calcext:value-type="float">
            <text:p>4875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8]*[.AF18]" office:value-type="float" office:value="7750" calcext:value-type="float">
            <text:p>7750</text:p>
          </table:table-cell>
          <table:table-cell office:value-type="float" office:value="17" calcext:value-type="float">
            <text:p>1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6250" calcext:value-type="float">
            <text:p>625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9]*[.N19]" office:value-type="float" office:value="5500" calcext:value-type="float">
            <text:p>550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9]*[.W19]" office:value-type="float" office:value="4875" calcext:value-type="float">
            <text:p>4875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9]*[.AF19]" office:value-type="float" office:value="7750" calcext:value-type="float">
            <text:p>7750</text:p>
          </table:table-cell>
          <table:table-cell office:value-type="float" office:value="18" calcext:value-type="float">
            <text:p>1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7000" calcext:value-type="float">
            <text:p>70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0]*[.N20]" office:value-type="float" office:value="6250" calcext:value-type="float">
            <text:p>625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0]*[.W20]" office:value-type="float" office:value="8000" calcext:value-type="float">
            <text:p>80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0]*[.AF20]" office:value-type="float" office:value="7750" calcext:value-type="float">
            <text:p>7750</text:p>
          </table:table-cell>
          <table:table-cell office:value-type="float" office:value="19" calcext:value-type="float">
            <text:p>1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7000" calcext:value-type="float">
            <text:p>70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1]*[.N21]" office:value-type="float" office:value="5500" calcext:value-type="float">
            <text:p>55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1]*[.W21]" office:value-type="float" office:value="8000" calcext:value-type="float">
            <text:p>80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1]*[.AF21]" office:value-type="float" office:value="7750" calcext:value-type="float">
            <text:p>7750</text:p>
          </table:table-cell>
          <table:table-cell office:value-type="float" office:value="20" calcext:value-type="float">
            <text:p>2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6250" calcext:value-type="float">
            <text:p>625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2]*[.N22]" office:value-type="float" office:value="5500" calcext:value-type="float">
            <text:p>55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2]*[.W22]" office:value-type="float" office:value="8000" calcext:value-type="float">
            <text:p>80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2]*[.AF22]" office:value-type="float" office:value="7750" calcext:value-type="float">
            <text:p>7750</text:p>
          </table:table-cell>
          <table:table-cell office:value-type="float" office:value="21" calcext:value-type="float">
            <text:p>2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7000" calcext:value-type="float">
            <text:p>70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3]*[.N23]" office:value-type="float" office:value="5500" calcext:value-type="float">
            <text:p>55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3]*[.W23]" office:value-type="float" office:value="4875" calcext:value-type="float">
            <text:p>4875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3]*[.AF23]" office:value-type="float" office:value="7750" calcext:value-type="float">
            <text:p>7750</text:p>
          </table:table-cell>
          <table:table-cell office:value-type="float" office:value="22" calcext:value-type="float">
            <text:p>2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4]*[.N24]" office:value-type="float" office:value="6250" calcext:value-type="float">
            <text:p>62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4]*[.W24]" office:value-type="float" office:value="8000" calcext:value-type="float">
            <text:p>80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4]*[.AF24]" office:value-type="float" office:value="7750" calcext:value-type="float">
            <text:p>7750</text:p>
          </table:table-cell>
          <table:table-cell office:value-type="float" office:value="23" calcext:value-type="float">
            <text:p>2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6250" calcext:value-type="float">
            <text:p>625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5]*[.N25]" office:value-type="float" office:value="5500" calcext:value-type="float">
            <text:p>55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5]*[.W25]" office:value-type="float" office:value="8000" calcext:value-type="float">
            <text:p>80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5]*[.AF25]" office:value-type="float" office:value="7750" calcext:value-type="float">
            <text:p>7750</text:p>
          </table:table-cell>
          <table:table-cell office:value-type="float" office:value="24" calcext:value-type="float">
            <text:p>2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8000" calcext:value-type="float">
            <text:p>80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6]*[.N26]" office:value-type="float" office:value="6250" calcext:value-type="float">
            <text:p>625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6]*[.W26]" office:value-type="float" office:value="4875" calcext:value-type="float">
            <text:p>487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6]*[.AF26]" office:value-type="float" office:value="7750" calcext:value-type="float">
            <text:p>7750</text:p>
          </table:table-cell>
          <table:table-cell office:value-type="float" office:value="25" calcext:value-type="float">
            <text:p>2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6250" calcext:value-type="float">
            <text:p>62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7]*[.N27]" office:value-type="float" office:value="6250" calcext:value-type="float">
            <text:p>62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7]*[.W27]" office:value-type="float" office:value="8000" calcext:value-type="float">
            <text:p>800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7]*[.AF27]" office:value-type="float" office:value="7750" calcext:value-type="float">
            <text:p>7750</text:p>
          </table:table-cell>
          <table:table-cell office:value-type="float" office:value="26" calcext:value-type="float">
            <text:p>2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8000" calcext:value-type="float">
            <text:p>80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28]*[.N28]" office:value-type="float" office:value="5500" calcext:value-type="float">
            <text:p>55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28]*[.W28]" office:value-type="float" office:value="8000" calcext:value-type="float">
            <text:p>80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28]*[.AF28]" office:value-type="float" office:value="7750" calcext:value-type="float">
            <text:p>7750</text:p>
          </table:table-cell>
          <table:table-cell office:value-type="float" office:value="27" calcext:value-type="float">
            <text:p>2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7000" calcext:value-type="float">
            <text:p>70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29]*[.N29]" office:value-type="float" office:value="6250" calcext:value-type="float">
            <text:p>625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9]*[.W29]" office:value-type="float" office:value="4875" calcext:value-type="float">
            <text:p>4875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29]*[.AF29]" office:value-type="float" office:value="7000" calcext:value-type="float">
            <text:p>7000</text:p>
          </table:table-cell>
          <table:table-cell office:value-type="float" office:value="28" calcext:value-type="float">
            <text:p>2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6250" calcext:value-type="float">
            <text:p>62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0]*[.N30]" office:value-type="float" office:value="5500" calcext:value-type="float">
            <text:p>55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0]*[.W30]" office:value-type="float" office:value="8000" calcext:value-type="float">
            <text:p>80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0]*[.AF30]" office:value-type="float" office:value="7750" calcext:value-type="float">
            <text:p>7750</text:p>
          </table:table-cell>
          <table:table-cell office:value-type="float" office:value="29" calcext:value-type="float">
            <text:p>2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6250" calcext:value-type="float">
            <text:p>62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1]*[.N31]" office:value-type="float" office:value="6250" calcext:value-type="float">
            <text:p>62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1]*[.W31]" office:value-type="float" office:value="4875" calcext:value-type="float">
            <text:p>487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1]*[.AF31]" office:value-type="float" office:value="7750" calcext:value-type="float">
            <text:p>7750</text:p>
          </table:table-cell>
          <table:table-cell office:value-type="float" office:value="30" calcext:value-type="float">
            <text:p>3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7000" calcext:value-type="float">
            <text:p>70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2]*[.N32]" office:value-type="float" office:value="6250" calcext:value-type="float">
            <text:p>625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2]*[.W32]" office:value-type="float" office:value="8000" calcext:value-type="float">
            <text:p>80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2]*[.AF32]" office:value-type="float" office:value="7750" calcext:value-type="float">
            <text:p>7750</text:p>
          </table:table-cell>
          <table:table-cell office:value-type="float" office:value="31" calcext:value-type="float">
            <text:p>3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7000" calcext:value-type="float">
            <text:p>70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33]*[.N33]" office:value-type="float" office:value="8000" calcext:value-type="float">
            <text:p>80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3]*[.W33]" office:value-type="float" office:value="4875" calcext:value-type="float">
            <text:p>4875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3]*[.AF33]" office:value-type="float" office:value="7750" calcext:value-type="float">
            <text:p>7750</text:p>
          </table:table-cell>
          <table:table-cell office:value-type="float" office:value="32" calcext:value-type="float">
            <text:p>3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6250" calcext:value-type="float">
            <text:p>625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4]*[.N34]" office:value-type="float" office:value="5500" calcext:value-type="float">
            <text:p>55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4]*[.W34]" office:value-type="float" office:value="4875" calcext:value-type="float">
            <text:p>4875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4]*[.AF34]" office:value-type="float" office:value="7750" calcext:value-type="float">
            <text:p>7750</text:p>
          </table:table-cell>
          <table:table-cell office:value-type="float" office:value="33" calcext:value-type="float">
            <text:p>3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6250" calcext:value-type="float">
            <text:p>625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35]*[.N35]" office:value-type="float" office:value="8000" calcext:value-type="float">
            <text:p>800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5]*[.W35]" office:value-type="float" office:value="4875" calcext:value-type="float">
            <text:p>4875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5]*[.AF35]" office:value-type="float" office:value="7750" calcext:value-type="float">
            <text:p>7750</text:p>
          </table:table-cell>
          <table:table-cell office:value-type="float" office:value="34" calcext:value-type="float">
            <text:p>3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7000" calcext:value-type="float">
            <text:p>7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6]*[.N36]" office:value-type="float" office:value="5500" calcext:value-type="float">
            <text:p>55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6]*[.W36]" office:value-type="float" office:value="8000" calcext:value-type="float">
            <text:p>8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6]*[.AF36]" office:value-type="float" office:value="7750" calcext:value-type="float">
            <text:p>7750</text:p>
          </table:table-cell>
          <table:table-cell office:value-type="float" office:value="35" calcext:value-type="float">
            <text:p>3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7000" calcext:value-type="float">
            <text:p>70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37]*[.N37]" office:value-type="float" office:value="8000" calcext:value-type="float">
            <text:p>80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7]*[.W37]" office:value-type="float" office:value="8000" calcext:value-type="float">
            <text:p>80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7]*[.AF37]" office:value-type="float" office:value="7750" calcext:value-type="float">
            <text:p>7750</text:p>
          </table:table-cell>
          <table:table-cell office:value-type="float" office:value="36" calcext:value-type="float">
            <text:p>3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6250" calcext:value-type="float">
            <text:p>625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38]*[.N38]" office:value-type="float" office:value="5500" calcext:value-type="float">
            <text:p>55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8]*[.W38]" office:value-type="float" office:value="4875" calcext:value-type="float">
            <text:p>4875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38]*[.AF38]" office:value-type="float" office:value="7750" calcext:value-type="float">
            <text:p>7750</text:p>
          </table:table-cell>
          <table:table-cell office:value-type="float" office:value="37" calcext:value-type="float">
            <text:p>3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7000" calcext:value-type="float">
            <text:p>70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39]*[.N39]" office:value-type="float" office:value="6250" calcext:value-type="float">
            <text:p>62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39]*[.W39]" office:value-type="float" office:value="8000" calcext:value-type="float">
            <text:p>80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39]*[.AF39]" office:value-type="float" office:value="7000" calcext:value-type="float">
            <text:p>7000</text:p>
          </table:table-cell>
          <table:table-cell office:value-type="float" office:value="38" calcext:value-type="float">
            <text:p>3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7000" calcext:value-type="float">
            <text:p>7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40]*[.N40]" office:value-type="float" office:value="8000" calcext:value-type="float">
            <text:p>8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0]*[.W40]" office:value-type="float" office:value="8000" calcext:value-type="float">
            <text:p>8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40]*[.AF40]" office:value-type="float" office:value="7000" calcext:value-type="float">
            <text:p>7000</text:p>
          </table:table-cell>
          <table:table-cell office:value-type="float" office:value="39" calcext:value-type="float">
            <text:p>3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6250" calcext:value-type="float">
            <text:p>625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1]*[.N41]" office:value-type="float" office:value="5500" calcext:value-type="float">
            <text:p>55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1]*[.W41]" office:value-type="float" office:value="8000" calcext:value-type="float">
            <text:p>80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1]*[.AF41]" office:value-type="float" office:value="7750" calcext:value-type="float">
            <text:p>7750</text:p>
          </table:table-cell>
          <table:table-cell office:value-type="float" office:value="40" calcext:value-type="float">
            <text:p>4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6250" calcext:value-type="float">
            <text:p>62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2]*[.N42]" office:value-type="float" office:value="6250" calcext:value-type="float">
            <text:p>62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2]*[.W42]" office:value-type="float" office:value="8000" calcext:value-type="float">
            <text:p>800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2]*[.AF42]" office:value-type="float" office:value="7750" calcext:value-type="float">
            <text:p>7750</text:p>
          </table:table-cell>
          <table:table-cell office:value-type="float" office:value="41" calcext:value-type="float">
            <text:p>4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7000" calcext:value-type="float">
            <text:p>70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43]*[.N43]" office:value-type="float" office:value="6250" calcext:value-type="float">
            <text:p>625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3]*[.W43]" office:value-type="float" office:value="4875" calcext:value-type="float">
            <text:p>4875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3]*[.AF43]" office:value-type="float" office:value="7750" calcext:value-type="float">
            <text:p>7750</text:p>
          </table:table-cell>
          <table:table-cell office:value-type="float" office:value="42" calcext:value-type="float">
            <text:p>4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6250" calcext:value-type="float">
            <text:p>625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44]*[.N44]" office:value-type="float" office:value="8000" calcext:value-type="float">
            <text:p>800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4]*[.W44]" office:value-type="float" office:value="4875" calcext:value-type="float">
            <text:p>4875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4]*[.AF44]" office:value-type="float" office:value="7750" calcext:value-type="float">
            <text:p>7750</text:p>
          </table:table-cell>
          <table:table-cell office:value-type="float" office:value="43" calcext:value-type="float">
            <text:p>4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6250" calcext:value-type="float">
            <text:p>625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5]*[.N45]" office:value-type="float" office:value="5500" calcext:value-type="float">
            <text:p>5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5]*[.W45]" office:value-type="float" office:value="8000" calcext:value-type="float">
            <text:p>80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5]*[.AF45]" office:value-type="float" office:value="7750" calcext:value-type="float">
            <text:p>7750</text:p>
          </table:table-cell>
          <table:table-cell office:value-type="float" office:value="44" calcext:value-type="float">
            <text:p>4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6250" calcext:value-type="float">
            <text:p>625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6]*[.N46]" office:value-type="float" office:value="5500" calcext:value-type="float">
            <text:p>55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6]*[.W46]" office:value-type="float" office:value="4875" calcext:value-type="float">
            <text:p>487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46]*[.AF46]" office:value-type="float" office:value="7000" calcext:value-type="float">
            <text:p>7000</text:p>
          </table:table-cell>
          <table:table-cell office:value-type="float" office:value="45" calcext:value-type="float">
            <text:p>4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6250" calcext:value-type="float">
            <text:p>62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7]*[.N47]" office:value-type="float" office:value="5500" calcext:value-type="float">
            <text:p>55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7]*[.W47]" office:value-type="float" office:value="8000" calcext:value-type="float">
            <text:p>80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7]*[.AF47]" office:value-type="float" office:value="7750" calcext:value-type="float">
            <text:p>7750</text:p>
          </table:table-cell>
          <table:table-cell office:value-type="float" office:value="46" calcext:value-type="float">
            <text:p>4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7000" calcext:value-type="float">
            <text:p>70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8]*[.N48]" office:value-type="float" office:value="5500" calcext:value-type="float">
            <text:p>55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48]*[.W48]" office:value-type="float" office:value="8000" calcext:value-type="float">
            <text:p>80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48]*[.AF48]" office:value-type="float" office:value="7000" calcext:value-type="float">
            <text:p>7000</text:p>
          </table:table-cell>
          <table:table-cell office:value-type="float" office:value="47" calcext:value-type="float">
            <text:p>4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6250" calcext:value-type="float">
            <text:p>625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49]*[.N49]" office:value-type="float" office:value="5500" calcext:value-type="float">
            <text:p>55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9]*[.W49]" office:value-type="float" office:value="4875" calcext:value-type="float">
            <text:p>487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49]*[.AF49]" office:value-type="float" office:value="7750" calcext:value-type="float">
            <text:p>7750</text:p>
          </table:table-cell>
          <table:table-cell office:value-type="float" office:value="48" calcext:value-type="float">
            <text:p>4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6250" calcext:value-type="float">
            <text:p>62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0]*[.N50]" office:value-type="float" office:value="5500" calcext:value-type="float">
            <text:p>55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0]*[.W50]" office:value-type="float" office:value="8000" calcext:value-type="float">
            <text:p>80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0]*[.AF50]" office:value-type="float" office:value="7750" calcext:value-type="float">
            <text:p>7750</text:p>
          </table:table-cell>
          <table:table-cell office:value-type="float" office:value="49" calcext:value-type="float">
            <text:p>4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7000" calcext:value-type="float">
            <text:p>7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1]*[.N51]" office:value-type="float" office:value="5500" calcext:value-type="float">
            <text:p>55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1]*[.W51]" office:value-type="float" office:value="8000" calcext:value-type="float">
            <text:p>8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1]*[.AF51]" office:value-type="float" office:value="7750" calcext:value-type="float">
            <text:p>7750</text:p>
          </table:table-cell>
          <table:table-cell office:value-type="float" office:value="50" calcext:value-type="float">
            <text:p>5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7000" calcext:value-type="float">
            <text:p>700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2]*[.N52]" office:value-type="float" office:value="6250" calcext:value-type="float">
            <text:p>62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2]*[.W52]" office:value-type="float" office:value="4875" calcext:value-type="float">
            <text:p>4875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2]*[.AF52]" office:value-type="float" office:value="7750" calcext:value-type="float">
            <text:p>7750</text:p>
          </table:table-cell>
          <table:table-cell office:value-type="float" office:value="51" calcext:value-type="float">
            <text:p>5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6250" calcext:value-type="float">
            <text:p>625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53]*[.N53]" office:value-type="float" office:value="8000" calcext:value-type="float">
            <text:p>80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3]*[.W53]" office:value-type="float" office:value="8000" calcext:value-type="float">
            <text:p>80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53]*[.AF53]" office:value-type="float" office:value="7000" calcext:value-type="float">
            <text:p>7000</text:p>
          </table:table-cell>
          <table:table-cell office:value-type="float" office:value="52" calcext:value-type="float">
            <text:p>5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6250" calcext:value-type="float">
            <text:p>62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54]*[.N54]" office:value-type="float" office:value="6250" calcext:value-type="float">
            <text:p>62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4]*[.W54]" office:value-type="float" office:value="4875" calcext:value-type="float">
            <text:p>4875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54]*[.AF54]" office:value-type="float" office:value="7000" calcext:value-type="float">
            <text:p>7000</text:p>
          </table:table-cell>
          <table:table-cell office:value-type="float" office:value="53" calcext:value-type="float">
            <text:p>5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8000" calcext:value-type="float">
            <text:p>80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55]*[.N55]" office:value-type="float" office:value="8000" calcext:value-type="float">
            <text:p>80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5]*[.W55]" office:value-type="float" office:value="8000" calcext:value-type="float">
            <text:p>80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5]*[.AF55]" office:value-type="float" office:value="7750" calcext:value-type="float">
            <text:p>7750</text:p>
          </table:table-cell>
          <table:table-cell office:value-type="float" office:value="54" calcext:value-type="float">
            <text:p>5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7000" calcext:value-type="float">
            <text:p>70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6]*[.N56]" office:value-type="float" office:value="5500" calcext:value-type="float">
            <text:p>55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6]*[.W56]" office:value-type="float" office:value="8000" calcext:value-type="float">
            <text:p>80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6]*[.AF56]" office:value-type="float" office:value="7750" calcext:value-type="float">
            <text:p>7750</text:p>
          </table:table-cell>
          <table:table-cell office:value-type="float" office:value="55" calcext:value-type="float">
            <text:p>5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7000" calcext:value-type="float">
            <text:p>70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7]*[.N57]" office:value-type="float" office:value="5500" calcext:value-type="float">
            <text:p>55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7]*[.W57]" office:value-type="float" office:value="4875" calcext:value-type="float">
            <text:p>4875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7]*[.AF57]" office:value-type="float" office:value="7750" calcext:value-type="float">
            <text:p>7750</text:p>
          </table:table-cell>
          <table:table-cell office:value-type="float" office:value="56" calcext:value-type="float">
            <text:p>5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6250" calcext:value-type="float">
            <text:p>625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58]*[.N58]" office:value-type="float" office:value="8000" calcext:value-type="float">
            <text:p>80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8]*[.W58]" office:value-type="float" office:value="4875" calcext:value-type="float">
            <text:p>4875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8]*[.AF58]" office:value-type="float" office:value="7750" calcext:value-type="float">
            <text:p>7750</text:p>
          </table:table-cell>
          <table:table-cell office:value-type="float" office:value="57" calcext:value-type="float">
            <text:p>5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6250" calcext:value-type="float">
            <text:p>625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59]*[.N59]" office:value-type="float" office:value="5500" calcext:value-type="float">
            <text:p>55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59]*[.W59]" office:value-type="float" office:value="8000" calcext:value-type="float">
            <text:p>80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59]*[.AF59]" office:value-type="float" office:value="7750" calcext:value-type="float">
            <text:p>7750</text:p>
          </table:table-cell>
          <table:table-cell office:value-type="float" office:value="58" calcext:value-type="float">
            <text:p>5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6250" calcext:value-type="float">
            <text:p>625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0]*[.N60]" office:value-type="float" office:value="5500" calcext:value-type="float">
            <text:p>550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60]*[.W60]" office:value-type="float" office:value="4875" calcext:value-type="float">
            <text:p>4875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60]*[.AF60]" office:value-type="float" office:value="7000" calcext:value-type="float">
            <text:p>7000</text:p>
          </table:table-cell>
          <table:table-cell office:value-type="float" office:value="59" calcext:value-type="float">
            <text:p>5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6250" calcext:value-type="float">
            <text:p>625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1]*[.N61]" office:value-type="float" office:value="5500" calcext:value-type="float">
            <text:p>55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61]*[.W61]" office:value-type="float" office:value="4875" calcext:value-type="float">
            <text:p>487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1]*[.AF61]" office:value-type="float" office:value="7750" calcext:value-type="float">
            <text:p>7750</text:p>
          </table:table-cell>
          <table:table-cell office:value-type="float" office:value="60" calcext:value-type="float">
            <text:p>6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7000" calcext:value-type="float">
            <text:p>70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2]*[.N62]" office:value-type="float" office:value="5500" calcext:value-type="float">
            <text:p>55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2]*[.W62]" office:value-type="float" office:value="8000" calcext:value-type="float">
            <text:p>80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62]*[.AF62]" office:value-type="float" office:value="7000" calcext:value-type="float">
            <text:p>7000</text:p>
          </table:table-cell>
          <table:table-cell office:value-type="float" office:value="61" calcext:value-type="float">
            <text:p>6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7000" calcext:value-type="float">
            <text:p>70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3]*[.N63]" office:value-type="float" office:value="6250" calcext:value-type="float">
            <text:p>625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3]*[.W63]" office:value-type="float" office:value="8000" calcext:value-type="float">
            <text:p>80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3]*[.AF63]" office:value-type="float" office:value="7750" calcext:value-type="float">
            <text:p>7750</text:p>
          </table:table-cell>
          <table:table-cell office:value-type="float" office:value="62" calcext:value-type="float">
            <text:p>6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7000" calcext:value-type="float">
            <text:p>700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4]*[.N64]" office:value-type="float" office:value="5500" calcext:value-type="float">
            <text:p>550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4]*[.W64]" office:value-type="float" office:value="8000" calcext:value-type="float">
            <text:p>800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4]*[.AF64]" office:value-type="float" office:value="7750" calcext:value-type="float">
            <text:p>7750</text:p>
          </table:table-cell>
          <table:table-cell office:value-type="float" office:value="63" calcext:value-type="float">
            <text:p>6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7000" calcext:value-type="float">
            <text:p>70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5]*[.N65]" office:value-type="float" office:value="5500" calcext:value-type="float">
            <text:p>55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65]*[.W65]" office:value-type="float" office:value="4875" calcext:value-type="float">
            <text:p>4875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65]*[.AF65]" office:value-type="float" office:value="7000" calcext:value-type="float">
            <text:p>7000</text:p>
          </table:table-cell>
          <table:table-cell office:value-type="float" office:value="64" calcext:value-type="float">
            <text:p>6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6250" calcext:value-type="float">
            <text:p>62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66]*[.N66]" office:value-type="float" office:value="6250" calcext:value-type="float">
            <text:p>62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6]*[.W66]" office:value-type="float" office:value="8000" calcext:value-type="float">
            <text:p>800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6]*[.AF66]" office:value-type="float" office:value="7750" calcext:value-type="float">
            <text:p>7750</text:p>
          </table:table-cell>
          <table:table-cell office:value-type="float" office:value="65" calcext:value-type="float">
            <text:p>6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8000" calcext:value-type="float">
            <text:p>80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7]*[.N67]" office:value-type="float" office:value="5500" calcext:value-type="float">
            <text:p>55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7]*[.W67]" office:value-type="float" office:value="8000" calcext:value-type="float">
            <text:p>80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7]*[.AF67]" office:value-type="float" office:value="7750" calcext:value-type="float">
            <text:p>7750</text:p>
          </table:table-cell>
          <table:table-cell office:value-type="float" office:value="66" calcext:value-type="float">
            <text:p>6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7000" calcext:value-type="float">
            <text:p>70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8]*[.N68]" office:value-type="float" office:value="5500" calcext:value-type="float">
            <text:p>55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8]*[.W68]" office:value-type="float" office:value="8000" calcext:value-type="float">
            <text:p>80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68]*[.AF68]" office:value-type="float" office:value="7750" calcext:value-type="float">
            <text:p>7750</text:p>
          </table:table-cell>
          <table:table-cell office:value-type="float" office:value="67" calcext:value-type="float">
            <text:p>6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6250" calcext:value-type="float">
            <text:p>625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69]*[.N69]" office:value-type="float" office:value="5500" calcext:value-type="float">
            <text:p>550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69]*[.W69]" office:value-type="float" office:value="8000" calcext:value-type="float">
            <text:p>800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69]*[.AF69]" office:value-type="float" office:value="7000" calcext:value-type="float">
            <text:p>7000</text:p>
          </table:table-cell>
          <table:table-cell office:value-type="float" office:value="68" calcext:value-type="float">
            <text:p>6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6250" calcext:value-type="float">
            <text:p>62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0]*[.N70]" office:value-type="float" office:value="5500" calcext:value-type="float">
            <text:p>550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0]*[.W70]" office:value-type="float" office:value="8000" calcext:value-type="float">
            <text:p>800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0]*[.AF70]" office:value-type="float" office:value="7750" calcext:value-type="float">
            <text:p>7750</text:p>
          </table:table-cell>
          <table:table-cell office:value-type="float" office:value="69" calcext:value-type="float">
            <text:p>6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6250" calcext:value-type="float">
            <text:p>625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71]*[.N71]" office:value-type="float" office:value="8000" calcext:value-type="float">
            <text:p>800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1]*[.W71]" office:value-type="float" office:value="8000" calcext:value-type="float">
            <text:p>800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1]*[.AF71]" office:value-type="float" office:value="7750" calcext:value-type="float">
            <text:p>7750</text:p>
          </table:table-cell>
          <table:table-cell office:value-type="float" office:value="70" calcext:value-type="float">
            <text:p>7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7000" calcext:value-type="float">
            <text:p>700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2]*[.N72]" office:value-type="float" office:value="5500" calcext:value-type="float">
            <text:p>550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2]*[.W72]" office:value-type="float" office:value="8000" calcext:value-type="float">
            <text:p>800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2]*[.AF72]" office:value-type="float" office:value="7750" calcext:value-type="float">
            <text:p>7750</text:p>
          </table:table-cell>
          <table:table-cell office:value-type="float" office:value="71" calcext:value-type="float">
            <text:p>7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6250" calcext:value-type="float">
            <text:p>625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3]*[.N73]" office:value-type="float" office:value="5500" calcext:value-type="float">
            <text:p>550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3]*[.W73]" office:value-type="float" office:value="8000" calcext:value-type="float">
            <text:p>800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3]*[.AF73]" office:value-type="float" office:value="7750" calcext:value-type="float">
            <text:p>7750</text:p>
          </table:table-cell>
          <table:table-cell office:value-type="float" office:value="72" calcext:value-type="float">
            <text:p>7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8000" calcext:value-type="float">
            <text:p>800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4]*[.N74]" office:value-type="float" office:value="6250" calcext:value-type="float">
            <text:p>625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4]*[.W74]" office:value-type="float" office:value="4875" calcext:value-type="float">
            <text:p>4875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4]*[.AF74]" office:value-type="float" office:value="7750" calcext:value-type="float">
            <text:p>7750</text:p>
          </table:table-cell>
          <table:table-cell office:value-type="float" office:value="73" calcext:value-type="float">
            <text:p>7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7000" calcext:value-type="float">
            <text:p>700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5]*[.N75]" office:value-type="float" office:value="5500" calcext:value-type="float">
            <text:p>550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5]*[.W75]" office:value-type="float" office:value="4875" calcext:value-type="float">
            <text:p>4875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5]*[.AF75]" office:value-type="float" office:value="7750" calcext:value-type="float">
            <text:p>7750</text:p>
          </table:table-cell>
          <table:table-cell office:value-type="float" office:value="74" calcext:value-type="float">
            <text:p>7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6250" calcext:value-type="float">
            <text:p>6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6]*[.N76]" office:value-type="float" office:value="6250" calcext:value-type="float">
            <text:p>6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6]*[.W76]" office:value-type="float" office:value="8000" calcext:value-type="float">
            <text:p>800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AE76]*[.AF76]" office:value-type="float" office:value="8000" calcext:value-type="float">
            <text:p>8000</text:p>
          </table:table-cell>
          <table:table-cell office:value-type="float" office:value="75" calcext:value-type="float">
            <text:p>7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6250" calcext:value-type="float">
            <text:p>6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77]*[.N77]" office:value-type="float" office:value="6250" calcext:value-type="float">
            <text:p>6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7]*[.W77]" office:value-type="float" office:value="8000" calcext:value-type="float">
            <text:p>800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7]*[.AF77]" office:value-type="float" office:value="7750" calcext:value-type="float">
            <text:p>7750</text:p>
          </table:table-cell>
          <table:table-cell office:value-type="float" office:value="76" calcext:value-type="float">
            <text:p>7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6250" calcext:value-type="float">
            <text:p>625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78]*[.N78]" office:value-type="float" office:value="5500" calcext:value-type="float">
            <text:p>55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78]*[.W78]" office:value-type="float" office:value="8000" calcext:value-type="float">
            <text:p>80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8]*[.AF78]" office:value-type="float" office:value="7750" calcext:value-type="float">
            <text:p>7750</text:p>
          </table:table-cell>
          <table:table-cell office:value-type="float" office:value="77" calcext:value-type="float">
            <text:p>7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7000" calcext:value-type="float">
            <text:p>70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79]*[.N79]" office:value-type="float" office:value="8000" calcext:value-type="float">
            <text:p>80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9]*[.W79]" office:value-type="float" office:value="4875" calcext:value-type="float">
            <text:p>4875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79]*[.AF79]" office:value-type="float" office:value="7750" calcext:value-type="float">
            <text:p>7750</text:p>
          </table:table-cell>
          <table:table-cell office:value-type="float" office:value="78" calcext:value-type="float">
            <text:p>7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7000" calcext:value-type="float">
            <text:p>70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0]*[.N80]" office:value-type="float" office:value="5500" calcext:value-type="float">
            <text:p>55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0]*[.W80]" office:value-type="float" office:value="8000" calcext:value-type="float">
            <text:p>80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0]*[.AF80]" office:value-type="float" office:value="7750" calcext:value-type="float">
            <text:p>7750</text:p>
          </table:table-cell>
          <table:table-cell office:value-type="float" office:value="79" calcext:value-type="float">
            <text:p>7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7000" calcext:value-type="float">
            <text:p>7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81]*[.N81]" office:value-type="float" office:value="8000" calcext:value-type="float">
            <text:p>8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1]*[.W81]" office:value-type="float" office:value="8000" calcext:value-type="float">
            <text:p>8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1]*[.AF81]" office:value-type="float" office:value="7750" calcext:value-type="float">
            <text:p>7750</text:p>
          </table:table-cell>
          <table:table-cell office:value-type="float" office:value="80" calcext:value-type="float">
            <text:p>8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7000" calcext:value-type="float">
            <text:p>700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2]*[.N82]" office:value-type="float" office:value="5500" calcext:value-type="float">
            <text:p>550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2]*[.W82]" office:value-type="float" office:value="8000" calcext:value-type="float">
            <text:p>800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2]*[.AF82]" office:value-type="float" office:value="7750" calcext:value-type="float">
            <text:p>7750</text:p>
          </table:table-cell>
          <table:table-cell office:value-type="float" office:value="81" calcext:value-type="float">
            <text:p>8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7000" calcext:value-type="float">
            <text:p>700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83]*[.N83]" office:value-type="float" office:value="6250" calcext:value-type="float">
            <text:p>625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3]*[.W83]" office:value-type="float" office:value="8000" calcext:value-type="float">
            <text:p>800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3]*[.AF83]" office:value-type="float" office:value="7750" calcext:value-type="float">
            <text:p>7750</text:p>
          </table:table-cell>
          <table:table-cell office:value-type="float" office:value="82" calcext:value-type="float">
            <text:p>8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6250" calcext:value-type="float">
            <text:p>625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4]*[.N84]" office:value-type="float" office:value="5500" calcext:value-type="float">
            <text:p>55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4]*[.W84]" office:value-type="float" office:value="4875" calcext:value-type="float">
            <text:p>4875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4]*[.AF84]" office:value-type="float" office:value="7750" calcext:value-type="float">
            <text:p>7750</text:p>
          </table:table-cell>
          <table:table-cell office:value-type="float" office:value="83" calcext:value-type="float">
            <text:p>8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7000" calcext:value-type="float">
            <text:p>70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5]*[.N85]" office:value-type="float" office:value="5500" calcext:value-type="float">
            <text:p>55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5]*[.W85]" office:value-type="float" office:value="8000" calcext:value-type="float">
            <text:p>80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5]*[.AF85]" office:value-type="float" office:value="7750" calcext:value-type="float">
            <text:p>7750</text:p>
          </table:table-cell>
          <table:table-cell office:value-type="float" office:value="84" calcext:value-type="float">
            <text:p>8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6250" calcext:value-type="float">
            <text:p>62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6]*[.N86]" office:value-type="float" office:value="5500" calcext:value-type="float">
            <text:p>550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6]*[.W86]" office:value-type="float" office:value="8000" calcext:value-type="float">
            <text:p>800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86]*[.AF86]" office:value-type="float" office:value="7000" calcext:value-type="float">
            <text:p>7000</text:p>
          </table:table-cell>
          <table:table-cell office:value-type="float" office:value="85" calcext:value-type="float">
            <text:p>8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7000" calcext:value-type="float">
            <text:p>70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7]*[.N87]" office:value-type="float" office:value="5500" calcext:value-type="float">
            <text:p>55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7]*[.W87]" office:value-type="float" office:value="8000" calcext:value-type="float">
            <text:p>80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7]*[.AF87]" office:value-type="float" office:value="7750" calcext:value-type="float">
            <text:p>7750</text:p>
          </table:table-cell>
          <table:table-cell office:value-type="float" office:value="86" calcext:value-type="float">
            <text:p>8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6250" calcext:value-type="float">
            <text:p>625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M88]*[.N88]" office:value-type="float" office:value="8000" calcext:value-type="float">
            <text:p>80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88]*[.W88]" office:value-type="float" office:value="8000" calcext:value-type="float">
            <text:p>80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8]*[.AF88]" office:value-type="float" office:value="7750" calcext:value-type="float">
            <text:p>7750</text:p>
          </table:table-cell>
          <table:table-cell office:value-type="float" office:value="87" calcext:value-type="float">
            <text:p>8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6250" calcext:value-type="float">
            <text:p>625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89]*[.N89]" office:value-type="float" office:value="5500" calcext:value-type="float">
            <text:p>550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9]*[.W89]" office:value-type="float" office:value="4875" calcext:value-type="float">
            <text:p>4875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89]*[.AF89]" office:value-type="float" office:value="7750" calcext:value-type="float">
            <text:p>7750</text:p>
          </table:table-cell>
          <table:table-cell office:value-type="float" office:value="88" calcext:value-type="float">
            <text:p>8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7000" calcext:value-type="float">
            <text:p>70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0]*[.N90]" office:value-type="float" office:value="5500" calcext:value-type="float">
            <text:p>55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0]*[.W90]" office:value-type="float" office:value="8000" calcext:value-type="float">
            <text:p>80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0]*[.AF90]" office:value-type="float" office:value="7750" calcext:value-type="float">
            <text:p>7750</text:p>
          </table:table-cell>
          <table:table-cell office:value-type="float" office:value="89" calcext:value-type="float">
            <text:p>8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6250" calcext:value-type="float">
            <text:p>62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1]*[.N91]" office:value-type="float" office:value="5500" calcext:value-type="float">
            <text:p>55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91]*[.W91]" office:value-type="float" office:value="4875" calcext:value-type="float">
            <text:p>4875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1]*[.AF91]" office:value-type="float" office:value="7750" calcext:value-type="float">
            <text:p>7750</text:p>
          </table:table-cell>
          <table:table-cell office:value-type="float" office:value="90" calcext:value-type="float">
            <text:p>90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6250" calcext:value-type="float">
            <text:p>625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2]*[.N92]" office:value-type="float" office:value="5500" calcext:value-type="float">
            <text:p>55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92]*[.W92]" office:value-type="float" office:value="4875" calcext:value-type="float">
            <text:p>4875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2]*[.AF92]" office:value-type="float" office:value="7750" calcext:value-type="float">
            <text:p>7750</text:p>
          </table:table-cell>
          <table:table-cell office:value-type="float" office:value="91" calcext:value-type="float">
            <text:p>91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7000" calcext:value-type="float">
            <text:p>700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3]*[.N93]" office:value-type="float" office:value="5500" calcext:value-type="float">
            <text:p>550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93]*[.W93]" office:value-type="float" office:value="4875" calcext:value-type="float">
            <text:p>4875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3]*[.AF93]" office:value-type="float" office:value="7750" calcext:value-type="float">
            <text:p>7750</text:p>
          </table:table-cell>
          <table:table-cell office:value-type="float" office:value="92" calcext:value-type="float">
            <text:p>92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6250" calcext:value-type="float">
            <text:p>62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4]*[.N94]" office:value-type="float" office:value="5500" calcext:value-type="float">
            <text:p>55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4]*[.W94]" office:value-type="float" office:value="8000" calcext:value-type="float">
            <text:p>80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AE94]*[.AF94]" office:value-type="float" office:value="7000" calcext:value-type="float">
            <text:p>7000</text:p>
          </table:table-cell>
          <table:table-cell office:value-type="float" office:value="93" calcext:value-type="float">
            <text:p>93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7000" calcext:value-type="float">
            <text:p>7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95]*[.N95]" office:value-type="float" office:value="5500" calcext:value-type="float">
            <text:p>55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5]*[.W95]" office:value-type="float" office:value="8000" calcext:value-type="float">
            <text:p>80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5]*[.AF95]" office:value-type="float" office:value="7750" calcext:value-type="float">
            <text:p>7750</text:p>
          </table:table-cell>
          <table:table-cell office:value-type="float" office:value="94" calcext:value-type="float">
            <text:p>94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6250" calcext:value-type="float">
            <text:p>62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6]*[.N96]" office:value-type="float" office:value="6250" calcext:value-type="float">
            <text:p>62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6]*[.W96]" office:value-type="float" office:value="8000" calcext:value-type="float">
            <text:p>800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6]*[.AF96]" office:value-type="float" office:value="7750" calcext:value-type="float">
            <text:p>7750</text:p>
          </table:table-cell>
          <table:table-cell office:value-type="float" office:value="95" calcext:value-type="float">
            <text:p>95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7000" calcext:value-type="float">
            <text:p>70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7]*[.N97]" office:value-type="float" office:value="6250" calcext:value-type="float">
            <text:p>625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7]*[.W97]" office:value-type="float" office:value="8000" calcext:value-type="float">
            <text:p>80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7]*[.AF97]" office:value-type="float" office:value="7750" calcext:value-type="float">
            <text:p>7750</text:p>
          </table:table-cell>
          <table:table-cell office:value-type="float" office:value="96" calcext:value-type="float">
            <text:p>96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7000" calcext:value-type="float">
            <text:p>70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8]*[.N98]" office:value-type="float" office:value="6250" calcext:value-type="float">
            <text:p>625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8]*[.W98]" office:value-type="float" office:value="8000" calcext:value-type="float">
            <text:p>80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8]*[.AF98]" office:value-type="float" office:value="7750" calcext:value-type="float">
            <text:p>7750</text:p>
          </table:table-cell>
          <table:table-cell office:value-type="float" office:value="97" calcext:value-type="float">
            <text:p>97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M99]*[.N99]" office:value-type="float" office:value="6250" calcext:value-type="float">
            <text:p>62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99]*[.W99]" office:value-type="float" office:value="8000" calcext:value-type="float">
            <text:p>800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99]*[.AF99]" office:value-type="float" office:value="7750" calcext:value-type="float">
            <text:p>7750</text:p>
          </table:table-cell>
          <table:table-cell office:value-type="float" office:value="98" calcext:value-type="float">
            <text:p>98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7000" calcext:value-type="float">
            <text:p>70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0]*[.N100]" office:value-type="float" office:value="5500" calcext:value-type="float">
            <text:p>55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V100]*[.W100]" office:value-type="float" office:value="8000" calcext:value-type="float">
            <text:p>80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00]*[.AF100]" office:value-type="float" office:value="7750" calcext:value-type="float">
            <text:p>7750</text:p>
          </table:table-cell>
          <table:table-cell office:value-type="float" office:value="99" calcext:value-type="float">
            <text:p>99</text:p>
          </table:table-cell>
          <table:table-cell table:number-columns-repeated="98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7000" calcext:value-type="float">
            <text:p>70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125" calcext:value-type="float">
            <text:p>125</text:p>
          </table:table-cell>
          <table:table-cell table:formula="of:=[.M101]*[.N101]" office:value-type="float" office:value="5500" calcext:value-type="float">
            <text:p>55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01]*[.W101]" office:value-type="float" office:value="4875" calcext:value-type="float">
            <text:p>4875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125" calcext:value-type="float">
            <text:p>125</text:p>
          </table:table-cell>
          <table:table-cell table:formula="of:=[.AE101]*[.AF101]" office:value-type="float" office:value="7750" calcext:value-type="float">
            <text:p>7750</text:p>
          </table:table-cell>
          <table:table-cell office:value-type="float" office:value="100" calcext:value-type="float">
            <text:p>100</text:p>
          </table:table-cell>
          <table:table-cell table:number-columns-repeated="989"/>
        </table:table-row>
        <table:table-row table:style-name="ro2" table:number-rows-repeated="104847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6" table:style-name="ta1">
        <table:table-column table:style-name="co50" table:default-cell-style-name="ce1"/>
        <table:table-column table:style-name="co51" table:default-cell-style-name="ce1"/>
        <table:table-column table:style-name="co26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52" table:default-cell-style-name="ce1"/>
        <table:table-column table:style-name="co53" table:default-cell-style-name="ce1"/>
        <table:table-column table:style-name="co39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number-columns-repeated="998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8250" calcext:value-type="float">
            <text:p>82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]*[.N2]" office:value-type="float" office:value="6000" calcext:value-type="float">
            <text:p>60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]*[.W2]"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列目　左から１6番目のブロック　削除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7500" calcext:value-type="float">
            <text:p>7500</text:p>
          </table:table-cell>
          <table:table-cell office:value-type="float" office:value="2" calcext:value-type="float">
            <text:p>2</text:p>
          </table:table-cell>
          <table:table-cell table:formula="of:=[.F2]+[.F3]/2" office:value-type="float" office:value="12000" calcext:value-type="float">
            <text:p>12000</text:p>
          </table:table-cell>
          <table:table-cell/>
          <table:table-cell office:value-type="string" calcext:value-type="string">
            <text:p>2列目　左から１0番目のブロック　削除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]*[.N3]" office:value-type="float" office:value="6000" calcext:value-type="float">
            <text:p>6000</text:p>
          </table:table-cell>
          <table:table-cell office:value-type="float" office:value="2" calcext:value-type="float">
            <text:p>2</text:p>
          </table:table-cell>
          <table:table-cell table:formula="of:=[.O6]+[.O5]+[.O13]/3" office:value-type="float" office:value="15583.3333333333" calcext:value-type="float">
            <text:p>15583.3333333333</text:p>
          </table:table-cell>
          <table:table-cell/>
          <table:table-cell office:value-type="string" calcext:value-type="string">
            <text:p>2列目　左から3番目のブロック　削除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]*[.W3]" office:value-type="float" office:value="4875" calcext:value-type="float">
            <text:p>4875</text:p>
          </table:table-cell>
          <table:table-cell office:value-type="float" office:value="2" calcext:value-type="float">
            <text:p>2</text:p>
          </table:table-cell>
          <table:table-cell table:formula="of:=[.X2]+[.X5]+[.X75]/3" office:value-type="float" office:value="15041.6666666667" calcext:value-type="float">
            <text:p>15041.6666666667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7500" calcext:value-type="float">
            <text:p>75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4]*[.N4]" office:value-type="float" office:value="6000" calcext:value-type="float">
            <text:p>60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]*[.W4]" office:value-type="float" office:value="4875" calcext:value-type="float">
            <text:p>4875</text:p>
          </table:table-cell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8250" calcext:value-type="float">
            <text:p>82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5]*[.N5]" office:value-type="float" office:value="6750" calcext:value-type="float">
            <text:p>675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5]*[.W5]" office:value-type="float" office:value="8500" calcext:value-type="float">
            <text:p>8500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8250" calcext:value-type="float">
            <text:p>82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6]*[.N6]" office:value-type="float" office:value="6000" calcext:value-type="float">
            <text:p>6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6]*[.W6]" office:value-type="float" office:value="4875" calcext:value-type="float">
            <text:p>48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8250" calcext:value-type="float">
            <text:p>8250</text:p>
          </table:table-cell>
          <table:table-cell office:value-type="float" office:value="6" calcext:value-type="float">
            <text:p>6</text:p>
          </table:table-cell>
          <table:table-cell table:formula="of:=AVERAGE([.F2:.F101])" office:value-type="float" office:value="8057.5" calcext:value-type="float">
            <text:p>8057.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7]*[.N7]" office:value-type="float" office:value="6000" calcext:value-type="float">
            <text:p>6000</text:p>
          </table:table-cell>
          <table:table-cell office:value-type="float" office:value="6" calcext:value-type="float">
            <text:p>6</text:p>
          </table:table-cell>
          <table:table-cell table:formula="of:=AVERAGE([.O2:.O101])" office:value-type="float" office:value="6567.5" calcext:value-type="float">
            <text:p>6567.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7]*[.W7]" office:value-type="float" office:value="8500" calcext:value-type="float">
            <text:p>8500</text:p>
          </table:table-cell>
          <table:table-cell office:value-type="float" office:value="6" calcext:value-type="float">
            <text:p>6</text:p>
          </table:table-cell>
          <table:table-cell table:formula="of:=AVERAGE([.X2:.X101])" office:value-type="float" office:value="7342.5" calcext:value-type="float">
            <text:p>7342.5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8250" calcext:value-type="float">
            <text:p>82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8]*[.N8]" office:value-type="float" office:value="6750" calcext:value-type="float">
            <text:p>67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]*[.W8]" office:value-type="float" office:value="4875" calcext:value-type="float">
            <text:p>4875</text:p>
          </table:table-cell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8250" calcext:value-type="float">
            <text:p>82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9]*[.N9]" office:value-type="float" office:value="6750" calcext:value-type="float">
            <text:p>67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9]*[.W9]" office:value-type="float" office:value="8500" calcext:value-type="float">
            <text:p>8500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7500" calcext:value-type="float">
            <text:p>75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0]*[.N10]" office:value-type="float" office:value="6000" calcext:value-type="float">
            <text:p>6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0]*[.W10]" office:value-type="float" office:value="4875" calcext:value-type="float">
            <text:p>4875</text:p>
          </table:table-cell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8250" calcext:value-type="float">
            <text:p>82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11]*[.N11]" office:value-type="float" office:value="8500" calcext:value-type="float">
            <text:p>85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1]*[.W11]" office:value-type="float" office:value="4875" calcext:value-type="float">
            <text:p>4875</text:p>
          </table:table-cell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7500" calcext:value-type="float">
            <text:p>75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2]*[.N12]" office:value-type="float" office:value="6000" calcext:value-type="float">
            <text:p>60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12]*[.W12]" office:value-type="float" office:value="8500" calcext:value-type="float">
            <text:p>8500</text:p>
          </table:table-cell>
          <table:table-cell office:value-type="float" office:value="11" calcext:value-type="float">
            <text:p>1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7500" calcext:value-type="float">
            <text:p>75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13]*[.N13]" office:value-type="float" office:value="8500" calcext:value-type="float">
            <text:p>85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13]*[.W13]" office:value-type="float" office:value="8500" calcext:value-type="float">
            <text:p>8500</text:p>
          </table:table-cell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8250" calcext:value-type="float">
            <text:p>825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4]*[.N14]" office:value-type="float" office:value="6000" calcext:value-type="float">
            <text:p>60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14]*[.W14]" office:value-type="float" office:value="8500" calcext:value-type="float">
            <text:p>8500</text:p>
          </table:table-cell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8250" calcext:value-type="float">
            <text:p>825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15]*[.N15]" office:value-type="float" office:value="6750" calcext:value-type="float">
            <text:p>675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15]*[.W15]" office:value-type="float" office:value="8500" calcext:value-type="float">
            <text:p>8500</text:p>
          </table:table-cell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8250" calcext:value-type="float">
            <text:p>82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6]*[.N16]" office:value-type="float" office:value="6000" calcext:value-type="float">
            <text:p>600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16]*[.W16]" office:value-type="float" office:value="8500" calcext:value-type="float">
            <text:p>8500</text:p>
          </table:table-cell>
          <table:table-cell office:value-type="float" office:value="15" calcext:value-type="float">
            <text:p>1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8250" calcext:value-type="float">
            <text:p>825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7]*[.N17]" office:value-type="float" office:value="6000" calcext:value-type="float">
            <text:p>600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17]*[.W17]" office:value-type="float" office:value="8500" calcext:value-type="float">
            <text:p>8500</text:p>
          </table:table-cell>
          <table:table-cell office:value-type="float" office:value="16" calcext:value-type="float">
            <text:p>1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7500" calcext:value-type="float">
            <text:p>75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8]*[.N18]" office:value-type="float" office:value="6000" calcext:value-type="float">
            <text:p>60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8]*[.W18]" office:value-type="float" office:value="4875" calcext:value-type="float">
            <text:p>4875</text:p>
          </table:table-cell>
          <table:table-cell office:value-type="float" office:value="17" calcext:value-type="float">
            <text:p>1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8250" calcext:value-type="float">
            <text:p>825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19]*[.N19]" office:value-type="float" office:value="6750" calcext:value-type="float">
            <text:p>675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19]*[.W19]" office:value-type="float" office:value="8500" calcext:value-type="float">
            <text:p>8500</text:p>
          </table:table-cell>
          <table:table-cell office:value-type="float" office:value="18" calcext:value-type="float">
            <text:p>1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8250" calcext:value-type="float">
            <text:p>825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0]*[.N20]" office:value-type="float" office:value="6000" calcext:value-type="float">
            <text:p>60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20]*[.W20]" office:value-type="float" office:value="8500" calcext:value-type="float">
            <text:p>8500</text:p>
          </table:table-cell>
          <table:table-cell office:value-type="float" office:value="19" calcext:value-type="float">
            <text:p>1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7500" calcext:value-type="float">
            <text:p>75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1]*[.N21]" office:value-type="float" office:value="6000" calcext:value-type="float">
            <text:p>60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1]*[.W21]" office:value-type="float" office:value="4875" calcext:value-type="float">
            <text:p>4875</text:p>
          </table:table-cell>
          <table:table-cell office:value-type="float" office:value="20" calcext:value-type="float">
            <text:p>2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7500" calcext:value-type="float">
            <text:p>75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2]*[.N22]" office:value-type="float" office:value="6000" calcext:value-type="float">
            <text:p>60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22]*[.W22]" office:value-type="float" office:value="8500" calcext:value-type="float">
            <text:p>8500</text:p>
          </table:table-cell>
          <table:table-cell office:value-type="float" office:value="21" calcext:value-type="float">
            <text:p>2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8250" calcext:value-type="float">
            <text:p>825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23]*[.N23]" office:value-type="float" office:value="8500" calcext:value-type="float">
            <text:p>85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23]*[.W23]" office:value-type="float" office:value="8500" calcext:value-type="float">
            <text:p>8500</text:p>
          </table:table-cell>
          <table:table-cell office:value-type="float" office:value="22" calcext:value-type="float">
            <text:p>2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7500" calcext:value-type="float">
            <text:p>75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24]*[.N24]" office:value-type="float" office:value="6750" calcext:value-type="float">
            <text:p>67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24]*[.W24]" office:value-type="float" office:value="8500" calcext:value-type="float">
            <text:p>8500</text:p>
          </table:table-cell>
          <table:table-cell office:value-type="float" office:value="23" calcext:value-type="float">
            <text:p>2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8250" calcext:value-type="float">
            <text:p>825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5]*[.N25]" office:value-type="float" office:value="6000" calcext:value-type="float">
            <text:p>60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25]*[.W25]" office:value-type="float" office:value="8500" calcext:value-type="float">
            <text:p>8500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7500" calcext:value-type="float">
            <text:p>75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6]*[.N26]" office:value-type="float" office:value="6000" calcext:value-type="float">
            <text:p>60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26]*[.W26]" office:value-type="float" office:value="8500" calcext:value-type="float">
            <text:p>8500</text:p>
          </table:table-cell>
          <table:table-cell office:value-type="float" office:value="25" calcext:value-type="float">
            <text:p>2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8250" calcext:value-type="float">
            <text:p>82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7]*[.N27]" office:value-type="float" office:value="6000" calcext:value-type="float">
            <text:p>600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7]*[.W27]" office:value-type="float" office:value="4875" calcext:value-type="float">
            <text:p>4875</text:p>
          </table:table-cell>
          <table:table-cell office:value-type="float" office:value="26" calcext:value-type="float">
            <text:p>2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8250" calcext:value-type="float">
            <text:p>825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28]*[.N28]" office:value-type="float" office:value="6750" calcext:value-type="float">
            <text:p>675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28]*[.W28]" office:value-type="float" office:value="8500" calcext:value-type="float">
            <text:p>8500</text:p>
          </table:table-cell>
          <table:table-cell office:value-type="float" office:value="27" calcext:value-type="float">
            <text:p>2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8250" calcext:value-type="float">
            <text:p>825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29]*[.N29]" office:value-type="float" office:value="6000" calcext:value-type="float">
            <text:p>60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9]*[.W29]" office:value-type="float" office:value="4875" calcext:value-type="float">
            <text:p>4875</text:p>
          </table:table-cell>
          <table:table-cell office:value-type="float" office:value="28" calcext:value-type="float">
            <text:p>2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8250" calcext:value-type="float">
            <text:p>82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0]*[.N30]" office:value-type="float" office:value="6000" calcext:value-type="float">
            <text:p>60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30]*[.W30]" office:value-type="float" office:value="8500" calcext:value-type="float">
            <text:p>8500</text:p>
          </table:table-cell>
          <table:table-cell office:value-type="float" office:value="29" calcext:value-type="float">
            <text:p>2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7500" calcext:value-type="float">
            <text:p>75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1]*[.N31]" office:value-type="float" office:value="6000" calcext:value-type="float">
            <text:p>60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31]*[.W31]" office:value-type="float" office:value="8500" calcext:value-type="float">
            <text:p>8500</text:p>
          </table:table-cell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8250" calcext:value-type="float">
            <text:p>825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32]*[.N32]" office:value-type="float" office:value="6750" calcext:value-type="float">
            <text:p>675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32]*[.W32]" office:value-type="float" office:value="8500" calcext:value-type="float">
            <text:p>8500</text:p>
          </table:table-cell>
          <table:table-cell office:value-type="float" office:value="31" calcext:value-type="float">
            <text:p>3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8250" calcext:value-type="float">
            <text:p>825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3]*[.N33]" office:value-type="float" office:value="6000" calcext:value-type="float">
            <text:p>600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3]*[.W33]" office:value-type="float" office:value="4875" calcext:value-type="float">
            <text:p>4875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8250" calcext:value-type="float">
            <text:p>825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4]*[.N34]" office:value-type="float" office:value="6000" calcext:value-type="float">
            <text:p>60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34]*[.W34]" office:value-type="float" office:value="8500" calcext:value-type="float">
            <text:p>8500</text:p>
          </table:table-cell>
          <table:table-cell office:value-type="float" office:value="33" calcext:value-type="float">
            <text:p>3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8250" calcext:value-type="float">
            <text:p>825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35]*[.N35]" office:value-type="float" office:value="6750" calcext:value-type="float">
            <text:p>675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5]*[.W35]" office:value-type="float" office:value="4875" calcext:value-type="float">
            <text:p>4875</text:p>
          </table:table-cell>
          <table:table-cell office:value-type="float" office:value="34" calcext:value-type="float">
            <text:p>3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7500" calcext:value-type="float">
            <text:p>75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6]*[.N36]" office:value-type="float" office:value="6000" calcext:value-type="float">
            <text:p>600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6]*[.W36]" office:value-type="float" office:value="4875" calcext:value-type="float">
            <text:p>4875</text:p>
          </table:table-cell>
          <table:table-cell office:value-type="float" office:value="35" calcext:value-type="float">
            <text:p>3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7500" calcext:value-type="float">
            <text:p>75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7]*[.N37]" office:value-type="float" office:value="6000" calcext:value-type="float">
            <text:p>60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37]*[.W37]" office:value-type="float" office:value="8500" calcext:value-type="float">
            <text:p>8500</text:p>
          </table:table-cell>
          <table:table-cell office:value-type="float" office:value="36" calcext:value-type="float">
            <text:p>3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8250" calcext:value-type="float">
            <text:p>825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8]*[.N38]" office:value-type="float" office:value="6000" calcext:value-type="float">
            <text:p>600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38]*[.W38]" office:value-type="float" office:value="8500" calcext:value-type="float">
            <text:p>8500</text:p>
          </table:table-cell>
          <table:table-cell office:value-type="float" office:value="37" calcext:value-type="float">
            <text:p>3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8250" calcext:value-type="float">
            <text:p>82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39]*[.N39]" office:value-type="float" office:value="6000" calcext:value-type="float">
            <text:p>60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9]*[.W39]" office:value-type="float" office:value="4875" calcext:value-type="float">
            <text:p>4875</text:p>
          </table:table-cell>
          <table:table-cell office:value-type="float" office:value="38" calcext:value-type="float">
            <text:p>3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8250" calcext:value-type="float">
            <text:p>825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40]*[.N40]" office:value-type="float" office:value="6000" calcext:value-type="float">
            <text:p>6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40]*[.W40]" office:value-type="float" office:value="8500" calcext:value-type="float">
            <text:p>8500</text:p>
          </table:table-cell>
          <table:table-cell office:value-type="float" office:value="39" calcext:value-type="float">
            <text:p>3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8250" calcext:value-type="float">
            <text:p>825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41]*[.N41]" office:value-type="float" office:value="6750" calcext:value-type="float">
            <text:p>675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41]*[.W41]" office:value-type="float" office:value="8500" calcext:value-type="float">
            <text:p>8500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7500" calcext:value-type="float">
            <text:p>750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42]*[.N42]" office:value-type="float" office:value="6000" calcext:value-type="float">
            <text:p>600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42]*[.W42]" office:value-type="float" office:value="8500" calcext:value-type="float">
            <text:p>8500</text:p>
          </table:table-cell>
          <table:table-cell office:value-type="float" office:value="41" calcext:value-type="float">
            <text:p>4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8250" calcext:value-type="float">
            <text:p>825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43]*[.N43]" office:value-type="float" office:value="8500" calcext:value-type="float">
            <text:p>85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43]*[.W43]" office:value-type="float" office:value="8500" calcext:value-type="float">
            <text:p>8500</text:p>
          </table:table-cell>
          <table:table-cell office:value-type="float" office:value="42" calcext:value-type="float">
            <text:p>4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8250" calcext:value-type="float">
            <text:p>825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44]*[.N44]" office:value-type="float" office:value="6750" calcext:value-type="float">
            <text:p>675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44]*[.W44]" office:value-type="float" office:value="8500" calcext:value-type="float">
            <text:p>8500</text:p>
          </table:table-cell>
          <table:table-cell office:value-type="float" office:value="43" calcext:value-type="float">
            <text:p>4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8250" calcext:value-type="float">
            <text:p>825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45]*[.N45]" office:value-type="float" office:value="8500" calcext:value-type="float">
            <text:p>8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45]*[.W45]" office:value-type="float" office:value="8500" calcext:value-type="float">
            <text:p>8500</text:p>
          </table:table-cell>
          <table:table-cell office:value-type="float" office:value="44" calcext:value-type="float">
            <text:p>4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8250" calcext:value-type="float">
            <text:p>825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46]*[.N46]" office:value-type="float" office:value="6750" calcext:value-type="float">
            <text:p>675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6]*[.W46]" office:value-type="float" office:value="4875" calcext:value-type="float">
            <text:p>4875</text:p>
          </table:table-cell>
          <table:table-cell office:value-type="float" office:value="45" calcext:value-type="float">
            <text:p>4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8250" calcext:value-type="float">
            <text:p>82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47]*[.N47]" office:value-type="float" office:value="6750" calcext:value-type="float">
            <text:p>675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47]*[.W47]" office:value-type="float" office:value="8500" calcext:value-type="float">
            <text:p>8500</text:p>
          </table:table-cell>
          <table:table-cell office:value-type="float" office:value="46" calcext:value-type="float">
            <text:p>4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7500" calcext:value-type="float">
            <text:p>75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48]*[.N48]" office:value-type="float" office:value="6000" calcext:value-type="float">
            <text:p>60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48]*[.W48]" office:value-type="float" office:value="8500" calcext:value-type="float">
            <text:p>8500</text:p>
          </table:table-cell>
          <table:table-cell office:value-type="float" office:value="47" calcext:value-type="float">
            <text:p>4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8250" calcext:value-type="float">
            <text:p>825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49]*[.N49]" office:value-type="float" office:value="6000" calcext:value-type="float">
            <text:p>60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49]*[.W49]" office:value-type="float" office:value="8500" calcext:value-type="float">
            <text:p>8500</text:p>
          </table:table-cell>
          <table:table-cell office:value-type="float" office:value="48" calcext:value-type="float">
            <text:p>4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8250" calcext:value-type="float">
            <text:p>82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50]*[.N50]" office:value-type="float" office:value="6000" calcext:value-type="float">
            <text:p>60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0]*[.W50]" office:value-type="float" office:value="4875" calcext:value-type="float">
            <text:p>4875</text:p>
          </table:table-cell>
          <table:table-cell office:value-type="float" office:value="49" calcext:value-type="float">
            <text:p>4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7500" calcext:value-type="float">
            <text:p>75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51]*[.N51]" office:value-type="float" office:value="6000" calcext:value-type="float">
            <text:p>60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51]*[.W51]" office:value-type="float" office:value="8500" calcext:value-type="float">
            <text:p>8500</text:p>
          </table:table-cell>
          <table:table-cell office:value-type="float" office:value="50" calcext:value-type="float">
            <text:p>5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8250" calcext:value-type="float">
            <text:p>825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52]*[.N52]" office:value-type="float" office:value="6000" calcext:value-type="float">
            <text:p>600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52]*[.W52]" office:value-type="float" office:value="8500" calcext:value-type="float">
            <text:p>8500</text:p>
          </table:table-cell>
          <table:table-cell office:value-type="float" office:value="51" calcext:value-type="float">
            <text:p>5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8250" calcext:value-type="float">
            <text:p>825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53]*[.N53]" office:value-type="float" office:value="6000" calcext:value-type="float">
            <text:p>60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53]*[.W53]" office:value-type="float" office:value="8500" calcext:value-type="float">
            <text:p>8500</text:p>
          </table:table-cell>
          <table:table-cell office:value-type="float" office:value="52" calcext:value-type="float">
            <text:p>5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7500" calcext:value-type="float">
            <text:p>750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54]*[.N54]" office:value-type="float" office:value="6750" calcext:value-type="float">
            <text:p>675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54]*[.W54]" office:value-type="float" office:value="8500" calcext:value-type="float">
            <text:p>8500</text:p>
          </table:table-cell>
          <table:table-cell office:value-type="float" office:value="53" calcext:value-type="float">
            <text:p>5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7500" calcext:value-type="float">
            <text:p>75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55]*[.N55]" office:value-type="float" office:value="6000" calcext:value-type="float">
            <text:p>60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5]*[.W55]" office:value-type="float" office:value="4875" calcext:value-type="float">
            <text:p>4875</text:p>
          </table:table-cell>
          <table:table-cell office:value-type="float" office:value="54" calcext:value-type="float">
            <text:p>5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7500" calcext:value-type="float">
            <text:p>75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56]*[.N56]" office:value-type="float" office:value="6000" calcext:value-type="float">
            <text:p>60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56]*[.W56]" office:value-type="float" office:value="8500" calcext:value-type="float">
            <text:p>8500</text:p>
          </table:table-cell>
          <table:table-cell office:value-type="float" office:value="55" calcext:value-type="float">
            <text:p>5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8250" calcext:value-type="float">
            <text:p>825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57]*[.N57]" office:value-type="float" office:value="6750" calcext:value-type="float">
            <text:p>675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57]*[.W57]" office:value-type="float" office:value="8500" calcext:value-type="float">
            <text:p>8500</text:p>
          </table:table-cell>
          <table:table-cell office:value-type="float" office:value="56" calcext:value-type="float">
            <text:p>5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7500" calcext:value-type="float">
            <text:p>75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58]*[.N58]" office:value-type="float" office:value="6000" calcext:value-type="float">
            <text:p>60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58]*[.W58]" office:value-type="float" office:value="8500" calcext:value-type="float">
            <text:p>8500</text:p>
          </table:table-cell>
          <table:table-cell office:value-type="float" office:value="57" calcext:value-type="float">
            <text:p>5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8250" calcext:value-type="float">
            <text:p>825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59]*[.N59]" office:value-type="float" office:value="8500" calcext:value-type="float">
            <text:p>850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9]*[.W59]" office:value-type="float" office:value="4875" calcext:value-type="float">
            <text:p>4875</text:p>
          </table:table-cell>
          <table:table-cell office:value-type="float" office:value="58" calcext:value-type="float">
            <text:p>5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8250" calcext:value-type="float">
            <text:p>825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60]*[.N60]" office:value-type="float" office:value="8500" calcext:value-type="float">
            <text:p>850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60]*[.W60]" office:value-type="float" office:value="8500" calcext:value-type="float">
            <text:p>8500</text:p>
          </table:table-cell>
          <table:table-cell office:value-type="float" office:value="59" calcext:value-type="float">
            <text:p>5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8250" calcext:value-type="float">
            <text:p>825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61]*[.N61]" office:value-type="float" office:value="8500" calcext:value-type="float">
            <text:p>850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61]*[.W61]" office:value-type="float" office:value="8500" calcext:value-type="float">
            <text:p>8500</text:p>
          </table:table-cell>
          <table:table-cell office:value-type="float" office:value="60" calcext:value-type="float">
            <text:p>6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8250" calcext:value-type="float">
            <text:p>825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62]*[.N62]" office:value-type="float" office:value="6000" calcext:value-type="float">
            <text:p>60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62]*[.W62]" office:value-type="float" office:value="8500" calcext:value-type="float">
            <text:p>8500</text:p>
          </table:table-cell>
          <table:table-cell office:value-type="float" office:value="61" calcext:value-type="float">
            <text:p>6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7500" calcext:value-type="float">
            <text:p>75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63]*[.N63]" office:value-type="float" office:value="6000" calcext:value-type="float">
            <text:p>60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63]*[.W63]" office:value-type="float" office:value="4875" calcext:value-type="float">
            <text:p>4875</text:p>
          </table:table-cell>
          <table:table-cell office:value-type="float" office:value="62" calcext:value-type="float">
            <text:p>6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7500" calcext:value-type="float">
            <text:p>750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64]*[.N64]" office:value-type="float" office:value="6750" calcext:value-type="float">
            <text:p>675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64]*[.W64]" office:value-type="float" office:value="8500" calcext:value-type="float">
            <text:p>8500</text:p>
          </table:table-cell>
          <table:table-cell office:value-type="float" office:value="63" calcext:value-type="float">
            <text:p>6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8250" calcext:value-type="float">
            <text:p>825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65]*[.N65]" office:value-type="float" office:value="8500" calcext:value-type="float">
            <text:p>85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65]*[.W65]" office:value-type="float" office:value="8500" calcext:value-type="float">
            <text:p>8500</text:p>
          </table:table-cell>
          <table:table-cell office:value-type="float" office:value="64" calcext:value-type="float">
            <text:p>6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8250" calcext:value-type="float">
            <text:p>82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66]*[.N66]" office:value-type="float" office:value="8500" calcext:value-type="float">
            <text:p>850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66]*[.W66]" office:value-type="float" office:value="8500" calcext:value-type="float">
            <text:p>8500</text:p>
          </table:table-cell>
          <table:table-cell office:value-type="float" office:value="65" calcext:value-type="float">
            <text:p>6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7500" calcext:value-type="float">
            <text:p>75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67]*[.N67]" office:value-type="float" office:value="6750" calcext:value-type="float">
            <text:p>675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67]*[.W67]" office:value-type="float" office:value="8500" calcext:value-type="float">
            <text:p>8500</text:p>
          </table:table-cell>
          <table:table-cell office:value-type="float" office:value="66" calcext:value-type="float">
            <text:p>6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7500" calcext:value-type="float">
            <text:p>75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68]*[.N68]" office:value-type="float" office:value="6000" calcext:value-type="float">
            <text:p>60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68]*[.W68]" office:value-type="float" office:value="8500" calcext:value-type="float">
            <text:p>8500</text:p>
          </table:table-cell>
          <table:table-cell office:value-type="float" office:value="67" calcext:value-type="float">
            <text:p>6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8250" calcext:value-type="float">
            <text:p>825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69]*[.N69]" office:value-type="float" office:value="6000" calcext:value-type="float">
            <text:p>600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69]*[.W69]" office:value-type="float" office:value="4875" calcext:value-type="float">
            <text:p>4875</text:p>
          </table:table-cell>
          <table:table-cell office:value-type="float" office:value="68" calcext:value-type="float">
            <text:p>6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8250" calcext:value-type="float">
            <text:p>82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70]*[.N70]" office:value-type="float" office:value="6000" calcext:value-type="float">
            <text:p>600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70]*[.W70]" office:value-type="float" office:value="8500" calcext:value-type="float">
            <text:p>8500</text:p>
          </table:table-cell>
          <table:table-cell office:value-type="float" office:value="69" calcext:value-type="float">
            <text:p>6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8250" calcext:value-type="float">
            <text:p>825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71]*[.N71]" office:value-type="float" office:value="6000" calcext:value-type="float">
            <text:p>600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71]*[.W71]" office:value-type="float" office:value="8500" calcext:value-type="float">
            <text:p>8500</text:p>
          </table:table-cell>
          <table:table-cell office:value-type="float" office:value="70" calcext:value-type="float">
            <text:p>7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8250" calcext:value-type="float">
            <text:p>82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72]*[.N72]" office:value-type="float" office:value="6750" calcext:value-type="float">
            <text:p>67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72]*[.W72]" office:value-type="float" office:value="8500" calcext:value-type="float">
            <text:p>8500</text:p>
          </table:table-cell>
          <table:table-cell office:value-type="float" office:value="71" calcext:value-type="float">
            <text:p>7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8250" calcext:value-type="float">
            <text:p>825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73]*[.N73]" office:value-type="float" office:value="6000" calcext:value-type="float">
            <text:p>600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3]*[.W73]" office:value-type="float" office:value="4875" calcext:value-type="float">
            <text:p>4875</text:p>
          </table:table-cell>
          <table:table-cell office:value-type="float" office:value="72" calcext:value-type="float">
            <text:p>7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8250" calcext:value-type="float">
            <text:p>825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74]*[.N74]" office:value-type="float" office:value="6750" calcext:value-type="float">
            <text:p>675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74]*[.W74]" office:value-type="float" office:value="8500" calcext:value-type="float">
            <text:p>8500</text:p>
          </table:table-cell>
          <table:table-cell office:value-type="float" office:value="73" calcext:value-type="float">
            <text:p>7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8250" calcext:value-type="float">
            <text:p>825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75]*[.N75]" office:value-type="float" office:value="8500" calcext:value-type="float">
            <text:p>850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75]*[.W75]"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8250" calcext:value-type="float">
            <text:p>82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76]*[.N76]" office:value-type="float" office:value="6750" calcext:value-type="float">
            <text:p>675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6]*[.W76]" office:value-type="float" office:value="4875" calcext:value-type="float">
            <text:p>4875</text:p>
          </table:table-cell>
          <table:table-cell office:value-type="float" office:value="75" calcext:value-type="float">
            <text:p>7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8250" calcext:value-type="float">
            <text:p>82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77]*[.N77]" office:value-type="float" office:value="6750" calcext:value-type="float">
            <text:p>67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77]*[.W77]" office:value-type="float" office:value="8500" calcext:value-type="float">
            <text:p>8500</text:p>
          </table:table-cell>
          <table:table-cell office:value-type="float" office:value="76" calcext:value-type="float">
            <text:p>7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8250" calcext:value-type="float">
            <text:p>825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78]*[.N78]" office:value-type="float" office:value="8500" calcext:value-type="float">
            <text:p>85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8]*[.W78]" office:value-type="float" office:value="4875" calcext:value-type="float">
            <text:p>4875</text:p>
          </table:table-cell>
          <table:table-cell office:value-type="float" office:value="77" calcext:value-type="float">
            <text:p>7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8250" calcext:value-type="float">
            <text:p>825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79]*[.N79]" office:value-type="float" office:value="6750" calcext:value-type="float">
            <text:p>675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79]*[.W79]" office:value-type="float" office:value="8500" calcext:value-type="float">
            <text:p>8500</text:p>
          </table:table-cell>
          <table:table-cell office:value-type="float" office:value="78" calcext:value-type="float">
            <text:p>7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8250" calcext:value-type="float">
            <text:p>825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80]*[.N80]" office:value-type="float" office:value="6000" calcext:value-type="float">
            <text:p>600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0]*[.W80]" office:value-type="float" office:value="4875" calcext:value-type="float">
            <text:p>4875</text:p>
          </table:table-cell>
          <table:table-cell office:value-type="float" office:value="79" calcext:value-type="float">
            <text:p>7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8250" calcext:value-type="float">
            <text:p>825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81]*[.N81]" office:value-type="float" office:value="6750" calcext:value-type="float">
            <text:p>675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1]*[.W81]" office:value-type="float" office:value="4875" calcext:value-type="float">
            <text:p>4875</text:p>
          </table:table-cell>
          <table:table-cell office:value-type="float" office:value="80" calcext:value-type="float">
            <text:p>8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8250" calcext:value-type="float">
            <text:p>82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82]*[.N82]" office:value-type="float" office:value="8500" calcext:value-type="float">
            <text:p>850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82]*[.W82]" office:value-type="float" office:value="8500" calcext:value-type="float">
            <text:p>8500</text:p>
          </table:table-cell>
          <table:table-cell office:value-type="float" office:value="81" calcext:value-type="float">
            <text:p>8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8250" calcext:value-type="float">
            <text:p>825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83]*[.N83]" office:value-type="float" office:value="6000" calcext:value-type="float">
            <text:p>600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83]*[.W83]" office:value-type="float" office:value="8500" calcext:value-type="float">
            <text:p>8500</text:p>
          </table:table-cell>
          <table:table-cell office:value-type="float" office:value="82" calcext:value-type="float">
            <text:p>8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8250" calcext:value-type="float">
            <text:p>825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84]*[.N84]" office:value-type="float" office:value="6000" calcext:value-type="float">
            <text:p>60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84]*[.W84]" office:value-type="float" office:value="8500" calcext:value-type="float">
            <text:p>8500</text:p>
          </table:table-cell>
          <table:table-cell office:value-type="float" office:value="83" calcext:value-type="float">
            <text:p>8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8500" calcext:value-type="float">
            <text:p>85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85]*[.N85]" office:value-type="float" office:value="6000" calcext:value-type="float">
            <text:p>600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5]*[.W85]" office:value-type="float" office:value="4875" calcext:value-type="float">
            <text:p>4875</text:p>
          </table:table-cell>
          <table:table-cell office:value-type="float" office:value="84" calcext:value-type="float">
            <text:p>8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8250" calcext:value-type="float">
            <text:p>82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86]*[.N86]" office:value-type="float" office:value="6000" calcext:value-type="float">
            <text:p>600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86]*[.W86]" office:value-type="float" office:value="8500" calcext:value-type="float">
            <text:p>8500</text:p>
          </table:table-cell>
          <table:table-cell office:value-type="float" office:value="85" calcext:value-type="float">
            <text:p>8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8250" calcext:value-type="float">
            <text:p>825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87]*[.N87]" office:value-type="float" office:value="6750" calcext:value-type="float">
            <text:p>675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125" calcext:value-type="float">
            <text:p>125</text:p>
          </table:table-cell>
          <table:table-cell table:formula="of:=[.V87]*[.W87]" office:value-type="float" office:value="5000" calcext:value-type="float">
            <text:p>5000</text:p>
          </table:table-cell>
          <table:table-cell office:value-type="float" office:value="86" calcext:value-type="float">
            <text:p>8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7500" calcext:value-type="float">
            <text:p>75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88]*[.N88]" office:value-type="float" office:value="6750" calcext:value-type="float">
            <text:p>675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8]*[.W88]" office:value-type="float" office:value="4875" calcext:value-type="float">
            <text:p>4875</text:p>
          </table:table-cell>
          <table:table-cell office:value-type="float" office:value="87" calcext:value-type="float">
            <text:p>8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8250" calcext:value-type="float">
            <text:p>825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M89]*[.N89]" office:value-type="float" office:value="8500" calcext:value-type="float">
            <text:p>850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9]*[.W89]" office:value-type="float" office:value="4875" calcext:value-type="float">
            <text:p>4875</text:p>
          </table:table-cell>
          <table:table-cell office:value-type="float" office:value="88" calcext:value-type="float">
            <text:p>8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8250" calcext:value-type="float">
            <text:p>825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90]*[.N90]" office:value-type="float" office:value="6750" calcext:value-type="float">
            <text:p>675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90]*[.W90]" office:value-type="float" office:value="8500" calcext:value-type="float">
            <text:p>8500</text:p>
          </table:table-cell>
          <table:table-cell office:value-type="float" office:value="89" calcext:value-type="float">
            <text:p>8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8250" calcext:value-type="float">
            <text:p>82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91]*[.N91]" office:value-type="float" office:value="6000" calcext:value-type="float">
            <text:p>60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91]*[.W91]" office:value-type="float" office:value="8500" calcext:value-type="float">
            <text:p>8500</text:p>
          </table:table-cell>
          <table:table-cell office:value-type="float" office:value="90" calcext:value-type="float">
            <text:p>9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8250" calcext:value-type="float">
            <text:p>825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92]*[.N92]" office:value-type="float" office:value="6000" calcext:value-type="float">
            <text:p>600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92]*[.W92]" office:value-type="float" office:value="8500" calcext:value-type="float">
            <text:p>8500</text:p>
          </table:table-cell>
          <table:table-cell office:value-type="float" office:value="91" calcext:value-type="float">
            <text:p>9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8250" calcext:value-type="float">
            <text:p>825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93]*[.N93]" office:value-type="float" office:value="6000" calcext:value-type="float">
            <text:p>600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93]*[.W93]" office:value-type="float" office:value="8500" calcext:value-type="float">
            <text:p>8500</text:p>
          </table:table-cell>
          <table:table-cell office:value-type="float" office:value="92" calcext:value-type="float">
            <text:p>9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8250" calcext:value-type="float">
            <text:p>82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94]*[.N94]" office:value-type="float" office:value="6000" calcext:value-type="float">
            <text:p>60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94]*[.W94]" office:value-type="float" office:value="8500" calcext:value-type="float">
            <text:p>8500</text:p>
          </table:table-cell>
          <table:table-cell office:value-type="float" office:value="93" calcext:value-type="float">
            <text:p>9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8250" calcext:value-type="float">
            <text:p>825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95]*[.N95]" office:value-type="float" office:value="6750" calcext:value-type="float">
            <text:p>675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95]*[.W95]" office:value-type="float" office:value="8500" calcext:value-type="float">
            <text:p>8500</text:p>
          </table:table-cell>
          <table:table-cell office:value-type="float" office:value="94" calcext:value-type="float">
            <text:p>9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8250" calcext:value-type="float">
            <text:p>82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96]*[.N96]" office:value-type="float" office:value="6750" calcext:value-type="float">
            <text:p>67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96]*[.W96]" office:value-type="float" office:value="8500" calcext:value-type="float">
            <text:p>8500</text:p>
          </table:table-cell>
          <table:table-cell office:value-type="float" office:value="95" calcext:value-type="float">
            <text:p>9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8250" calcext:value-type="float">
            <text:p>825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table:formula="of:=[.M97]*[.N97]" office:value-type="float" office:value="6750" calcext:value-type="float">
            <text:p>675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97]*[.W97]" office:value-type="float" office:value="4875" calcext:value-type="float">
            <text:p>4875</text:p>
          </table:table-cell>
          <table:table-cell office:value-type="float" office:value="96" calcext:value-type="float">
            <text:p>9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8250" calcext:value-type="float">
            <text:p>825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98]*[.N98]" office:value-type="float" office:value="6000" calcext:value-type="float">
            <text:p>60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98]*[.W98]" office:value-type="float" office:value="8500" calcext:value-type="float">
            <text:p>8500</text:p>
          </table:table-cell>
          <table:table-cell office:value-type="float" office:value="97" calcext:value-type="float">
            <text:p>9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8250" calcext:value-type="float">
            <text:p>82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99]*[.N99]" office:value-type="float" office:value="6000" calcext:value-type="float">
            <text:p>600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99]*[.W99]" office:value-type="float" office:value="8500" calcext:value-type="float">
            <text:p>8500</text:p>
          </table:table-cell>
          <table:table-cell office:value-type="float" office:value="98" calcext:value-type="float">
            <text:p>9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8250" calcext:value-type="float">
            <text:p>825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00]*[.N100]" office:value-type="float" office:value="6000" calcext:value-type="float">
            <text:p>600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100]*[.W100]" office:value-type="float" office:value="8500" calcext:value-type="float">
            <text:p>8500</text:p>
          </table:table-cell>
          <table:table-cell office:value-type="float" office:value="99" calcext:value-type="float">
            <text:p>9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7500" calcext:value-type="float">
            <text:p>75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[.M101]*[.N101]" office:value-type="float" office:value="6000" calcext:value-type="float">
            <text:p>60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25" calcext:value-type="float">
            <text:p>125</text:p>
          </table:table-cell>
          <table:table-cell table:formula="of:=[.V101]*[.W101]" office:value-type="float" office:value="8500" calcext:value-type="float">
            <text:p>8500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7" table:style-name="ta1"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60" table:default-cell-style-name="ce1"/>
        <table:table-column table:style-name="co61" table:default-cell-style-name="ce1"/>
        <table:table-column table:style-name="co62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default-cell-style-name="ce1"/>
        <table:table-column table:style-name="co34" table:number-columns-repeated="2" table:default-cell-style-name="ce1"/>
        <table:table-column table:style-name="co63" table:default-cell-style-name="ce1"/>
        <table:table-column table:style-name="co5" table:number-columns-repeated="4" table:default-cell-style-name="ce1"/>
        <table:table-column table:style-name="co29" table:default-cell-style-name="ce1"/>
        <table:table-column table:style-name="co5" table:number-columns-repeated="998" table:default-cell-style-name="ce1"/>
        <table:table-row table:style-name="ro1">
          <table:table-cell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2"/>
          <table:table-cell office:value-type="string" calcext:value-type="string">
            <text:p>エージェント１　タスク割当番号</text:p>
          </table:table-cell>
          <table:table-cell office:value-type="string" calcext:value-type="string">
            <text:p>エージェント2　タスク割当番号</text:p>
          </table:table-cell>
          <table:table-cell office:value-type="string" calcext:value-type="string">
            <text:p>フロータイム</text:p>
          </table:table-cell>
          <table:table-cell office:value-type="string" calcext:value-type="string">
            <text:p>収納密度</text:p>
          </table:table-cell>
          <table:table-cell office:value-type="string" calcext:value-type="string">
            <text:p>評価関数</text:p>
          </table:table-cell>
          <table:table-cell office:value-type="string" calcext:value-type="string">
            <text:p>頻度</text:p>
          </table:table-cell>
          <table:table-cell office:value-type="string" calcext:value-type="string">
            <text:p>評価関数の平均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2]*[.E2]" office:value-type="float" office:value="8750" calcext:value-type="float">
            <text:p>87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2]*[.N2]" office:value-type="float" office:value="7250" calcext:value-type="float">
            <text:p>72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]*[.W2]" office:value-type="float" office:value="4875" calcext:value-type="float">
            <text:p>4875</text:p>
          </table:table-cell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1列目　左から１6番目のブロック　削除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3]*[.E3]" office:value-type="float" office:value="8000" calcext:value-type="float">
            <text:p>8000</text:p>
          </table:table-cell>
          <table:table-cell office:value-type="float" office:value="2" calcext:value-type="float">
            <text:p>2</text:p>
          </table:table-cell>
          <table:table-cell table:formula="of:=[.F2]+[.F3]+[.F5]/3" office:value-type="float" office:value="19750" calcext:value-type="float">
            <text:p>19750</text:p>
          </table:table-cell>
          <table:table-cell/>
          <table:table-cell office:value-type="string" calcext:value-type="string">
            <text:p>1列目　左から１0番目のブロック　削除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3]*[.N3]" office:value-type="float" office:value="6500" calcext:value-type="float">
            <text:p>6500</text:p>
          </table:table-cell>
          <table:table-cell office:value-type="float" office:value="2" calcext:value-type="float">
            <text:p>2</text:p>
          </table:table-cell>
          <table:table-cell table:formula="of:=[.O2]+[.O3]+[.O13]/3" office:value-type="float" office:value="16750" calcext:value-type="float">
            <text:p>16750</text:p>
          </table:table-cell>
          <table:table-cell/>
          <table:table-cell office:value-type="string" calcext:value-type="string">
            <text:p>1列目　左から3番目のブロック　削除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]*[.W3]" office:value-type="float" office:value="4875" calcext:value-type="float">
            <text:p>4875</text:p>
          </table:table-cell>
          <table:table-cell office:value-type="float" office:value="2" calcext:value-type="float">
            <text:p>2</text:p>
          </table:table-cell>
          <table:table-cell table:formula="of:=[.X4]+[.X5]+[.X66]/3" office:value-type="float" office:value="15625" calcext:value-type="float">
            <text:p>15625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4]*[.E4]" office:value-type="float" office:value="8000" calcext:value-type="float">
            <text:p>80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4]*[.N4]" office:value-type="float" office:value="6500" calcext:value-type="float">
            <text:p>65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]*[.W4]" office:value-type="float" office:value="4875" calcext:value-type="float">
            <text:p>4875</text:p>
          </table:table-cell>
          <table:table-cell office:value-type="float" office:value="3" calcext:value-type="float">
            <text:p>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D5]*[.E5]" office:value-type="float" office:value="9000" calcext:value-type="float">
            <text:p>90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5]*[.N5]" office:value-type="float" office:value="6500" calcext:value-type="float">
            <text:p>65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5]*[.W5]" office:value-type="float" office:value="9000" calcext:value-type="float">
            <text:p>9000</text:p>
          </table:table-cell>
          <table:table-cell office:value-type="float" office:value="4" calcext:value-type="float">
            <text:p>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]*[.E6]" office:value-type="float" office:value="8750" calcext:value-type="float">
            <text:p>87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6]*[.N6]" office:value-type="float" office:value="6500" calcext:value-type="float">
            <text:p>65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6]*[.W6]" office:value-type="float" office:value="4875" calcext:value-type="float">
            <text:p>48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全体の評価関数の平均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]*[.E7]" office:value-type="float" office:value="8750" calcext:value-type="float">
            <text:p>8750</text:p>
          </table:table-cell>
          <table:table-cell office:value-type="float" office:value="6" calcext:value-type="float">
            <text:p>6</text:p>
          </table:table-cell>
          <table:table-cell table:formula="of:=AVERAGE([.F2:.F101])" office:value-type="float" office:value="8555" calcext:value-type="float">
            <text:p>855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7]*[.N7]" office:value-type="float" office:value="6500" calcext:value-type="float">
            <text:p>6500</text:p>
          </table:table-cell>
          <table:table-cell office:value-type="float" office:value="6" calcext:value-type="float">
            <text:p>6</text:p>
          </table:table-cell>
          <table:table-cell table:formula="of:=AVERAGE([.O2:.O101])" office:value-type="float" office:value="7095" calcext:value-type="float">
            <text:p>709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]*[.W7]" office:value-type="float" office:value="4875" calcext:value-type="float">
            <text:p>4875</text:p>
          </table:table-cell>
          <table:table-cell office:value-type="float" office:value="6" calcext:value-type="float">
            <text:p>6</text:p>
          </table:table-cell>
          <table:table-cell table:formula="of:=AVERAGE([.X2:.X101])" office:value-type="float" office:value="7443.75" calcext:value-type="float">
            <text:p>7443.75</text:p>
          </table:table-cell>
          <table:table-cell table:number-columns-repeated="998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]*[.E8]" office:value-type="float" office:value="8750" calcext:value-type="float">
            <text:p>87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8]*[.N8]" office:value-type="float" office:value="7250" calcext:value-type="float">
            <text:p>725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8]*[.W8]" office:value-type="float" office:value="9000" calcext:value-type="float">
            <text:p>9000</text:p>
          </table:table-cell>
          <table:table-cell office:value-type="float" office:value="7" calcext:value-type="float">
            <text:p>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]*[.E9]" office:value-type="float" office:value="8750" calcext:value-type="float">
            <text:p>875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9]*[.N9]" office:value-type="float" office:value="6500" calcext:value-type="float">
            <text:p>650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9]*[.W9]" office:value-type="float" office:value="9000" calcext:value-type="float">
            <text:p>9000</text:p>
          </table:table-cell>
          <table:table-cell office:value-type="float" office:value="8" calcext:value-type="float">
            <text:p>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10]*[.E10]" office:value-type="float" office:value="8000" calcext:value-type="float">
            <text:p>80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10]*[.N10]" office:value-type="float" office:value="6500" calcext:value-type="float">
            <text:p>6500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10]*[.W10]" office:value-type="float" office:value="9000" calcext:value-type="float">
            <text:p>9000</text:p>
          </table:table-cell>
          <table:table-cell office:value-type="float" office:value="9" calcext:value-type="float">
            <text:p>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11]*[.E11]" office:value-type="float" office:value="8000" calcext:value-type="float">
            <text:p>800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11]*[.N11]" office:value-type="float" office:value="7250" calcext:value-type="float">
            <text:p>725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11]*[.W11]" office:value-type="float" office:value="9000" calcext:value-type="float">
            <text:p>9000</text:p>
          </table:table-cell>
          <table:table-cell office:value-type="float" office:value="10" calcext:value-type="float">
            <text:p>1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2]*[.E12]" office:value-type="float" office:value="8750" calcext:value-type="float">
            <text:p>875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12]*[.N12]" office:value-type="float" office:value="6500" calcext:value-type="float">
            <text:p>65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12]*[.W12]" office:value-type="float" office:value="9000" calcext:value-type="float">
            <text:p>9000</text:p>
          </table:table-cell>
          <table:table-cell office:value-type="float" office:value="11" calcext:value-type="float">
            <text:p>1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3]*[.E13]" office:value-type="float" office:value="8750" calcext:value-type="float">
            <text:p>875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13]*[.N13]" office:value-type="float" office:value="9000" calcext:value-type="float">
            <text:p>9000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13]*[.W13]" office:value-type="float" office:value="4875" calcext:value-type="float">
            <text:p>4875</text:p>
          </table:table-cell>
          <table:table-cell office:value-type="float" office:value="12" calcext:value-type="float">
            <text:p>1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14]*[.E14]" office:value-type="float" office:value="8000" calcext:value-type="float">
            <text:p>80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14]*[.N14]" office:value-type="float" office:value="6500" calcext:value-type="float">
            <text:p>6500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14]*[.W14]" office:value-type="float" office:value="9000" calcext:value-type="float">
            <text:p>9000</text:p>
          </table:table-cell>
          <table:table-cell office:value-type="float" office:value="13" calcext:value-type="float">
            <text:p>1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15]*[.E15]" office:value-type="float" office:value="8000" calcext:value-type="float">
            <text:p>80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15]*[.N15]" office:value-type="float" office:value="6500" calcext:value-type="float">
            <text:p>6500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15]*[.W15]" office:value-type="float" office:value="9000" calcext:value-type="float">
            <text:p>9000</text:p>
          </table:table-cell>
          <table:table-cell office:value-type="float" office:value="14" calcext:value-type="float">
            <text:p>1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6]*[.E16]" office:value-type="float" office:value="8750" calcext:value-type="float">
            <text:p>87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16]*[.N16]" office:value-type="float" office:value="6500" calcext:value-type="float">
            <text:p>650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16]*[.W16]" office:value-type="float" office:value="9000" calcext:value-type="float">
            <text:p>9000</text:p>
          </table:table-cell>
          <table:table-cell office:value-type="float" office:value="15" calcext:value-type="float">
            <text:p>1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7]*[.E17]" office:value-type="float" office:value="8750" calcext:value-type="float">
            <text:p>875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17]*[.N17]" office:value-type="float" office:value="7250" calcext:value-type="float">
            <text:p>7250</text:p>
          </table:table-cell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17]*[.W17]" office:value-type="float" office:value="9000" calcext:value-type="float">
            <text:p>9000</text:p>
          </table:table-cell>
          <table:table-cell office:value-type="float" office:value="16" calcext:value-type="float">
            <text:p>1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8]*[.E18]" office:value-type="float" office:value="8750" calcext:value-type="float">
            <text:p>875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18]*[.N18]" office:value-type="float" office:value="6500" calcext:value-type="float">
            <text:p>6500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18]*[.W18]" office:value-type="float" office:value="9000" calcext:value-type="float">
            <text:p>9000</text:p>
          </table:table-cell>
          <table:table-cell office:value-type="float" office:value="17" calcext:value-type="float">
            <text:p>1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D19]*[.E19]" office:value-type="float" office:value="9000" calcext:value-type="float">
            <text:p>900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19]*[.N19]" office:value-type="float" office:value="6500" calcext:value-type="float">
            <text:p>6500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19]*[.W19]" office:value-type="float" office:value="9000" calcext:value-type="float">
            <text:p>9000</text:p>
          </table:table-cell>
          <table:table-cell office:value-type="float" office:value="18" calcext:value-type="float">
            <text:p>1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20]*[.E20]" office:value-type="float" office:value="8750" calcext:value-type="float">
            <text:p>875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20]*[.N20]" office:value-type="float" office:value="6500" calcext:value-type="float">
            <text:p>6500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20]*[.W20]" office:value-type="float" office:value="9000" calcext:value-type="float">
            <text:p>9000</text:p>
          </table:table-cell>
          <table:table-cell office:value-type="float" office:value="19" calcext:value-type="float">
            <text:p>1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1]*[.E21]" office:value-type="float" office:value="8000" calcext:value-type="float">
            <text:p>800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21]*[.N21]" office:value-type="float" office:value="7250" calcext:value-type="float">
            <text:p>725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1]*[.W21]" office:value-type="float" office:value="4875" calcext:value-type="float">
            <text:p>4875</text:p>
          </table:table-cell>
          <table:table-cell office:value-type="float" office:value="20" calcext:value-type="float">
            <text:p>2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22]*[.E22]" office:value-type="float" office:value="8750" calcext:value-type="float">
            <text:p>875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22]*[.N22]" office:value-type="float" office:value="6500" calcext:value-type="float">
            <text:p>650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2]*[.W22]" office:value-type="float" office:value="4875" calcext:value-type="float">
            <text:p>4875</text:p>
          </table:table-cell>
          <table:table-cell office:value-type="float" office:value="21" calcext:value-type="float">
            <text:p>2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3]*[.E23]" office:value-type="float" office:value="8000" calcext:value-type="float">
            <text:p>800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23]*[.N23]" office:value-type="float" office:value="7250" calcext:value-type="float">
            <text:p>7250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V23]*[.W23]" office:value-type="float" office:value="5250" calcext:value-type="float">
            <text:p>5250</text:p>
          </table:table-cell>
          <table:table-cell office:value-type="float" office:value="22" calcext:value-type="float">
            <text:p>2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24]*[.E24]" office:value-type="float" office:value="8750" calcext:value-type="float">
            <text:p>875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24]*[.N24]" office:value-type="float" office:value="6500" calcext:value-type="float">
            <text:p>6500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24]*[.W24]" office:value-type="float" office:value="9000" calcext:value-type="float">
            <text:p>9000</text:p>
          </table:table-cell>
          <table:table-cell office:value-type="float" office:value="23" calcext:value-type="float">
            <text:p>2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5]*[.E25]" office:value-type="float" office:value="8000" calcext:value-type="float">
            <text:p>80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25]*[.N25]" office:value-type="float" office:value="6500" calcext:value-type="float">
            <text:p>6500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25]*[.W25]" office:value-type="float" office:value="9000" calcext:value-type="float">
            <text:p>9000</text:p>
          </table:table-cell>
          <table:table-cell office:value-type="float" office:value="24" calcext:value-type="float">
            <text:p>2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26]*[.E26]" office:value-type="float" office:value="8750" calcext:value-type="float">
            <text:p>875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26]*[.N26]" office:value-type="float" office:value="9000" calcext:value-type="float">
            <text:p>9000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26]*[.W26]" office:value-type="float" office:value="9000" calcext:value-type="float">
            <text:p>9000</text:p>
          </table:table-cell>
          <table:table-cell office:value-type="float" office:value="25" calcext:value-type="float">
            <text:p>2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27]*[.E27]" office:value-type="float" office:value="8750" calcext:value-type="float">
            <text:p>875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27]*[.N27]" office:value-type="float" office:value="6500" calcext:value-type="float">
            <text:p>6500</text:p>
          </table:table-cell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27]*[.W27]" office:value-type="float" office:value="9000" calcext:value-type="float">
            <text:p>9000</text:p>
          </table:table-cell>
          <table:table-cell office:value-type="float" office:value="26" calcext:value-type="float">
            <text:p>2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8]*[.E28]" office:value-type="float" office:value="8000" calcext:value-type="float">
            <text:p>800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28]*[.N28]" office:value-type="float" office:value="7250" calcext:value-type="float">
            <text:p>7250</text:p>
          </table:table-cell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28]*[.W28]" office:value-type="float" office:value="9000" calcext:value-type="float">
            <text:p>9000</text:p>
          </table:table-cell>
          <table:table-cell office:value-type="float" office:value="27" calcext:value-type="float">
            <text:p>2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29]*[.E29]" office:value-type="float" office:value="8000" calcext:value-type="float">
            <text:p>80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29]*[.N29]" office:value-type="float" office:value="6500" calcext:value-type="float">
            <text:p>6500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29]*[.W29]" office:value-type="float" office:value="4875" calcext:value-type="float">
            <text:p>4875</text:p>
          </table:table-cell>
          <table:table-cell office:value-type="float" office:value="28" calcext:value-type="float">
            <text:p>2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0]*[.E30]" office:value-type="float" office:value="8750" calcext:value-type="float">
            <text:p>875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30]*[.N30]" office:value-type="float" office:value="6500" calcext:value-type="float">
            <text:p>6500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0]*[.W30]" office:value-type="float" office:value="4875" calcext:value-type="float">
            <text:p>4875</text:p>
          </table:table-cell>
          <table:table-cell office:value-type="float" office:value="29" calcext:value-type="float">
            <text:p>2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1]*[.E31]" office:value-type="float" office:value="8750" calcext:value-type="float">
            <text:p>875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31]*[.N31]" office:value-type="float" office:value="6500" calcext:value-type="float">
            <text:p>6500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1]*[.W31]" office:value-type="float" office:value="4875" calcext:value-type="float">
            <text:p>4875</text:p>
          </table:table-cell>
          <table:table-cell office:value-type="float" office:value="30" calcext:value-type="float">
            <text:p>3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2]*[.E32]" office:value-type="float" office:value="8750" calcext:value-type="float">
            <text:p>875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32]*[.N32]" office:value-type="float" office:value="6500" calcext:value-type="float">
            <text:p>650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32]*[.W32]" office:value-type="float" office:value="9000" calcext:value-type="float">
            <text:p>9000</text:p>
          </table:table-cell>
          <table:table-cell office:value-type="float" office:value="31" calcext:value-type="float">
            <text:p>3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3]*[.E33]" office:value-type="float" office:value="8750" calcext:value-type="float">
            <text:p>875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33]*[.N33]" office:value-type="float" office:value="7250" calcext:value-type="float">
            <text:p>7250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33]*[.W33]" office:value-type="float" office:value="9000" calcext:value-type="float">
            <text:p>9000</text:p>
          </table:table-cell>
          <table:table-cell office:value-type="float" office:value="32" calcext:value-type="float">
            <text:p>3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34]*[.E34]" office:value-type="float" office:value="8000" calcext:value-type="float">
            <text:p>800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34]*[.N34]" office:value-type="float" office:value="7250" calcext:value-type="float">
            <text:p>7250</text:p>
          </table:table-cell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4]*[.W34]" office:value-type="float" office:value="4875" calcext:value-type="float">
            <text:p>4875</text:p>
          </table:table-cell>
          <table:table-cell office:value-type="float" office:value="33" calcext:value-type="float">
            <text:p>3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5]*[.E35]" office:value-type="float" office:value="8750" calcext:value-type="float">
            <text:p>875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35]*[.N35]" office:value-type="float" office:value="6500" calcext:value-type="float">
            <text:p>6500</text:p>
          </table:table-cell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5]*[.W35]" office:value-type="float" office:value="4875" calcext:value-type="float">
            <text:p>4875</text:p>
          </table:table-cell>
          <table:table-cell office:value-type="float" office:value="34" calcext:value-type="float">
            <text:p>3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6]*[.E36]" office:value-type="float" office:value="8750" calcext:value-type="float">
            <text:p>875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36]*[.N36]" office:value-type="float" office:value="7250" calcext:value-type="float">
            <text:p>7250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6]*[.W36]" office:value-type="float" office:value="4875" calcext:value-type="float">
            <text:p>4875</text:p>
          </table:table-cell>
          <table:table-cell office:value-type="float" office:value="35" calcext:value-type="float">
            <text:p>3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7]*[.E37]" office:value-type="float" office:value="8750" calcext:value-type="float">
            <text:p>875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37]*[.N37]" office:value-type="float" office:value="6500" calcext:value-type="float">
            <text:p>6500</text:p>
          </table:table-cell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37]*[.W37]" office:value-type="float" office:value="9000" calcext:value-type="float">
            <text:p>9000</text:p>
          </table:table-cell>
          <table:table-cell office:value-type="float" office:value="36" calcext:value-type="float">
            <text:p>3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8]*[.E38]" office:value-type="float" office:value="8750" calcext:value-type="float">
            <text:p>875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38]*[.N38]" office:value-type="float" office:value="7250" calcext:value-type="float">
            <text:p>725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38]*[.W38]" office:value-type="float" office:value="4875" calcext:value-type="float">
            <text:p>4875</text:p>
          </table:table-cell>
          <table:table-cell office:value-type="float" office:value="37" calcext:value-type="float">
            <text:p>3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39]*[.E39]" office:value-type="float" office:value="8750" calcext:value-type="float">
            <text:p>875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39]*[.N39]" office:value-type="float" office:value="6500" calcext:value-type="float">
            <text:p>6500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39]*[.W39]" office:value-type="float" office:value="9000" calcext:value-type="float">
            <text:p>9000</text:p>
          </table:table-cell>
          <table:table-cell office:value-type="float" office:value="38" calcext:value-type="float">
            <text:p>3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D40]*[.E40]" office:value-type="float" office:value="9000" calcext:value-type="float">
            <text:p>9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40]*[.N40]" office:value-type="float" office:value="9000" calcext:value-type="float">
            <text:p>9000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0]*[.W40]" office:value-type="float" office:value="4875" calcext:value-type="float">
            <text:p>4875</text:p>
          </table:table-cell>
          <table:table-cell office:value-type="float" office:value="39" calcext:value-type="float">
            <text:p>3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41]*[.E41]" office:value-type="float" office:value="8000" calcext:value-type="float">
            <text:p>80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41]*[.N41]" office:value-type="float" office:value="6500" calcext:value-type="float">
            <text:p>6500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41]*[.W41]" office:value-type="float" office:value="9000" calcext:value-type="float">
            <text:p>9000</text:p>
          </table:table-cell>
          <table:table-cell office:value-type="float" office:value="40" calcext:value-type="float">
            <text:p>4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42]*[.E42]" office:value-type="float" office:value="8750" calcext:value-type="float">
            <text:p>875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42]*[.N42]" office:value-type="float" office:value="6500" calcext:value-type="float">
            <text:p>6500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42]*[.W42]" office:value-type="float" office:value="9000" calcext:value-type="float">
            <text:p>9000</text:p>
          </table:table-cell>
          <table:table-cell office:value-type="float" office:value="41" calcext:value-type="float">
            <text:p>4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43]*[.E43]" office:value-type="float" office:value="8000" calcext:value-type="float">
            <text:p>80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43]*[.N43]" office:value-type="float" office:value="6500" calcext:value-type="float">
            <text:p>6500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43]*[.W43]" office:value-type="float" office:value="9000" calcext:value-type="float">
            <text:p>9000</text:p>
          </table:table-cell>
          <table:table-cell office:value-type="float" office:value="42" calcext:value-type="float">
            <text:p>4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44]*[.E44]" office:value-type="float" office:value="8750" calcext:value-type="float">
            <text:p>875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44]*[.N44]" office:value-type="float" office:value="7250" calcext:value-type="float">
            <text:p>7250</text:p>
          </table:table-cell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44]*[.W44]" office:value-type="float" office:value="9000" calcext:value-type="float">
            <text:p>9000</text:p>
          </table:table-cell>
          <table:table-cell office:value-type="float" office:value="43" calcext:value-type="float">
            <text:p>4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45]*[.E45]" office:value-type="float" office:value="8750" calcext:value-type="float">
            <text:p>875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45]*[.N45]" office:value-type="float" office:value="6500" calcext:value-type="float">
            <text:p>6500</text:p>
          </table:table-cell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5]*[.W45]" office:value-type="float" office:value="4875" calcext:value-type="float">
            <text:p>4875</text:p>
          </table:table-cell>
          <table:table-cell office:value-type="float" office:value="44" calcext:value-type="float">
            <text:p>4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46]*[.E46]" office:value-type="float" office:value="8750" calcext:value-type="float">
            <text:p>875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46]*[.N46]" office:value-type="float" office:value="6500" calcext:value-type="float">
            <text:p>6500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46]*[.W46]" office:value-type="float" office:value="4875" calcext:value-type="float">
            <text:p>4875</text:p>
          </table:table-cell>
          <table:table-cell office:value-type="float" office:value="45" calcext:value-type="float">
            <text:p>4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47]*[.E47]" office:value-type="float" office:value="8000" calcext:value-type="float">
            <text:p>80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47]*[.N47]" office:value-type="float" office:value="6500" calcext:value-type="float">
            <text:p>6500</text:p>
          </table:table-cell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47]*[.W47]" office:value-type="float" office:value="9000" calcext:value-type="float">
            <text:p>9000</text:p>
          </table:table-cell>
          <table:table-cell office:value-type="float" office:value="46" calcext:value-type="float">
            <text:p>4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48]*[.E48]" office:value-type="float" office:value="8750" calcext:value-type="float">
            <text:p>875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48]*[.N48]" office:value-type="float" office:value="6500" calcext:value-type="float">
            <text:p>6500</text:p>
          </table:table-cell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48]*[.W48]" office:value-type="float" office:value="9000" calcext:value-type="float">
            <text:p>9000</text:p>
          </table:table-cell>
          <table:table-cell office:value-type="float" office:value="47" calcext:value-type="float">
            <text:p>4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49]*[.E49]" office:value-type="float" office:value="8000" calcext:value-type="float">
            <text:p>80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49]*[.N49]" office:value-type="float" office:value="6500" calcext:value-type="float">
            <text:p>6500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49]*[.W49]" office:value-type="float" office:value="9000" calcext:value-type="float">
            <text:p>9000</text:p>
          </table:table-cell>
          <table:table-cell office:value-type="float" office:value="48" calcext:value-type="float">
            <text:p>4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0]*[.E50]" office:value-type="float" office:value="8750" calcext:value-type="float">
            <text:p>875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50]*[.N50]" office:value-type="float" office:value="6500" calcext:value-type="float">
            <text:p>6500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0]*[.W50]" office:value-type="float" office:value="4875" calcext:value-type="float">
            <text:p>4875</text:p>
          </table:table-cell>
          <table:table-cell office:value-type="float" office:value="49" calcext:value-type="float">
            <text:p>4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1]*[.E51]" office:value-type="float" office:value="8750" calcext:value-type="float">
            <text:p>875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51]*[.N51]" office:value-type="float" office:value="6500" calcext:value-type="float">
            <text:p>650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51]*[.W51]" office:value-type="float" office:value="9000" calcext:value-type="float">
            <text:p>9000</text:p>
          </table:table-cell>
          <table:table-cell office:value-type="float" office:value="50" calcext:value-type="float">
            <text:p>5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52]*[.E52]" office:value-type="float" office:value="8000" calcext:value-type="float">
            <text:p>800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52]*[.N52]" office:value-type="float" office:value="6500" calcext:value-type="float">
            <text:p>6500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52]*[.W52]" office:value-type="float" office:value="9000" calcext:value-type="float">
            <text:p>9000</text:p>
          </table:table-cell>
          <table:table-cell office:value-type="float" office:value="51" calcext:value-type="float">
            <text:p>5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3]*[.E53]" office:value-type="float" office:value="8750" calcext:value-type="float">
            <text:p>875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53]*[.N53]" office:value-type="float" office:value="6500" calcext:value-type="float">
            <text:p>6500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53]*[.W53]" office:value-type="float" office:value="9000" calcext:value-type="float">
            <text:p>9000</text:p>
          </table:table-cell>
          <table:table-cell office:value-type="float" office:value="52" calcext:value-type="float">
            <text:p>5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54]*[.E54]" office:value-type="float" office:value="8000" calcext:value-type="float">
            <text:p>800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54]*[.N54]" office:value-type="float" office:value="9000" calcext:value-type="float">
            <text:p>9000</text:p>
          </table:table-cell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54]*[.W54]" office:value-type="float" office:value="9000" calcext:value-type="float">
            <text:p>9000</text:p>
          </table:table-cell>
          <table:table-cell office:value-type="float" office:value="53" calcext:value-type="float">
            <text:p>5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5]*[.E55]" office:value-type="float" office:value="8750" calcext:value-type="float">
            <text:p>875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55]*[.N55]" office:value-type="float" office:value="6500" calcext:value-type="float">
            <text:p>6500</text:p>
          </table:table-cell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55]*[.W55]" office:value-type="float" office:value="9000" calcext:value-type="float">
            <text:p>9000</text:p>
          </table:table-cell>
          <table:table-cell office:value-type="float" office:value="54" calcext:value-type="float">
            <text:p>5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6]*[.E56]" office:value-type="float" office:value="8750" calcext:value-type="float">
            <text:p>875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56]*[.N56]" office:value-type="float" office:value="6500" calcext:value-type="float">
            <text:p>6500</text:p>
          </table:table-cell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6]*[.W56]" office:value-type="float" office:value="4875" calcext:value-type="float">
            <text:p>4875</text:p>
          </table:table-cell>
          <table:table-cell office:value-type="float" office:value="55" calcext:value-type="float">
            <text:p>5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7]*[.E57]" office:value-type="float" office:value="8750" calcext:value-type="float">
            <text:p>875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57]*[.N57]" office:value-type="float" office:value="6500" calcext:value-type="float">
            <text:p>6500</text:p>
          </table:table-cell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57]*[.W57]" office:value-type="float" office:value="9000" calcext:value-type="float">
            <text:p>9000</text:p>
          </table:table-cell>
          <table:table-cell office:value-type="float" office:value="56" calcext:value-type="float">
            <text:p>5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8]*[.E58]" office:value-type="float" office:value="8750" calcext:value-type="float">
            <text:p>875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58]*[.N58]" office:value-type="float" office:value="6500" calcext:value-type="float">
            <text:p>6500</text:p>
          </table:table-cell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8]*[.W58]" office:value-type="float" office:value="4875" calcext:value-type="float">
            <text:p>4875</text:p>
          </table:table-cell>
          <table:table-cell office:value-type="float" office:value="57" calcext:value-type="float">
            <text:p>5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59]*[.E59]" office:value-type="float" office:value="8750" calcext:value-type="float">
            <text:p>875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59]*[.N59]" office:value-type="float" office:value="7250" calcext:value-type="float">
            <text:p>7250</text:p>
          </table:table-cell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59]*[.W59]" office:value-type="float" office:value="4875" calcext:value-type="float">
            <text:p>4875</text:p>
          </table:table-cell>
          <table:table-cell office:value-type="float" office:value="58" calcext:value-type="float">
            <text:p>5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60]*[.E60]" office:value-type="float" office:value="8000" calcext:value-type="float">
            <text:p>800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60]*[.N60]" office:value-type="float" office:value="7250" calcext:value-type="float">
            <text:p>7250</text:p>
          </table:table-cell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60]*[.W60]" office:value-type="float" office:value="9000" calcext:value-type="float">
            <text:p>9000</text:p>
          </table:table-cell>
          <table:table-cell office:value-type="float" office:value="59" calcext:value-type="float">
            <text:p>5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1]*[.E61]" office:value-type="float" office:value="8750" calcext:value-type="float">
            <text:p>875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61]*[.N61]" office:value-type="float" office:value="7250" calcext:value-type="float">
            <text:p>7250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61]*[.W61]" office:value-type="float" office:value="9000" calcext:value-type="float">
            <text:p>9000</text:p>
          </table:table-cell>
          <table:table-cell office:value-type="float" office:value="60" calcext:value-type="float">
            <text:p>6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62]*[.E62]" office:value-type="float" office:value="8000" calcext:value-type="float">
            <text:p>800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62]*[.N62]" office:value-type="float" office:value="7250" calcext:value-type="float">
            <text:p>7250</text:p>
          </table:table-cell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62]*[.W62]" office:value-type="float" office:value="4875" calcext:value-type="float">
            <text:p>4875</text:p>
          </table:table-cell>
          <table:table-cell office:value-type="float" office:value="61" calcext:value-type="float">
            <text:p>6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3]*[.E63]" office:value-type="float" office:value="8750" calcext:value-type="float">
            <text:p>875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63]*[.N63]" office:value-type="float" office:value="9000" calcext:value-type="float">
            <text:p>9000</text:p>
          </table:table-cell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63]*[.W63]" office:value-type="float" office:value="9000" calcext:value-type="float">
            <text:p>9000</text:p>
          </table:table-cell>
          <table:table-cell office:value-type="float" office:value="62" calcext:value-type="float">
            <text:p>6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4]*[.E64]" office:value-type="float" office:value="8750" calcext:value-type="float">
            <text:p>875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64]*[.N64]" office:value-type="float" office:value="7250" calcext:value-type="float">
            <text:p>7250</text:p>
          </table:table-cell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64]*[.W64]" office:value-type="float" office:value="9000" calcext:value-type="float">
            <text:p>9000</text:p>
          </table:table-cell>
          <table:table-cell office:value-type="float" office:value="63" calcext:value-type="float">
            <text:p>6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5]*[.E65]" office:value-type="float" office:value="8750" calcext:value-type="float">
            <text:p>875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65]*[.N65]" office:value-type="float" office:value="9000" calcext:value-type="float">
            <text:p>9000</text:p>
          </table:table-cell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65]*[.W65]" office:value-type="float" office:value="9000" calcext:value-type="float">
            <text:p>9000</text:p>
          </table:table-cell>
          <table:table-cell office:value-type="float" office:value="64" calcext:value-type="float">
            <text:p>6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6]*[.E66]" office:value-type="float" office:value="8750" calcext:value-type="float">
            <text:p>87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66]*[.N66]" office:value-type="float" office:value="7250" calcext:value-type="float">
            <text:p>7250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V66]*[.W66]" office:value-type="float" office:value="5250" calcext:value-type="float">
            <text:p>5250</text:p>
          </table:table-cell>
          <table:table-cell office:value-type="float" office:value="65" calcext:value-type="float">
            <text:p>6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7]*[.E67]" office:value-type="float" office:value="8750" calcext:value-type="float">
            <text:p>875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67]*[.N67]" office:value-type="float" office:value="9000" calcext:value-type="float">
            <text:p>9000</text:p>
          </table:table-cell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67]*[.W67]" office:value-type="float" office:value="9000" calcext:value-type="float">
            <text:p>9000</text:p>
          </table:table-cell>
          <table:table-cell office:value-type="float" office:value="66" calcext:value-type="float">
            <text:p>6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68]*[.E68]" office:value-type="float" office:value="8750" calcext:value-type="float">
            <text:p>875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68]*[.N68]" office:value-type="float" office:value="6500" calcext:value-type="float">
            <text:p>6500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68]*[.W68]" office:value-type="float" office:value="4875" calcext:value-type="float">
            <text:p>4875</text:p>
          </table:table-cell>
          <table:table-cell office:value-type="float" office:value="67" calcext:value-type="float">
            <text:p>6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69]*[.E69]" office:value-type="float" office:value="8000" calcext:value-type="float">
            <text:p>800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69]*[.N69]" office:value-type="float" office:value="7250" calcext:value-type="float">
            <text:p>7250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69]*[.W69]" office:value-type="float" office:value="9000" calcext:value-type="float">
            <text:p>9000</text:p>
          </table:table-cell>
          <table:table-cell office:value-type="float" office:value="68" calcext:value-type="float">
            <text:p>6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0]*[.E70]" office:value-type="float" office:value="8750" calcext:value-type="float">
            <text:p>87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70]*[.N70]" office:value-type="float" office:value="7250" calcext:value-type="float">
            <text:p>7250</text:p>
          </table:table-cell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70]*[.W70]" office:value-type="float" office:value="9000" calcext:value-type="float">
            <text:p>9000</text:p>
          </table:table-cell>
          <table:table-cell office:value-type="float" office:value="69" calcext:value-type="float">
            <text:p>6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1]*[.E71]" office:value-type="float" office:value="8750" calcext:value-type="float">
            <text:p>875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71]*[.N71]" office:value-type="float" office:value="6500" calcext:value-type="float">
            <text:p>6500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71]*[.W71]" office:value-type="float" office:value="9000" calcext:value-type="float">
            <text:p>9000</text:p>
          </table:table-cell>
          <table:table-cell office:value-type="float" office:value="70" calcext:value-type="float">
            <text:p>7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2]*[.E72]" office:value-type="float" office:value="8750" calcext:value-type="float">
            <text:p>875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72]*[.N72]" office:value-type="float" office:value="6500" calcext:value-type="float">
            <text:p>6500</text:p>
          </table:table-cell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2]*[.W72]" office:value-type="float" office:value="4875" calcext:value-type="float">
            <text:p>4875</text:p>
          </table:table-cell>
          <table:table-cell office:value-type="float" office:value="71" calcext:value-type="float">
            <text:p>7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73]*[.E73]" office:value-type="float" office:value="8000" calcext:value-type="float">
            <text:p>800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73]*[.N73]" office:value-type="float" office:value="7250" calcext:value-type="float">
            <text:p>7250</text:p>
          </table:table-cell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3]*[.W73]" office:value-type="float" office:value="4875" calcext:value-type="float">
            <text:p>4875</text:p>
          </table:table-cell>
          <table:table-cell office:value-type="float" office:value="72" calcext:value-type="float">
            <text:p>7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4]*[.E74]" office:value-type="float" office:value="8750" calcext:value-type="float">
            <text:p>875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74]*[.N74]" office:value-type="float" office:value="6500" calcext:value-type="float">
            <text:p>6500</text:p>
          </table:table-cell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4]*[.W74]" office:value-type="float" office:value="4875" calcext:value-type="float">
            <text:p>4875</text:p>
          </table:table-cell>
          <table:table-cell office:value-type="float" office:value="73" calcext:value-type="float">
            <text:p>7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5]*[.E75]" office:value-type="float" office:value="8750" calcext:value-type="float">
            <text:p>875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75]*[.N75]" office:value-type="float" office:value="9000" calcext:value-type="float">
            <text:p>9000</text:p>
          </table:table-cell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75]*[.W75]" office:value-type="float" office:value="9000" calcext:value-type="float">
            <text:p>9000</text:p>
          </table:table-cell>
          <table:table-cell office:value-type="float" office:value="74" calcext:value-type="float">
            <text:p>7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76]*[.E76]" office:value-type="float" office:value="8000" calcext:value-type="float">
            <text:p>800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76]*[.N76]" office:value-type="float" office:value="6500" calcext:value-type="float">
            <text:p>6500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6]*[.W76]" office:value-type="float" office:value="4875" calcext:value-type="float">
            <text:p>4875</text:p>
          </table:table-cell>
          <table:table-cell office:value-type="float" office:value="75" calcext:value-type="float">
            <text:p>7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7]*[.E77]" office:value-type="float" office:value="8750" calcext:value-type="float">
            <text:p>875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77]*[.N77]" office:value-type="float" office:value="6500" calcext:value-type="float">
            <text:p>6500</text:p>
          </table:table-cell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77]*[.W77]" office:value-type="float" office:value="9000" calcext:value-type="float">
            <text:p>9000</text:p>
          </table:table-cell>
          <table:table-cell office:value-type="float" office:value="76" calcext:value-type="float">
            <text:p>7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78]*[.E78]" office:value-type="float" office:value="8750" calcext:value-type="float">
            <text:p>875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78]*[.N78]" office:value-type="float" office:value="6500" calcext:value-type="float">
            <text:p>6500</text:p>
          </table:table-cell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8]*[.W78]" office:value-type="float" office:value="4875" calcext:value-type="float">
            <text:p>4875</text:p>
          </table:table-cell>
          <table:table-cell office:value-type="float" office:value="77" calcext:value-type="float">
            <text:p>7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79]*[.E79]" office:value-type="float" office:value="8000" calcext:value-type="float">
            <text:p>80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79]*[.N79]" office:value-type="float" office:value="9000" calcext:value-type="float">
            <text:p>9000</text:p>
          </table:table-cell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79]*[.W79]" office:value-type="float" office:value="4875" calcext:value-type="float">
            <text:p>4875</text:p>
          </table:table-cell>
          <table:table-cell office:value-type="float" office:value="78" calcext:value-type="float">
            <text:p>7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0]*[.E80]" office:value-type="float" office:value="8750" calcext:value-type="float">
            <text:p>875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80]*[.N80]" office:value-type="float" office:value="7250" calcext:value-type="float">
            <text:p>7250</text:p>
          </table:table-cell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80]*[.W80]" office:value-type="float" office:value="9000" calcext:value-type="float">
            <text:p>9000</text:p>
          </table:table-cell>
          <table:table-cell office:value-type="float" office:value="79" calcext:value-type="float">
            <text:p>7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1]*[.E81]" office:value-type="float" office:value="8750" calcext:value-type="float">
            <text:p>875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81]*[.N81]" office:value-type="float" office:value="9000" calcext:value-type="float">
            <text:p>9000</text:p>
          </table:table-cell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1]*[.W81]" office:value-type="float" office:value="4875" calcext:value-type="float">
            <text:p>4875</text:p>
          </table:table-cell>
          <table:table-cell office:value-type="float" office:value="80" calcext:value-type="float">
            <text:p>8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2]*[.E82]" office:value-type="float" office:value="8750" calcext:value-type="float">
            <text:p>875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82]*[.N82]" office:value-type="float" office:value="6500" calcext:value-type="float">
            <text:p>6500</text:p>
          </table:table-cell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82]*[.W82]" office:value-type="float" office:value="9000" calcext:value-type="float">
            <text:p>9000</text:p>
          </table:table-cell>
          <table:table-cell office:value-type="float" office:value="81" calcext:value-type="float">
            <text:p>8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3]*[.E83]" office:value-type="float" office:value="8750" calcext:value-type="float">
            <text:p>875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83]*[.N83]" office:value-type="float" office:value="7250" calcext:value-type="float">
            <text:p>7250</text:p>
          </table:table-cell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83]*[.W83]" office:value-type="float" office:value="9000" calcext:value-type="float">
            <text:p>9000</text:p>
          </table:table-cell>
          <table:table-cell office:value-type="float" office:value="82" calcext:value-type="float">
            <text:p>8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84]*[.E84]" office:value-type="float" office:value="8000" calcext:value-type="float">
            <text:p>80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84]*[.N84]" office:value-type="float" office:value="6500" calcext:value-type="float">
            <text:p>6500</text:p>
          </table:table-cell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84]*[.W84]" office:value-type="float" office:value="9000" calcext:value-type="float">
            <text:p>9000</text:p>
          </table:table-cell>
          <table:table-cell office:value-type="float" office:value="83" calcext:value-type="float">
            <text:p>8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5]*[.E85]" office:value-type="float" office:value="8750" calcext:value-type="float">
            <text:p>875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85]*[.N85]" office:value-type="float" office:value="7250" calcext:value-type="float">
            <text:p>7250</text:p>
          </table:table-cell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85]*[.W85]" office:value-type="float" office:value="4875" calcext:value-type="float">
            <text:p>4875</text:p>
          </table:table-cell>
          <table:table-cell office:value-type="float" office:value="84" calcext:value-type="float">
            <text:p>8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6]*[.E86]" office:value-type="float" office:value="8750" calcext:value-type="float">
            <text:p>875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86]*[.N86]" office:value-type="float" office:value="9000" calcext:value-type="float">
            <text:p>9000</text:p>
          </table:table-cell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86]*[.W86]" office:value-type="float" office:value="9000" calcext:value-type="float">
            <text:p>9000</text:p>
          </table:table-cell>
          <table:table-cell office:value-type="float" office:value="85" calcext:value-type="float">
            <text:p>8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87]*[.E87]" office:value-type="float" office:value="8000" calcext:value-type="float">
            <text:p>80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87]*[.N87]" office:value-type="float" office:value="9000" calcext:value-type="float">
            <text:p>9000</text:p>
          </table:table-cell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87]*[.W87]" office:value-type="float" office:value="9000" calcext:value-type="float">
            <text:p>9000</text:p>
          </table:table-cell>
          <table:table-cell office:value-type="float" office:value="86" calcext:value-type="float">
            <text:p>8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8]*[.E88]" office:value-type="float" office:value="8750" calcext:value-type="float">
            <text:p>875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88]*[.N88]" office:value-type="float" office:value="6500" calcext:value-type="float">
            <text:p>6500</text:p>
          </table:table-cell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88]*[.W88]" office:value-type="float" office:value="9000" calcext:value-type="float">
            <text:p>9000</text:p>
          </table:table-cell>
          <table:table-cell office:value-type="float" office:value="87" calcext:value-type="float">
            <text:p>8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89]*[.E89]" office:value-type="float" office:value="8750" calcext:value-type="float">
            <text:p>875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89]*[.N89]" office:value-type="float" office:value="6500" calcext:value-type="float">
            <text:p>650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89]*[.W89]" office:value-type="float" office:value="9000" calcext:value-type="float">
            <text:p>9000</text:p>
          </table:table-cell>
          <table:table-cell office:value-type="float" office:value="88" calcext:value-type="float">
            <text:p>8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0]*[.E90]" office:value-type="float" office:value="8750" calcext:value-type="float">
            <text:p>875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90]*[.N90]" office:value-type="float" office:value="9000" calcext:value-type="float">
            <text:p>9000</text:p>
          </table:table-cell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90]*[.W90]" office:value-type="float" office:value="4875" calcext:value-type="float">
            <text:p>4875</text:p>
          </table:table-cell>
          <table:table-cell office:value-type="float" office:value="89" calcext:value-type="float">
            <text:p>8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1]*[.E91]" office:value-type="float" office:value="8750" calcext:value-type="float">
            <text:p>87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91]*[.N91]" office:value-type="float" office:value="6500" calcext:value-type="float">
            <text:p>650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91]*[.W91]" office:value-type="float" office:value="4875" calcext:value-type="float">
            <text:p>4875</text:p>
          </table:table-cell>
          <table:table-cell office:value-type="float" office:value="90" calcext:value-type="float">
            <text:p>90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2]*[.E92]" office:value-type="float" office:value="8750" calcext:value-type="float">
            <text:p>875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92]*[.N92]" office:value-type="float" office:value="7250" calcext:value-type="float">
            <text:p>7250</text:p>
          </table:table-cell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92]*[.W92]" office:value-type="float" office:value="9000" calcext:value-type="float">
            <text:p>9000</text:p>
          </table:table-cell>
          <table:table-cell office:value-type="float" office:value="91" calcext:value-type="float">
            <text:p>91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3]*[.E93]" office:value-type="float" office:value="8750" calcext:value-type="float">
            <text:p>875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93]*[.N93]" office:value-type="float" office:value="6500" calcext:value-type="float">
            <text:p>6500</text:p>
          </table:table-cell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93]*[.W93]" office:value-type="float" office:value="9000" calcext:value-type="float">
            <text:p>9000</text:p>
          </table:table-cell>
          <table:table-cell office:value-type="float" office:value="92" calcext:value-type="float">
            <text:p>92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4]*[.E94]" office:value-type="float" office:value="8750" calcext:value-type="float">
            <text:p>875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94]*[.N94]" office:value-type="float" office:value="6500" calcext:value-type="float">
            <text:p>6500</text:p>
          </table:table-cell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5" calcext:value-type="float">
            <text:p>125</text:p>
          </table:table-cell>
          <table:table-cell table:formula="of:=[.V94]*[.W94]" office:value-type="float" office:value="5250" calcext:value-type="float">
            <text:p>5250</text:p>
          </table:table-cell>
          <table:table-cell office:value-type="float" office:value="93" calcext:value-type="float">
            <text:p>93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5]*[.E95]" office:value-type="float" office:value="8750" calcext:value-type="float">
            <text:p>875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95]*[.N95]" office:value-type="float" office:value="6500" calcext:value-type="float">
            <text:p>6500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95]*[.W95]" office:value-type="float" office:value="9000" calcext:value-type="float">
            <text:p>9000</text:p>
          </table:table-cell>
          <table:table-cell office:value-type="float" office:value="94" calcext:value-type="float">
            <text:p>94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6]*[.E96]" office:value-type="float" office:value="8750" calcext:value-type="float">
            <text:p>875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96]*[.N96]" office:value-type="float" office:value="9000" calcext:value-type="float">
            <text:p>9000</text:p>
          </table:table-cell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96]*[.W96]" office:value-type="float" office:value="9000" calcext:value-type="float">
            <text:p>9000</text:p>
          </table:table-cell>
          <table:table-cell office:value-type="float" office:value="95" calcext:value-type="float">
            <text:p>95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7]*[.E97]" office:value-type="float" office:value="8750" calcext:value-type="float">
            <text:p>875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97]*[.N97]" office:value-type="float" office:value="6500" calcext:value-type="float">
            <text:p>6500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125" calcext:value-type="float">
            <text:p>125</text:p>
          </table:table-cell>
          <table:table-cell table:formula="of:=[.V97]*[.W97]" office:value-type="float" office:value="4875" calcext:value-type="float">
            <text:p>4875</text:p>
          </table:table-cell>
          <table:table-cell office:value-type="float" office:value="96" calcext:value-type="float">
            <text:p>96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table:formula="of:=[.D98]*[.E98]" office:value-type="float" office:value="8000" calcext:value-type="float">
            <text:p>80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98]*[.N98]" office:value-type="float" office:value="9000" calcext:value-type="float">
            <text:p>9000</text:p>
          </table:table-cell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98]*[.W98]" office:value-type="float" office:value="9000" calcext:value-type="float">
            <text:p>9000</text:p>
          </table:table-cell>
          <table:table-cell office:value-type="float" office:value="97" calcext:value-type="float">
            <text:p>97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99]*[.E99]" office:value-type="float" office:value="8750" calcext:value-type="float">
            <text:p>875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M99]*[.N99]" office:value-type="float" office:value="9000" calcext:value-type="float">
            <text:p>9000</text:p>
          </table:table-cell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99]*[.W99]" office:value-type="float" office:value="9000" calcext:value-type="float">
            <text:p>9000</text:p>
          </table:table-cell>
          <table:table-cell office:value-type="float" office:value="98" calcext:value-type="float">
            <text:p>98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00]*[.E100]" office:value-type="float" office:value="8750" calcext:value-type="float">
            <text:p>875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25" calcext:value-type="float">
            <text:p>125</text:p>
          </table:table-cell>
          <table:table-cell table:formula="of:=[.M100]*[.N100]" office:value-type="float" office:value="7250" calcext:value-type="float">
            <text:p>7250</text:p>
          </table:table-cell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100]*[.W100]" office:value-type="float" office:value="9000" calcext:value-type="float">
            <text:p>9000</text:p>
          </table:table-cell>
          <table:table-cell office:value-type="float" office:value="99" calcext:value-type="float">
            <text:p>99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125" calcext:value-type="float">
            <text:p>125</text:p>
          </table:table-cell>
          <table:table-cell table:formula="of:=[.D101]*[.E101]" office:value-type="float" office:value="8750" calcext:value-type="float">
            <text:p>875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125" calcext:value-type="float">
            <text:p>125</text:p>
          </table:table-cell>
          <table:table-cell table:formula="of:=[.M101]*[.N101]" office:value-type="float" office:value="6500" calcext:value-type="float">
            <text:p>6500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table:formula="of:=[.V101]*[.W101]" office:value-type="float" office:value="9000" calcext:value-type="float">
            <text:p>9000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2" table:number-rows-repeated="10484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00/00/00</text:date>, <text:time style:data-style-name="N2" text:time-value="12:32:00.319661332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17:08:06.114214353</meta:creation-date>
    <meta:generator>LibreOffice/6.4.7.2$Linux_X86_64 LibreOffice_project/40$Build-2</meta:generator>
    <dc:date>2022-10-07T12:40:26.724672916</dc:date>
    <meta:editing-duration>PT19H37M27S</meta:editing-duration>
    <meta:editing-cycles>851</meta:editing-cycles>
    <meta:document-statistic meta:table-count="7" meta:cell-count="12220" meta:object-count="0"/>
  </office:meta>
</office:document-meta>
</file>